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6mm"/>
    </style:style>
    <style:style style:name="co2" style:family="table-column">
      <style:table-column-properties fo:break-before="auto" style:column-width="47.5mm"/>
    </style:style>
    <style:style style:name="co3" style:family="table-column">
      <style:table-column-properties fo:break-before="auto" style:column-width="8.7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6.83mm"/>
    </style:style>
    <style:style style:name="co6" style:family="table-column">
      <style:table-column-properties fo:break-before="auto" style:column-width="6.99mm"/>
    </style:style>
    <style:style style:name="co7" style:family="table-column">
      <style:table-column-properties fo:break-before="auto" style:column-width="7.3mm"/>
    </style:style>
    <style:style style:name="co8" style:family="table-column">
      <style:table-column-properties fo:break-before="auto" style:column-width="8.17mm"/>
    </style:style>
    <style:style style:name="co9" style:family="table-column">
      <style:table-column-properties fo:break-before="auto" style:column-width="6.49mm"/>
    </style:style>
    <style:style style:name="co10" style:family="table-column">
      <style:table-column-properties fo:break-before="auto" style:column-width="6.67mm"/>
    </style:style>
    <style:style style:name="co11" style:family="table-column">
      <style:table-column-properties fo:break-before="auto" style:column-width="6.24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5.52mm"/>
    </style:style>
    <style:style style:name="co14" style:family="table-column">
      <style:table-column-properties fo:break-before="auto" style:column-width="5.86mm"/>
    </style:style>
    <style:style style:name="co15" style:family="table-column">
      <style:table-column-properties fo:break-before="auto" style:column-width="6.77mm"/>
    </style:style>
    <style:style style:name="co16" style:family="table-column">
      <style:table-column-properties fo:break-before="auto" style:column-width="8.29mm"/>
    </style:style>
    <style:style style:name="co17" style:family="table-column">
      <style:table-column-properties fo:break-before="auto" style:column-width="5.17mm"/>
    </style:style>
    <style:style style:name="co18" style:family="table-column">
      <style:table-column-properties fo:break-before="auto" style:column-width="5.38mm"/>
    </style:style>
    <style:style style:name="co19" style:family="table-column">
      <style:table-column-properties fo:break-before="auto" style:column-width="6.16mm"/>
    </style:style>
    <style:style style:name="co20" style:family="table-column">
      <style:table-column-properties fo:break-before="auto" style:column-width="10.35mm"/>
    </style:style>
    <style:style style:name="co21" style:family="table-column">
      <style:table-column-properties fo:break-before="auto" style:column-width="12.44mm"/>
    </style:style>
    <style:style style:name="co22" style:family="table-column">
      <style:table-column-properties fo:break-before="auto" style:column-width="30.41mm"/>
    </style:style>
    <style:style style:name="co23" style:family="table-column">
      <style:table-column-properties fo:break-before="auto" style:column-width="6.63mm"/>
    </style:style>
    <style:style style:name="co24" style:family="table-column">
      <style:table-column-properties fo:break-before="auto" style:column-width="39.9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8.08mm" fo:break-before="auto" style:use-optimal-row-height="false"/>
    </style:style>
    <style:style style:name="ro3" style:family="table-row">
      <style:table-row-properties style:row-height="4.67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4.92mm" fo:break-before="auto" style:use-optimal-row-height="false"/>
    </style:style>
    <style:style style:name="ro6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24.48mm" fo:break-before="auto" style:use-optimal-row-height="true"/>
    </style:style>
    <style:style style:name="ro8" style:family="table-row">
      <style:table-row-properties style:row-height="4.74mm" fo:break-before="auto" style:use-optimal-row-height="true"/>
    </style:style>
    <style:style style:name="ro9" style:family="table-row">
      <style:table-row-properties style:row-height="4.57mm" fo:break-before="auto" style:use-optimal-row-height="true"/>
    </style:style>
    <style:style style:name="ro10" style:family="table-row">
      <style:table-row-properties style:row-height="8.13mm" fo:break-before="auto" style:use-optimal-row-height="true"/>
    </style:style>
    <style:style style:name="ro11" style:family="table-row">
      <style:table-row-properties style:row-height="24.8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fo:font-size="6pt" style:font-size-asian="6pt" style:font-size-complex="6pt"/>
    </style:style>
    <style:style style:name="ce7" style:family="table-cell" style:parent-style-name="Default">
      <style:table-cell-properties style:rotation-angle="27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ext-properties fo:font-size="6pt" style:font-size-asian="6pt" style:font-size-complex="6pt"/>
    </style:style>
    <style:style style:name="ce11" style:family="table-cell" style:parent-style-name="Default">
      <style:table-cell-properties style:rotation-angle="270" style:rotation-align="top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F6"/>
      <style:map style:condition="cell-content()=&quot;C&quot;" style:apply-style-name="Untitled2" style:base-cell-address="v3.F6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F7"/>
      <style:map style:condition="cell-content()=&quot;C&quot;" style:apply-style-name="Untitled2" style:base-cell-address="v3.F7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F8"/>
      <style:map style:condition="cell-content()=&quot;C&quot;" style:apply-style-name="Untitled2" style:base-cell-address="v3.F8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F6"/>
      <style:map style:condition="cell-content()=&quot;C&quot;" style:apply-style-name="Untitled2" style:base-cell-address="v3.F6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F12"/>
      <style:map style:condition="cell-content()=&quot;C&quot;" style:apply-style-name="Untitled2" style:base-cell-address="v3.F12"/>
    </style:style>
    <style:style style:name="ce17" style:family="table-cell" style:parent-style-name="Untitled2">
      <style:table-cell-properties fo:background-color="#e6e64c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F12"/>
      <style:map style:condition="cell-content()=&quot;C&quot;" style:apply-style-name="Untitled2" style:base-cell-address="v3.F12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G6"/>
      <style:map style:condition="cell-content()=&quot;C&quot;" style:apply-style-name="Untitled2" style:base-cell-address="v3.G6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G7"/>
      <style:map style:condition="cell-content()=&quot;C&quot;" style:apply-style-name="Untitled2" style:base-cell-address="v3.G7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G8"/>
      <style:map style:condition="cell-content()=&quot;C&quot;" style:apply-style-name="Untitled2" style:base-cell-address="v3.G8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G6"/>
      <style:map style:condition="cell-content()=&quot;C&quot;" style:apply-style-name="Untitled2" style:base-cell-address="v3.G6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H6"/>
      <style:map style:condition="cell-content()=&quot;C&quot;" style:apply-style-name="Untitled2" style:base-cell-address="v3.H6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H7"/>
      <style:map style:condition="cell-content()=&quot;C&quot;" style:apply-style-name="Untitled2" style:base-cell-address="v3.H7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H8"/>
      <style:map style:condition="cell-content()=&quot;C&quot;" style:apply-style-name="Untitled2" style:base-cell-address="v3.H8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H6"/>
      <style:map style:condition="cell-content()=&quot;C&quot;" style:apply-style-name="Untitled2" style:base-cell-address="v3.H6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I8"/>
      <style:map style:condition="cell-content()=&quot;C&quot;" style:apply-style-name="Untitled2" style:base-cell-address="v3.I8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I6"/>
      <style:map style:condition="cell-content()=&quot;C&quot;" style:apply-style-name="Untitled2" style:base-cell-address="v3.I6"/>
    </style:style>
    <style:style style:name="ce28" style:family="table-cell" style:parent-style-name="Default">
      <style:text-properties fo:color="#cccccc" fo:font-size="6pt" style:font-size-asian="6pt" style:font-size-complex="6pt"/>
    </style:style>
    <style:style style:name="ce29" style:family="table-cell" style:parent-style-name="Default">
      <style:text-properties fo:color="#cccccc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J8"/>
      <style:map style:condition="cell-content()=&quot;C&quot;" style:apply-style-name="Untitled2" style:base-cell-address="v3.J8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J6"/>
      <style:map style:condition="cell-content()=&quot;C&quot;" style:apply-style-name="Untitled2" style:base-cell-address="v3.J6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y&quot;" style:apply-style-name="Untitled1" style:base-cell-address="v3.K7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y&quot;" style:apply-style-name="Untitled1" style:base-cell-address="v3.K8"/>
    </style:style>
    <style:style style:name="ce35" style:family="table-cell" style:parent-style-name="Default">
      <style:table-cell-properties style:rotation-angle="270" style:rotation-align="top"/>
      <style:text-properties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L14"/>
      <style:map style:condition="cell-content()=&quot;C&quot;" style:apply-style-name="Untitled2" style:base-cell-address="v3.L14"/>
    </style:style>
    <style:style style:name="ce3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style:rotation-angle="270"/>
      <style:paragraph-properties fo:text-align="end" fo:margin-left="0mm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0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map style:condition="cell-content()=&quot;N&quot;" style:apply-style-name="Untitled1" style:base-cell-address="v3.R11"/>
      <style:map style:condition="cell-content()=&quot;C&quot;" style:apply-style-name="Untitled2" style:base-cell-address="v3.R11"/>
    </style:style>
    <style:style style:name="ce42" style:family="table-cell" style:parent-style-name="Default">
      <style:map style:condition="cell-content()=&quot;N&quot;" style:apply-style-name="Untitled1" style:base-cell-address="v3.T5"/>
      <style:map style:condition="cell-content()=&quot;C&quot;" style:apply-style-name="Untitled2" style:base-cell-address="v3.T5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T5"/>
      <style:map style:condition="cell-content()=&quot;C&quot;" style:apply-style-name="Untitled2" style:base-cell-address="v3.T5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R8"/>
      <style:map style:condition="cell-content()=&quot;C&quot;" style:apply-style-name="Untitled2" style:base-cell-address="v3.R8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R9"/>
      <style:map style:condition="cell-content()=&quot;C&quot;" style:apply-style-name="Untitled2" style:base-cell-address="v3.R9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R10"/>
      <style:map style:condition="cell-content()=&quot;C&quot;" style:apply-style-name="Untitled2" style:base-cell-address="v3.R10"/>
    </style:style>
    <style:style style:name="ce47" style:family="table-cell" style:parent-style-name="Default"/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U12"/>
      <style:map style:condition="cell-content()=&quot;C&quot;" style:apply-style-name="Untitled2" style:base-cell-address="v3.U12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R13"/>
      <style:map style:condition="cell-content()=&quot;C&quot;" style:apply-style-name="Untitled2" style:base-cell-address="v3.R13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U17"/>
      <style:map style:condition="cell-content()=&quot;C&quot;" style:apply-style-name="Untitled2" style:base-cell-address="v3.U17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font-size="6pt" fo:font-weight="bold" style:font-size-asian="6pt" style:font-weight-asian="bold" style:font-size-complex="6pt" style:font-weight-complex="bold"/>
    </style:style>
    <style:style style:name="ce53" style:family="table-cell" style:parent-style-name="Default">
      <style:map style:condition="cell-content()=&quot;N&quot;" style:apply-style-name="Untitled1" style:base-cell-address="v3.S11"/>
      <style:map style:condition="cell-content()=&quot;C&quot;" style:apply-style-name="Untitled2" style:base-cell-address="v3.S11"/>
    </style:style>
    <style:style style:name="ce54" style:family="table-cell" style:parent-style-name="Default">
      <style:map style:condition="cell-content()=&quot;N&quot;" style:apply-style-name="Untitled1" style:base-cell-address="v3.T5"/>
      <style:map style:condition="cell-content()=&quot;C&quot;" style:apply-style-name="Untitled2" style:base-cell-address="v3.T5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T5"/>
      <style:map style:condition="cell-content()=&quot;C&quot;" style:apply-style-name="Untitled2" style:base-cell-address="v3.T5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R8"/>
      <style:map style:condition="cell-content()=&quot;C&quot;" style:apply-style-name="Untitled2" style:base-cell-address="v3.R8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R9"/>
      <style:map style:condition="cell-content()=&quot;C&quot;" style:apply-style-name="Untitled2" style:base-cell-address="v3.R9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R10"/>
      <style:map style:condition="cell-content()=&quot;C&quot;" style:apply-style-name="Untitled2" style:base-cell-address="v3.R10"/>
    </style:style>
    <style:style style:name="ce59" style:family="table-cell" style:parent-style-name="Default"/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R15"/>
      <style:map style:condition="cell-content()=&quot;C&quot;" style:apply-style-name="Untitled2" style:base-cell-address="v3.R15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S13"/>
      <style:map style:condition="cell-content()=&quot;C&quot;" style:apply-style-name="Untitled2" style:base-cell-address="v3.S13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R17"/>
      <style:map style:condition="cell-content()=&quot;C&quot;" style:apply-style-name="Untitled2" style:base-cell-address="v3.R17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V17"/>
      <style:map style:condition="cell-content()=&quot;C&quot;" style:apply-style-name="Untitled2" style:base-cell-address="v3.V17"/>
    </style:style>
    <style:style style:name="ce64" style:family="table-cell" style:parent-style-name="Default" style:data-style-name="N0"/>
    <style:style style:name="ce65" style:family="table-cell" style:parent-style-name="Default">
      <style:map style:condition="cell-content()=&quot;N&quot;" style:apply-style-name="Untitled1" style:base-cell-address="v3.T11"/>
      <style:map style:condition="cell-content()=&quot;C&quot;" style:apply-style-name="Untitled2" style:base-cell-address="v3.T11"/>
    </style:style>
    <style:style style:name="ce66" style:family="table-cell" style:parent-style-name="Default">
      <style:map style:condition="cell-content()=&quot;N&quot;" style:apply-style-name="Untitled1" style:base-cell-address="v3.T5"/>
      <style:map style:condition="cell-content()=&quot;C&quot;" style:apply-style-name="Untitled2" style:base-cell-address="v3.T5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T5"/>
      <style:map style:condition="cell-content()=&quot;C&quot;" style:apply-style-name="Untitled2" style:base-cell-address="v3.T5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R8"/>
      <style:map style:condition="cell-content()=&quot;C&quot;" style:apply-style-name="Untitled2" style:base-cell-address="v3.R8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R9"/>
      <style:map style:condition="cell-content()=&quot;C&quot;" style:apply-style-name="Untitled2" style:base-cell-address="v3.R9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R10"/>
      <style:map style:condition="cell-content()=&quot;C&quot;" style:apply-style-name="Untitled2" style:base-cell-address="v3.R10"/>
    </style:style>
    <style:style style:name="ce71" style:family="table-cell" style:parent-style-name="Default"/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T13"/>
      <style:map style:condition="cell-content()=&quot;C&quot;" style:apply-style-name="Untitled2" style:base-cell-address="v3.T13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S17"/>
      <style:map style:condition="cell-content()=&quot;C&quot;" style:apply-style-name="Untitled2" style:base-cell-address="v3.S17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V15"/>
      <style:map style:condition="cell-content()=&quot;C&quot;" style:apply-style-name="Untitled2" style:base-cell-address="v3.V15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U13"/>
      <style:map style:condition="cell-content()=&quot;C&quot;" style:apply-style-name="Untitled2" style:base-cell-address="v3.U13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T17"/>
      <style:map style:condition="cell-content()=&quot;C&quot;" style:apply-style-name="Untitled2" style:base-cell-address="v3.T17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V8"/>
      <style:map style:condition="cell-content()=&quot;C&quot;" style:apply-style-name="Untitled2" style:base-cell-address="v3.V8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V9"/>
      <style:map style:condition="cell-content()=&quot;C&quot;" style:apply-style-name="Untitled2" style:base-cell-address="v3.V9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V10"/>
      <style:map style:condition="cell-content()=&quot;C&quot;" style:apply-style-name="Untitled2" style:base-cell-address="v3.V10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V13"/>
      <style:map style:condition="cell-content()=&quot;C&quot;" style:apply-style-name="Untitled2" style:base-cell-address="v3.V13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V12"/>
      <style:map style:condition="cell-content()=&quot;C&quot;" style:apply-style-name="Untitled2" style:base-cell-address="v3.V12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style:rotation-angle="270" style:rotation-align="top"/>
      <style:paragraph-properties fo:text-align="start" fo:margin-left="0mm"/>
      <style:text-properties fo:font-size="8pt" style:font-size-asian="8pt" style:font-size-complex="8pt"/>
    </style:style>
    <style:style style:name="ce91" style:family="table-cell" style:parent-style-name="Default">
      <style:table-cell-properties fo:background-color="#23ff23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3deb3d"/>
    </style:style>
    <style:style style:name="ce9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9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3.AF8"/>
    </style:style>
    <style:style style:name="ce9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3.AG8"/>
    </style:style>
    <style:style style:name="ce9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3.AH8"/>
    </style:style>
    <style:style style:name="ce9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3.AI8"/>
    </style:style>
    <style:style style:name="ce10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3.AL8"/>
    </style:style>
    <style:style style:name="ce10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3.AL10"/>
    </style:style>
    <style:style style:name="ce10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3.AL11"/>
    </style:style>
    <style:style style:name="ce10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3.AL12"/>
    </style:style>
    <style:style style:name="ce10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3.AL13"/>
    </style:style>
    <style:style style:name="ce10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3.AL14"/>
    </style:style>
    <style:style style:name="ce10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3.AL15"/>
    </style:style>
    <style:style style:name="ce10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3.AL16"/>
    </style:style>
    <style:style style:name="ce10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3.AL17"/>
    </style:style>
    <style:style style:name="ce10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3.AL19"/>
    </style:style>
    <style:style style:name="ce11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3.AL20"/>
    </style:style>
    <style:style style:name="ce11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3.AL21"/>
    </style:style>
    <style:style style:name="ce11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3.AL22"/>
    </style:style>
    <style:style style:name="ce11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3.AL23"/>
    </style:style>
    <style:style style:name="ce11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3.AM8"/>
    </style:style>
    <style:style style:name="ce11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3.AM10"/>
    </style:style>
    <style:style style:name="ce11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3.AM11"/>
    </style:style>
    <style:style style:name="ce11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3.AM12"/>
    </style:style>
    <style:style style:name="ce11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3.AM13"/>
    </style:style>
    <style:style style:name="ce11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3.AM14"/>
    </style:style>
    <style:style style:name="ce12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3.AM15"/>
    </style:style>
    <style:style style:name="ce12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3.AM16"/>
    </style:style>
    <style:style style:name="ce12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3.AM17"/>
    </style:style>
    <style:style style:name="ce12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3.AM19"/>
    </style:style>
    <style:style style:name="ce12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3.AM20"/>
    </style:style>
    <style:style style:name="ce12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3.AM21"/>
    </style:style>
    <style:style style:name="ce12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3.AM22"/>
    </style:style>
    <style:style style:name="ce12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3.AM23"/>
    </style:style>
    <style:style style:name="ce12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3.AN8"/>
    </style:style>
    <style:style style:name="ce12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3.AN10"/>
    </style:style>
    <style:style style:name="ce13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3.AN11"/>
    </style:style>
    <style:style style:name="ce13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3.AN12"/>
    </style:style>
    <style:style style:name="ce13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3.AN13"/>
    </style:style>
    <style:style style:name="ce13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3.AN14"/>
    </style:style>
    <style:style style:name="ce13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3.AN15"/>
    </style:style>
    <style:style style:name="ce13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3.AN16"/>
    </style:style>
    <style:style style:name="ce13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3.AN17"/>
    </style:style>
    <style:style style:name="ce13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3.AN19"/>
    </style:style>
    <style:style style:name="ce13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3.AN20"/>
    </style:style>
    <style:style style:name="ce13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3.AN21"/>
    </style:style>
    <style:style style:name="ce14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3.AN22"/>
    </style:style>
    <style:style style:name="ce14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3.AN23"/>
    </style:style>
    <style:style style:name="ce14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3.AO8"/>
    </style:style>
    <style:style style:name="ce14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3.AO10"/>
    </style:style>
    <style:style style:name="ce14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3.AO11"/>
    </style:style>
    <style:style style:name="ce14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3.AO12"/>
    </style:style>
    <style:style style:name="ce14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3.AO13"/>
    </style:style>
    <style:style style:name="ce14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3.AO14"/>
    </style:style>
    <style:style style:name="ce14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3.AO15"/>
    </style:style>
    <style:style style:name="ce14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3.AO16"/>
    </style:style>
    <style:style style:name="ce15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3.AO17"/>
    </style:style>
    <style:style style:name="ce15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3.AO19"/>
    </style:style>
    <style:style style:name="ce15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3.AO20"/>
    </style:style>
    <style:style style:name="ce15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3.AO21"/>
    </style:style>
    <style:style style:name="ce15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3.AO22"/>
    </style:style>
    <style:style style:name="ce15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3.AO23"/>
    </style:style>
    <style:style style:name="ce156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15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FreeMono"/>
    </style:style>
    <style:style style:name="ce158" style:family="table-cell" style:parent-style-name="Default">
      <style:text-properties style:font-name="FreeMono"/>
    </style:style>
    <style:style style:name="ce1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1.K13"/>
      <style:map style:condition="cell-content()=&quot;C&quot;" style:apply-style-name="Untitled2" style:base-cell-address="v1.K13"/>
    </style:style>
    <style:style style:name="ce160" style:family="table-cell" style:parent-style-name="Untitled2">
      <style:table-cell-properties fo:background-color="#e6e64c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1.K13"/>
      <style:map style:condition="cell-content()=&quot;C&quot;" style:apply-style-name="Untitled2" style:base-cell-address="v1.K13"/>
    </style:style>
    <style:style style:name="ce161" style:family="table-cell" style:parent-style-name="Untitled2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1.K13"/>
      <style:map style:condition="cell-content()=&quot;C&quot;" style:apply-style-name="Untitled2" style:base-cell-address="v1.K13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1.K16"/>
      <style:map style:condition="cell-content()=&quot;C&quot;" style:apply-style-name="Untitled2" style:base-cell-address="v1.K16"/>
    </style:style>
    <style:style style:name="ce1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1.K17"/>
      <style:map style:condition="cell-content()=&quot;C&quot;" style:apply-style-name="Untitled2" style:base-cell-address="v1.K17"/>
    </style:style>
    <style:style style:name="ce1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1.K18"/>
      <style:map style:condition="cell-content()=&quot;C&quot;" style:apply-style-name="Untitled2" style:base-cell-address="v1.K18"/>
    </style:style>
    <style:style style:name="ce1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1.K19"/>
      <style:map style:condition="cell-content()=&quot;C&quot;" style:apply-style-name="Untitled2" style:base-cell-address="v1.K19"/>
    </style:style>
    <style:style style:name="ce16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1.K13"/>
      <style:map style:condition="cell-content()=&quot;C&quot;" style:apply-style-name="Untitled2" style:base-cell-address="v1.K13"/>
    </style:style>
    <style:style style:name="ce1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1.L16"/>
      <style:map style:condition="cell-content()=&quot;C&quot;" style:apply-style-name="Untitled2" style:base-cell-address="v1.L16"/>
    </style:style>
    <style:style style:name="ce1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1.L17"/>
      <style:map style:condition="cell-content()=&quot;C&quot;" style:apply-style-name="Untitled2" style:base-cell-address="v1.L17"/>
    </style:style>
    <style:style style:name="ce1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1.L18"/>
      <style:map style:condition="cell-content()=&quot;C&quot;" style:apply-style-name="Untitled2" style:base-cell-address="v1.L18"/>
    </style:style>
    <style:style style:name="ce1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1.L19"/>
      <style:map style:condition="cell-content()=&quot;C&quot;" style:apply-style-name="Untitled2" style:base-cell-address="v1.L19"/>
    </style:style>
    <style:style style:name="ce1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1.M16"/>
      <style:map style:condition="cell-content()=&quot;C&quot;" style:apply-style-name="Untitled2" style:base-cell-address="v1.M16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1.M17"/>
      <style:map style:condition="cell-content()=&quot;C&quot;" style:apply-style-name="Untitled2" style:base-cell-address="v1.M17"/>
    </style:style>
    <style:style style:name="ce1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1.M18"/>
      <style:map style:condition="cell-content()=&quot;C&quot;" style:apply-style-name="Untitled2" style:base-cell-address="v1.M18"/>
    </style:style>
    <style:style style:name="ce1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1.M19"/>
      <style:map style:condition="cell-content()=&quot;C&quot;" style:apply-style-name="Untitled2" style:base-cell-address="v1.M19"/>
    </style:style>
    <style:style style:name="ce1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y&quot;" style:apply-style-name="Untitled1" style:base-cell-address="v1.N18"/>
    </style:style>
    <style:style style:name="ce1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y&quot;" style:apply-style-name="Untitled1" style:base-cell-address="v1.N19"/>
    </style:style>
    <style:style style:name="ce1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y&quot;" style:apply-style-name="Untitled1" style:base-cell-address="v1.P16"/>
    </style:style>
    <style:style style:name="ce1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y&quot;" style:apply-style-name="Untitled1" style:base-cell-address="v1.P17"/>
    </style:style>
    <style:style style:name="ce1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y&quot;" style:apply-style-name="Untitled1" style:base-cell-address="v1.P18"/>
    </style:style>
    <style:style style:name="ce180" style:family="table-cell" style:parent-style-name="Default">
      <style:map style:condition="cell-content()=&quot;N&quot;" style:apply-style-name="Untitled1" style:base-cell-address="v1.V12"/>
      <style:map style:condition="cell-content()=&quot;C&quot;" style:apply-style-name="Untitled2" style:base-cell-address="v1.V12"/>
    </style:style>
    <style:style style:name="ce181" style:family="table-cell" style:parent-style-name="Default">
      <style:map style:condition="cell-content()=&quot;N&quot;" style:apply-style-name="Untitled1" style:base-cell-address="v1.V13"/>
      <style:map style:condition="cell-content()=&quot;C&quot;" style:apply-style-name="Untitled2" style:base-cell-address="v1.V13"/>
    </style:style>
    <style:style style:name="ce1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1.V13"/>
      <style:map style:condition="cell-content()=&quot;C&quot;" style:apply-style-name="Untitled2" style:base-cell-address="v1.V13"/>
    </style:style>
    <style:style style:name="ce1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1.V17"/>
      <style:map style:condition="cell-content()=&quot;C&quot;" style:apply-style-name="Untitled2" style:base-cell-address="v1.V17"/>
    </style:style>
    <style:style style:name="ce185" style:family="table-cell" style:parent-style-name="Default">
      <style:map style:condition="cell-content()=&quot;N&quot;" style:apply-style-name="Untitled1" style:base-cell-address="v1.V17"/>
      <style:map style:condition="cell-content()=&quot;C&quot;" style:apply-style-name="Untitled2" style:base-cell-address="v1.V17"/>
    </style:style>
    <style:style style:name="ce1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1.V20"/>
      <style:map style:condition="cell-content()=&quot;C&quot;" style:apply-style-name="Untitled2" style:base-cell-address="v1.V20"/>
    </style:style>
    <style:style style:name="ce187" style:family="table-cell" style:parent-style-name="Default">
      <style:map style:condition="cell-content()=&quot;N&quot;" style:apply-style-name="Untitled1" style:base-cell-address="v1.W12"/>
      <style:map style:condition="cell-content()=&quot;C&quot;" style:apply-style-name="Untitled2" style:base-cell-address="v1.W12"/>
    </style:style>
    <style:style style:name="ce188" style:family="table-cell" style:parent-style-name="Default">
      <style:map style:condition="cell-content()=&quot;N&quot;" style:apply-style-name="Untitled1" style:base-cell-address="v1.V13"/>
      <style:map style:condition="cell-content()=&quot;C&quot;" style:apply-style-name="Untitled2" style:base-cell-address="v1.V13"/>
    </style:style>
    <style:style style:name="ce1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1.V13"/>
      <style:map style:condition="cell-content()=&quot;C&quot;" style:apply-style-name="Untitled2" style:base-cell-address="v1.V13"/>
    </style:style>
    <style:style style:name="ce1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1.W17"/>
      <style:map style:condition="cell-content()=&quot;C&quot;" style:apply-style-name="Untitled2" style:base-cell-address="v1.W17"/>
    </style:style>
    <style:style style:name="ce191" style:family="table-cell" style:parent-style-name="Default">
      <style:map style:condition="cell-content()=&quot;N&quot;" style:apply-style-name="Untitled1" style:base-cell-address="v1.W17"/>
      <style:map style:condition="cell-content()=&quot;C&quot;" style:apply-style-name="Untitled2" style:base-cell-address="v1.W17"/>
    </style:style>
    <style:style style:name="ce1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1.W20"/>
      <style:map style:condition="cell-content()=&quot;C&quot;" style:apply-style-name="Untitled2" style:base-cell-address="v1.W20"/>
    </style:style>
    <style:style style:name="ce193" style:family="table-cell" style:parent-style-name="Default">
      <style:map style:condition="cell-content()=&quot;N&quot;" style:apply-style-name="Untitled1" style:base-cell-address="v1.X12"/>
      <style:map style:condition="cell-content()=&quot;C&quot;" style:apply-style-name="Untitled2" style:base-cell-address="v1.X12"/>
    </style:style>
    <style:style style:name="ce194" style:family="table-cell" style:parent-style-name="Default">
      <style:map style:condition="cell-content()=&quot;N&quot;" style:apply-style-name="Untitled1" style:base-cell-address="v1.V13"/>
      <style:map style:condition="cell-content()=&quot;C&quot;" style:apply-style-name="Untitled2" style:base-cell-address="v1.V13"/>
    </style:style>
    <style:style style:name="ce1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1.V13"/>
      <style:map style:condition="cell-content()=&quot;C&quot;" style:apply-style-name="Untitled2" style:base-cell-address="v1.V13"/>
    </style:style>
    <style:style style:name="ce1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1.X17"/>
      <style:map style:condition="cell-content()=&quot;C&quot;" style:apply-style-name="Untitled2" style:base-cell-address="v1.X17"/>
    </style:style>
    <style:style style:name="ce197" style:family="table-cell" style:parent-style-name="Default">
      <style:map style:condition="cell-content()=&quot;N&quot;" style:apply-style-name="Untitled1" style:base-cell-address="v1.X17"/>
      <style:map style:condition="cell-content()=&quot;C&quot;" style:apply-style-name="Untitled2" style:base-cell-address="v1.X17"/>
    </style:style>
    <style:style style:name="ce1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1.X20"/>
      <style:map style:condition="cell-content()=&quot;C&quot;" style:apply-style-name="Untitled2" style:base-cell-address="v1.X20"/>
    </style:style>
    <style:style style:name="ce1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K13"/>
      <style:map style:condition="cell-content()=&quot;C&quot;" style:apply-style-name="Untitled2" style:base-cell-address="v2.K13"/>
    </style:style>
    <style:style style:name="ce200" style:family="table-cell" style:parent-style-name="Untitled2">
      <style:table-cell-properties fo:background-color="#e6e64c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K13"/>
      <style:map style:condition="cell-content()=&quot;C&quot;" style:apply-style-name="Untitled2" style:base-cell-address="v2.K13"/>
    </style:style>
    <style:style style:name="ce201" style:family="table-cell" style:parent-style-name="Untitled2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K13"/>
      <style:map style:condition="cell-content()=&quot;C&quot;" style:apply-style-name="Untitled2" style:base-cell-address="v2.K13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K16"/>
      <style:map style:condition="cell-content()=&quot;C&quot;" style:apply-style-name="Untitled2" style:base-cell-address="v2.K16"/>
    </style:style>
    <style:style style:name="ce2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K17"/>
      <style:map style:condition="cell-content()=&quot;C&quot;" style:apply-style-name="Untitled2" style:base-cell-address="v2.K17"/>
    </style:style>
    <style:style style:name="ce2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K18"/>
      <style:map style:condition="cell-content()=&quot;C&quot;" style:apply-style-name="Untitled2" style:base-cell-address="v2.K18"/>
    </style:style>
    <style:style style:name="ce2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K19"/>
      <style:map style:condition="cell-content()=&quot;C&quot;" style:apply-style-name="Untitled2" style:base-cell-address="v2.K19"/>
    </style:style>
    <style:style style:name="ce20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K13"/>
      <style:map style:condition="cell-content()=&quot;C&quot;" style:apply-style-name="Untitled2" style:base-cell-address="v2.K13"/>
    </style:style>
    <style:style style:name="ce2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L16"/>
      <style:map style:condition="cell-content()=&quot;C&quot;" style:apply-style-name="Untitled2" style:base-cell-address="v2.L16"/>
    </style:style>
    <style:style style:name="ce2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L17"/>
      <style:map style:condition="cell-content()=&quot;C&quot;" style:apply-style-name="Untitled2" style:base-cell-address="v2.L17"/>
    </style:style>
    <style:style style:name="ce2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L18"/>
      <style:map style:condition="cell-content()=&quot;C&quot;" style:apply-style-name="Untitled2" style:base-cell-address="v2.L18"/>
    </style:style>
    <style:style style:name="ce2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L19"/>
      <style:map style:condition="cell-content()=&quot;C&quot;" style:apply-style-name="Untitled2" style:base-cell-address="v2.L19"/>
    </style:style>
    <style:style style:name="ce2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M16"/>
      <style:map style:condition="cell-content()=&quot;C&quot;" style:apply-style-name="Untitled2" style:base-cell-address="v2.M16"/>
    </style:style>
    <style:style style:name="ce2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M17"/>
      <style:map style:condition="cell-content()=&quot;C&quot;" style:apply-style-name="Untitled2" style:base-cell-address="v2.M17"/>
    </style:style>
    <style:style style:name="ce2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M18"/>
      <style:map style:condition="cell-content()=&quot;C&quot;" style:apply-style-name="Untitled2" style:base-cell-address="v2.M18"/>
    </style:style>
    <style:style style:name="ce2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M19"/>
      <style:map style:condition="cell-content()=&quot;C&quot;" style:apply-style-name="Untitled2" style:base-cell-address="v2.M19"/>
    </style:style>
    <style:style style:name="ce2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N18"/>
      <style:map style:condition="cell-content()=&quot;C&quot;" style:apply-style-name="Untitled2" style:base-cell-address="v2.N18"/>
    </style:style>
    <style:style style:name="ce2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N19"/>
      <style:map style:condition="cell-content()=&quot;C&quot;" style:apply-style-name="Untitled2" style:base-cell-address="v2.N19"/>
    </style:style>
    <style:style style:name="ce2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O18"/>
      <style:map style:condition="cell-content()=&quot;C&quot;" style:apply-style-name="Untitled2" style:base-cell-address="v2.O18"/>
    </style:style>
    <style:style style:name="ce2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O19"/>
      <style:map style:condition="cell-content()=&quot;C&quot;" style:apply-style-name="Untitled2" style:base-cell-address="v2.O19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y&quot;" style:apply-style-name="Untitled1" style:base-cell-address="v2.P17"/>
    </style:style>
    <style:style style:name="ce2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y&quot;" style:apply-style-name="Untitled1" style:base-cell-address="v2.P18"/>
    </style:style>
    <style:style style:name="ce2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Q13"/>
      <style:map style:condition="cell-content()=&quot;C&quot;" style:apply-style-name="Untitled2" style:base-cell-address="v2.Q13"/>
    </style:style>
    <style:style style:name="ce2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Q14"/>
      <style:map style:condition="cell-content()=&quot;C&quot;" style:apply-style-name="Untitled2" style:base-cell-address="v2.Q14"/>
    </style:style>
    <style:style style:name="ce22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Q15"/>
      <style:map style:condition="cell-content()=&quot;C&quot;" style:apply-style-name="Untitled2" style:base-cell-address="v2.Q15"/>
    </style:style>
    <style:style style:name="ce2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Q16"/>
      <style:map style:condition="cell-content()=&quot;C&quot;" style:apply-style-name="Untitled2" style:base-cell-address="v2.Q16"/>
    </style:style>
    <style:style style:name="ce22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Q17"/>
      <style:map style:condition="cell-content()=&quot;C&quot;" style:apply-style-name="Untitled2" style:base-cell-address="v2.Q17"/>
    </style:style>
    <style:style style:name="ce22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Q18"/>
      <style:map style:condition="cell-content()=&quot;C&quot;" style:apply-style-name="Untitled2" style:base-cell-address="v2.Q18"/>
    </style:style>
    <style:style style:name="ce2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Q19"/>
      <style:map style:condition="cell-content()=&quot;C&quot;" style:apply-style-name="Untitled2" style:base-cell-address="v2.Q19"/>
    </style:style>
    <style:style style:name="ce22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Q20"/>
      <style:map style:condition="cell-content()=&quot;C&quot;" style:apply-style-name="Untitled2" style:base-cell-address="v2.Q20"/>
    </style:style>
    <style:style style:name="ce23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Q21"/>
      <style:map style:condition="cell-content()=&quot;C&quot;" style:apply-style-name="Untitled2" style:base-cell-address="v2.Q21"/>
    </style:style>
    <style:style style:name="ce23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Q22"/>
      <style:map style:condition="cell-content()=&quot;C&quot;" style:apply-style-name="Untitled2" style:base-cell-address="v2.Q22"/>
    </style:style>
    <style:style style:name="ce232" style:family="table-cell" style:parent-style-name="Default">
      <style:map style:condition="cell-content()=&quot;N&quot;" style:apply-style-name="Untitled1" style:base-cell-address="v2.W12"/>
      <style:map style:condition="cell-content()=&quot;C&quot;" style:apply-style-name="Untitled2" style:base-cell-address="v2.W12"/>
    </style:style>
    <style:style style:name="ce233" style:family="table-cell" style:parent-style-name="Default">
      <style:map style:condition="cell-content()=&quot;N&quot;" style:apply-style-name="Untitled1" style:base-cell-address="v2.W13"/>
      <style:map style:condition="cell-content()=&quot;C&quot;" style:apply-style-name="Untitled2" style:base-cell-address="v2.W13"/>
    </style:style>
    <style:style style:name="ce2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W13"/>
      <style:map style:condition="cell-content()=&quot;C&quot;" style:apply-style-name="Untitled2" style:base-cell-address="v2.W13"/>
    </style:style>
    <style:style style:name="ce2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W16"/>
      <style:map style:condition="cell-content()=&quot;C&quot;" style:apply-style-name="Untitled2" style:base-cell-address="v2.W16"/>
    </style:style>
    <style:style style:name="ce2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W17"/>
      <style:map style:condition="cell-content()=&quot;C&quot;" style:apply-style-name="Untitled2" style:base-cell-address="v2.W17"/>
    </style:style>
    <style:style style:name="ce237" style:family="table-cell" style:parent-style-name="Default">
      <style:map style:condition="cell-content()=&quot;N&quot;" style:apply-style-name="Untitled1" style:base-cell-address="v2.W17"/>
      <style:map style:condition="cell-content()=&quot;C&quot;" style:apply-style-name="Untitled2" style:base-cell-address="v2.W17"/>
    </style:style>
    <style:style style:name="ce2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W19"/>
      <style:map style:condition="cell-content()=&quot;C&quot;" style:apply-style-name="Untitled2" style:base-cell-address="v2.W19"/>
    </style:style>
    <style:style style:name="ce2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W20"/>
      <style:map style:condition="cell-content()=&quot;C&quot;" style:apply-style-name="Untitled2" style:base-cell-address="v2.W20"/>
    </style:style>
    <style:style style:name="ce2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W22"/>
      <style:map style:condition="cell-content()=&quot;C&quot;" style:apply-style-name="Untitled2" style:base-cell-address="v2.W22"/>
    </style:style>
    <style:style style:name="ce2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W24"/>
      <style:map style:condition="cell-content()=&quot;C&quot;" style:apply-style-name="Untitled2" style:base-cell-address="v2.W24"/>
    </style:style>
    <style:style style:name="ce242" style:family="table-cell" style:parent-style-name="Default">
      <style:map style:condition="cell-content()=&quot;N&quot;" style:apply-style-name="Untitled1" style:base-cell-address="v2.X12"/>
      <style:map style:condition="cell-content()=&quot;C&quot;" style:apply-style-name="Untitled2" style:base-cell-address="v2.X12"/>
    </style:style>
    <style:style style:name="ce243" style:family="table-cell" style:parent-style-name="Default">
      <style:map style:condition="cell-content()=&quot;N&quot;" style:apply-style-name="Untitled1" style:base-cell-address="v2.W13"/>
      <style:map style:condition="cell-content()=&quot;C&quot;" style:apply-style-name="Untitled2" style:base-cell-address="v2.W13"/>
    </style:style>
    <style:style style:name="ce2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W13"/>
      <style:map style:condition="cell-content()=&quot;C&quot;" style:apply-style-name="Untitled2" style:base-cell-address="v2.W13"/>
    </style:style>
    <style:style style:name="ce2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X16"/>
      <style:map style:condition="cell-content()=&quot;C&quot;" style:apply-style-name="Untitled2" style:base-cell-address="v2.X16"/>
    </style:style>
    <style:style style:name="ce2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X17"/>
      <style:map style:condition="cell-content()=&quot;C&quot;" style:apply-style-name="Untitled2" style:base-cell-address="v2.X17"/>
    </style:style>
    <style:style style:name="ce247" style:family="table-cell" style:parent-style-name="Default">
      <style:map style:condition="cell-content()=&quot;N&quot;" style:apply-style-name="Untitled1" style:base-cell-address="v2.X17"/>
      <style:map style:condition="cell-content()=&quot;C&quot;" style:apply-style-name="Untitled2" style:base-cell-address="v2.X17"/>
    </style:style>
    <style:style style:name="ce2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X19"/>
      <style:map style:condition="cell-content()=&quot;C&quot;" style:apply-style-name="Untitled2" style:base-cell-address="v2.X19"/>
    </style:style>
    <style:style style:name="ce2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X20"/>
      <style:map style:condition="cell-content()=&quot;C&quot;" style:apply-style-name="Untitled2" style:base-cell-address="v2.X20"/>
    </style:style>
    <style:style style:name="ce2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X22"/>
      <style:map style:condition="cell-content()=&quot;C&quot;" style:apply-style-name="Untitled2" style:base-cell-address="v2.X22"/>
    </style:style>
    <style:style style:name="ce2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X24"/>
      <style:map style:condition="cell-content()=&quot;C&quot;" style:apply-style-name="Untitled2" style:base-cell-address="v2.X24"/>
    </style:style>
    <style:style style:name="ce252" style:family="table-cell" style:parent-style-name="Default">
      <style:map style:condition="cell-content()=&quot;N&quot;" style:apply-style-name="Untitled1" style:base-cell-address="v2.Y12"/>
      <style:map style:condition="cell-content()=&quot;C&quot;" style:apply-style-name="Untitled2" style:base-cell-address="v2.Y12"/>
    </style:style>
    <style:style style:name="ce253" style:family="table-cell" style:parent-style-name="Default">
      <style:map style:condition="cell-content()=&quot;N&quot;" style:apply-style-name="Untitled1" style:base-cell-address="v2.W13"/>
      <style:map style:condition="cell-content()=&quot;C&quot;" style:apply-style-name="Untitled2" style:base-cell-address="v2.W13"/>
    </style:style>
    <style:style style:name="ce2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W13"/>
      <style:map style:condition="cell-content()=&quot;C&quot;" style:apply-style-name="Untitled2" style:base-cell-address="v2.W13"/>
    </style:style>
    <style:style style:name="ce2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Y16"/>
      <style:map style:condition="cell-content()=&quot;C&quot;" style:apply-style-name="Untitled2" style:base-cell-address="v2.Y16"/>
    </style:style>
    <style:style style:name="ce2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Y17"/>
      <style:map style:condition="cell-content()=&quot;C&quot;" style:apply-style-name="Untitled2" style:base-cell-address="v2.Y17"/>
    </style:style>
    <style:style style:name="ce257" style:family="table-cell" style:parent-style-name="Default">
      <style:map style:condition="cell-content()=&quot;N&quot;" style:apply-style-name="Untitled1" style:base-cell-address="v2.Y17"/>
      <style:map style:condition="cell-content()=&quot;C&quot;" style:apply-style-name="Untitled2" style:base-cell-address="v2.Y17"/>
    </style:style>
    <style:style style:name="ce2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Y19"/>
      <style:map style:condition="cell-content()=&quot;C&quot;" style:apply-style-name="Untitled2" style:base-cell-address="v2.Y19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Y20"/>
      <style:map style:condition="cell-content()=&quot;C&quot;" style:apply-style-name="Untitled2" style:base-cell-address="v2.Y20"/>
    </style:style>
    <style:style style:name="ce2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Y22"/>
      <style:map style:condition="cell-content()=&quot;C&quot;" style:apply-style-name="Untitled2" style:base-cell-address="v2.Y22"/>
    </style:style>
    <style:style style:name="ce2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Y24"/>
      <style:map style:condition="cell-content()=&quot;C&quot;" style:apply-style-name="Untitled2" style:base-cell-address="v2.Y24"/>
    </style:style>
    <style:style style:name="ce2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Z16"/>
      <style:map style:condition="cell-content()=&quot;C&quot;" style:apply-style-name="Untitled2" style:base-cell-address="v2.Z16"/>
    </style:style>
    <style:style style:name="ce2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Z19"/>
      <style:map style:condition="cell-content()=&quot;C&quot;" style:apply-style-name="Untitled2" style:base-cell-address="v2.Z19"/>
    </style:style>
    <style:style style:name="ce2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Z22"/>
      <style:map style:condition="cell-content()=&quot;C&quot;" style:apply-style-name="Untitled2" style:base-cell-address="v2.Z22"/>
    </style:style>
    <style:style style:name="ce2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Z24"/>
      <style:map style:condition="cell-content()=&quot;C&quot;" style:apply-style-name="Untitled2" style:base-cell-address="v2.Z24"/>
    </style:style>
    <style:style style:name="ce2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AA14"/>
      <style:map style:condition="cell-content()=&quot;C&quot;" style:apply-style-name="Untitled2" style:base-cell-address="v2.AA14"/>
    </style:style>
    <style:style style:name="ce2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AA15"/>
      <style:map style:condition="cell-content()=&quot;C&quot;" style:apply-style-name="Untitled2" style:base-cell-address="v2.AA15"/>
    </style:style>
    <style:style style:name="ce2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AA16"/>
      <style:map style:condition="cell-content()=&quot;C&quot;" style:apply-style-name="Untitled2" style:base-cell-address="v2.AA16"/>
    </style:style>
    <style:style style:name="ce2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AA17"/>
      <style:map style:condition="cell-content()=&quot;C&quot;" style:apply-style-name="Untitled2" style:base-cell-address="v2.AA17"/>
    </style:style>
    <style:style style:name="ce2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AA19"/>
      <style:map style:condition="cell-content()=&quot;C&quot;" style:apply-style-name="Untitled2" style:base-cell-address="v2.AA19"/>
    </style:style>
    <style:style style:name="ce2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AA20"/>
      <style:map style:condition="cell-content()=&quot;C&quot;" style:apply-style-name="Untitled2" style:base-cell-address="v2.AA20"/>
    </style:style>
    <style:style style:name="ce2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AA22"/>
      <style:map style:condition="cell-content()=&quot;C&quot;" style:apply-style-name="Untitled2" style:base-cell-address="v2.AA22"/>
    </style:style>
    <style:style style:name="ce2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2.AA24"/>
      <style:map style:condition="cell-content()=&quot;C&quot;" style:apply-style-name="Untitled2" style:base-cell-address="v2.AA24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v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9" table:default-cell-style-name="Default"/>
        <table:table-column table:style-name="co4" table:default-cell-style-name="Default"/>
        <table:table-column table:style-name="co13" table:number-columns-repeated="2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row table:style-name="ro1">
          <table:table-cell table:number-columns-repeated="5"/>
          <table:table-cell office:value-type="string" calcext:value-type="string">
            <text:p>Layers:</text:p>
          </table:table-cell>
          <table:table-cell table:number-columns-repeated="11"/>
          <table:table-cell office:value-type="string" calcext:value-type="string">
            <text:p>Layers: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“Blocks” grouped logically</text:p>
          </table:table-cell>
          <table:table-cell table:number-columns-repeated="16"/>
          <table:table-cell office:value-type="string" calcext:value-type="string">
            <text:p>Testing the permutations: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7" office:value-type="string" calcext:value-type="string">
            <text:p>OR Mask value</text:p>
          </table:table-cell>
          <table:table-cell table:style-name="ce11" office:value-type="string" calcext:value-type="string">
            <text:p>Facemaps</text:p>
          </table:table-cell>
          <table:table-cell table:style-name="ce11" office:value-type="string" calcext:value-type="string">
            <text:p>Captions</text:p>
          </table:table-cell>
          <table:table-cell table:style-name="ce11" office:value-type="string" calcext:value-type="string">
            <text:p>Green tick</text:p>
          </table:table-cell>
          <table:table-cell table:style-name="ce11" office:value-type="string" calcext:value-type="string">
            <text:p>“This font is..”</text:p>
          </table:table-cell>
          <table:table-cell table:style-name="ce11" office:value-type="string" calcext:value-type="string">
            <text:p>Tick/Cross or None</text:p>
          </table:table-cell>
          <table:table-cell table:style-name="ce11" office:value-type="string" calcext:value-type="string">
            <text:p>Charmap button</text:p>
          </table:table-cell>
          <table:table-cell table:style-name="ce35" office:value-type="string" calcext:value-type="string">
            <text:p>Blocks</text:p>
          </table:table-cell>
          <table:table-cell table:style-name="ce38" office:value-type="string" calcext:value-type="string">
            <text:p>State vals</text:p>
          </table:table-cell>
          <table:table-cell table:number-columns-repeated="4"/>
          <table:table-cell table:style-name="ce11" office:value-type="string" calcext:value-type="string">
            <text:p>New Facemaps</text:p>
          </table:table-cell>
          <table:table-cell table:style-name="ce11" office:value-type="string" calcext:value-type="string">
            <text:p>New Captions</text:p>
          </table:table-cell>
          <table:table-cell table:style-name="ce11" office:value-type="string" calcext:value-type="string">
            <text:p>New Green tick</text:p>
          </table:table-cell>
          <table:table-cell table:style-name="ce11" office:value-type="string" calcext:value-type="string">
            <text:p>New “This font”</text:p>
          </table:table-cell>
          <table:table-cell table:style-name="ce11" office:value-type="string" calcext:value-type="string">
            <text:p>Selected</text:p>
          </table:table-cell>
          <table:table-cell table:style-name="ce11"/>
          <table:table-cell/>
          <table:table-cell table:style-name="ce35" office:value-type="string" calcext:value-type="string">
            <text:p>states OR codes</text:p>
          </table:table-cell>
          <table:table-cell table:style-name="ce10" table:number-columns-repeated="4"/>
          <table:table-cell table:number-columns-repeated="12"/>
        </table:table-row>
        <table:table-row table:style-name="ro3">
          <table:table-cell table:style-name="ce1" office:value-type="string" calcext:value-type="string">
            <text:p>Normal fitmap</text:p>
          </table:table-cell>
          <table:table-cell table:number-columns-repeated="10"/>
          <table:table-cell table:style-name="ce3"/>
          <table:table-cell table:style-name="ce6" office:value-type="string" calcext:value-type="string">
            <text:p>Value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41"/>
          <table:table-cell table:style-name="ce53"/>
          <table:table-cell table:style-name="ce65" table:number-columns-repeated="2"/>
          <table:table-cell table:number-columns-repeated="2"/>
          <table:table-cell table:style-name="ce1" office:value-type="string" calcext:value-type="string">
            <text:p>Block codes</text:p>
          </table:table-cell>
          <table:table-cell table:style-name="ce11"/>
          <table:table-cell table:style-name="ce89" office:value-type="string" calcext:value-type="string">
            <text:p>A</text:p>
          </table:table-cell>
          <table:table-cell table:style-name="ce89" office:value-type="string" calcext:value-type="string">
            <text:p>B</text:p>
          </table:table-cell>
          <table:table-cell table:style-name="ce89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/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B</text:p>
          </table:table-cell>
          <table:table-cell table:style-name="ce95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ayer #</text:p>
          </table:table-cell>
          <table:table-cell table:number-columns-repeated="2"/>
          <table:table-cell table:style-name="ce4" office:value-type="string" calcext:value-type="string">
            <text:p>inactive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N</text:p>
          </table:table-cell>
          <table:table-cell table:style-name="ce18" office:value-type="string" calcext:value-type="string">
            <text:p>N</text:p>
          </table:table-cell>
          <table:table-cell table:number-columns-repeated="2" table:style-name="ce22" office:value-type="string" calcext:value-type="string">
            <text:p>N</text:p>
          </table:table-cell>
          <table:table-cell table:style-name="ce22" office:value-type="string" calcext:value-type="string">
            <text:p>C</text:p>
          </table:table-cell>
          <table:table-cell table:style-name="ce32" office:value-type="string" calcext:value-type="string">
            <text:p>?</text:p>
          </table:table-cell>
          <table:table-cell table:style-name="ce1" office:value-type="string" calcext:value-type="string">
            <text:p>A</text:p>
          </table:table-cell>
          <table:table-cell table:style-name="ce6" office:value-type="string" calcext:value-type="string">
            <text:p>Bit #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42"/>
          <table:table-cell table:style-name="ce54"/>
          <table:table-cell table:style-name="ce66" table:number-columns-repeated="2"/>
          <table:table-cell table:number-columns-repeated="4"/>
          <table:table-cell table:style-name="ce90" table:number-columns-repeated="3"/>
          <table:table-cell table:number-columns-repeated="2"/>
          <table:table-cell table:style-name="ce11" office:value-type="string" calcext:value-type="string">
            <text:p>states</text:p>
          </table:table-cell>
          <table:table-cell table:style-name="ce90" table:number-columns-repeated="3"/>
          <table:table-cell table:number-columns-repeated="2"/>
          <table:table-cell table:style-name="ce11" office:value-type="string" calcext:value-type="string">
            <text:p>states</text:p>
          </table:table-cell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B</text:p>
          </table:table-cell>
          <table:table-cell table:style-name="ce95"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adient gray up to white</text:p>
          </table:table-cell>
          <table:table-cell/>
          <table:table-cell table:style-name="ce4" office:value-type="string" calcext:value-type="string">
            <text:p>point size</text:p>
          </table:table-cell>
          <table:table-cell table:style-name="ce8" office:value-type="float" office:value="2" calcext:value-type="float">
            <text:p>2</text:p>
          </table:table-cell>
          <table:table-cell table:style-name="ce13" office:value-type="string" calcext:value-type="string">
            <text:p>N</text:p>
          </table:table-cell>
          <table:table-cell table:style-name="ce19" office:value-type="string" calcext:value-type="string">
            <text:p>N</text:p>
          </table:table-cell>
          <table:table-cell table:number-columns-repeated="3" table:style-name="ce23" office:value-type="string" calcext:value-type="string">
            <text:p>C</text:p>
          </table:table-cell>
          <table:table-cell table:style-name="ce33" office:value-type="string" calcext:value-type="string">
            <text:p>?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3" office:value-type="string" calcext:value-type="string">
            <text:p>N</text:p>
          </table:table-cell>
          <table:table-cell table:style-name="ce55" office:value-type="string" calcext:value-type="string">
            <text:p>N</text:p>
          </table:table-cell>
          <table:table-cell table:number-columns-repeated="2" table:style-name="ce67" office:value-type="string" calcext:value-type="string">
            <text:p>N</text:p>
          </table:table-cell>
          <table:table-cell table:style-name="ce80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88" office:value-type="string" calcext:value-type="string">
            <text:p>and masks</text:p>
          </table:table-cell>
          <table:table-cell/>
          <table:table-cell table:style-name="ce89" office:value-type="float" office:value="1" calcext:value-type="float">
            <text:p>1</text:p>
          </table:table-cell>
          <table:table-cell table:style-name="ce89" office:value-type="float" office:value="3" calcext:value-type="float">
            <text:p>3</text:p>
          </table:table-cell>
          <table:table-cell table:style-name="ce89" office:value-type="float" office:value="7" calcext:value-type="float">
            <text:p>7</text:p>
          </table:table-cell>
          <table:table-cell table:style-name="ce89" office:value-type="float" office:value="8" calcext:value-type="float">
            <text:p>8</text:p>
          </table:table-cell>
          <table:table-cell table:style-name="ce94"/>
          <table:table-cell/>
          <table:table-cell table:style-name="ce89" office:value-type="float" office:value="1" calcext:value-type="float">
            <text:p>1</text:p>
          </table:table-cell>
          <table:table-cell table:style-name="ce89" office:value-type="float" office:value="3" calcext:value-type="float">
            <text:p>3</text:p>
          </table:table-cell>
          <table:table-cell table:style-name="ce89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94"/>
          <table:table-cell/>
          <table:table-cell table:style-name="ce89" office:value-type="float" office:value="1" calcext:value-type="float">
            <text:p>1</text:p>
          </table:table-cell>
          <table:table-cell table:style-name="ce89" office:value-type="float" office:value="3" calcext:value-type="float">
            <text:p>3</text:p>
          </table:table-cell>
          <table:table-cell table:style-name="ce89" office:value-type="float" office:value="7" calcext:value-type="float">
            <text:p>7</text:p>
          </table:table-cell>
          <table:table-cell table:style-name="ce89" office:value-type="float" office:value="8" calcext:value-type="float">
            <text:p>8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ach face bitmap</text:p>
          </table:table-cell>
          <table:table-cell/>
          <table:table-cell table:style-name="ce4" office:value-type="string" calcext:value-type="string">
            <text:p>text</text:p>
          </table:table-cell>
          <table:table-cell table:style-name="ce8" office:value-type="float" office:value="4" calcext:value-type="float">
            <text:p>4</text:p>
          </table:table-cell>
          <table:table-cell table:style-name="ce14" office:value-type="string" calcext:value-type="string">
            <text:p>N</text:p>
          </table:table-cell>
          <table:table-cell table:style-name="ce20" office:value-type="string" calcext:value-type="string">
            <text:p>C</text:p>
          </table:table-cell>
          <table:table-cell table:style-name="ce24" office:value-type="string" calcext:value-type="string">
            <text:p>C</text:p>
          </table:table-cell>
          <table:table-cell table:style-name="ce26" office:value-type="string" calcext:value-type="string">
            <text:p>C</text:p>
          </table:table-cell>
          <table:table-cell table:style-name="ce30" office:value-type="string" calcext:value-type="string">
            <text:p>C</text:p>
          </table:table-cell>
          <table:table-cell table:style-name="ce34" office:value-type="string" calcext:value-type="string">
            <text:p>?</text:p>
          </table:table-cell>
          <table:table-cell table:style-name="ce1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string" calcext:value-type="string">
            <text:p>N</text:p>
          </table:table-cell>
          <table:table-cell table:style-name="ce56" office:value-type="string" calcext:value-type="string">
            <text:p>N</text:p>
          </table:table-cell>
          <table:table-cell table:number-columns-repeated="2" table:style-name="ce68" office:value-type="string" calcext:value-type="string">
            <text:p>N</text:p>
          </table:table-cell>
          <table:table-cell table:style-name="ce81" office:value-type="string" calcext:value-type="string">
            <text:p>C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91" table:formula="of:=BITAND([.Y8];[.$Z$7])" office:value-type="float" office:value="1" calcext:value-type="float">
            <text:p>1</text:p>
          </table:table-cell>
          <table:table-cell table:formula="of:=BITAND([.Y8];[.$AA$7])" office:value-type="float" office:value="1" calcext:value-type="float">
            <text:p>1</text:p>
          </table:table-cell>
          <table:table-cell table:formula="of:=BITAND([.Y8];[.$AB$7])" office:value-type="float" office:value="1" calcext:value-type="float">
            <text:p>1</text:p>
          </table:table-cell>
          <table:table-cell table:formula="of:=BITAND([.Y8];[.$AC$7])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96" table:formula="of:=BITAND([.AE8];[.$Z$7])" office:value-type="float" office:value="0" calcext:value-type="float">
            <text:p>0</text:p>
          </table:table-cell>
          <table:table-cell table:style-name="ce97" table:formula="of:=BITAND([.AE8];[.$AA$7])" office:value-type="float" office:value="0" calcext:value-type="float">
            <text:p>0</text:p>
          </table:table-cell>
          <table:table-cell table:style-name="ce98" table:formula="of:=BITAND([.AE8];[.$AB$7])" office:value-type="float" office:value="0" calcext:value-type="float">
            <text:p>0</text:p>
          </table:table-cell>
          <table:table-cell table:style-name="ce99" table:formula="of:=BITAND([.AE8];[.$AC$7])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00" table:formula="of:=BITAND([.AK8];[.$Z$7])" office:value-type="float" office:value="0" calcext:value-type="float">
            <text:p>0</text:p>
          </table:table-cell>
          <table:table-cell table:style-name="ce114" table:formula="of:=BITAND([.AK8];[.$AA$7])" office:value-type="float" office:value="0" calcext:value-type="float">
            <text:p>0</text:p>
          </table:table-cell>
          <table:table-cell table:style-name="ce128" table:formula="of:=BITAND([.AK8];[.$AB$7])" office:value-type="float" office:value="0" calcext:value-type="float">
            <text:p>0</text:p>
          </table:table-cell>
          <table:table-cell table:style-name="ce142" table:formula="of:=BITAND([.AK8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ach caption under it</text:p>
          </table:table-cell>
          <table:table-cell/>
          <table:table-cell table:style-name="ce4" office:value-type="string" calcext:value-type="string">
            <text:p>selected</text:p>
          </table:table-cell>
          <table:table-cell table:style-name="ce8" office:value-type="float" office:value="8" calcext:value-type="float">
            <text:p>8</text:p>
          </table:table-cell>
          <table:table-cell table:style-name="ce15" office:value-type="string" calcext:value-type="string">
            <text:p>C</text:p>
          </table:table-cell>
          <table:table-cell table:style-name="ce21" office:value-type="string" calcext:value-type="string">
            <text:p>C</text:p>
          </table:table-cell>
          <table:table-cell table:style-name="ce25" office:value-type="string" calcext:value-type="string">
            <text:p>C</text:p>
          </table:table-cell>
          <table:table-cell table:style-name="ce27" office:value-type="string" calcext:value-type="string">
            <text:p>C</text:p>
          </table:table-cell>
          <table:table-cell table:style-name="ce31" office:value-type="string" calcext:value-type="string">
            <text:p>N</text:p>
          </table:table-cell>
          <table:table-cell table:style-name="ce34" office:value-type="string" calcext:value-type="string">
            <text:p>?</text:p>
          </table:table-cell>
          <table:table-cell table:style-name="ce1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5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number-columns-repeated="2" table:style-name="ce69" office:value-type="string" calcext:value-type="string">
            <text:p>N</text:p>
          </table:table-cell>
          <table:table-cell table:style-name="ce82" office:value-type="string" calcext:value-type="string">
            <text:p>C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91" table:formula="of:=BITAND([.Y9];[.$Z$7])" office:value-type="float" office:value="1" calcext:value-type="float">
            <text:p>1</text:p>
          </table:table-cell>
          <table:table-cell table:formula="of:=BITAND([.Y9];[.$AA$7])" office:value-type="float" office:value="3" calcext:value-type="float">
            <text:p>3</text:p>
          </table:table-cell>
          <table:table-cell table:formula="of:=BITAND([.Y9];[.$AB$7])" office:value-type="float" office:value="3" calcext:value-type="float">
            <text:p>3</text:p>
          </table:table-cell>
          <table:table-cell table:formula="of:=BITAND([.Y9];[.$AC$7])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96" table:formula="of:=BITAND([.AE9];[.$Z$7])" office:value-type="float" office:value="1" calcext:value-type="float">
            <text:p>1</text:p>
          </table:table-cell>
          <table:table-cell table:style-name="ce97" table:formula="of:=BITAND([.AE9];[.$AA$7])" office:value-type="float" office:value="1" calcext:value-type="float">
            <text:p>1</text:p>
          </table:table-cell>
          <table:table-cell table:style-name="ce98" table:formula="of:=BITAND([.AE9];[.$AB$7])" office:value-type="float" office:value="1" calcext:value-type="float">
            <text:p>1</text:p>
          </table:table-cell>
          <table:table-cell table:style-name="ce99" table:formula="of:=BITAND([.AE9];[.$AC$7])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00" table:formula="of:=BITAND([.AK9];[.$Z$7])" office:value-type="float" office:value="1" calcext:value-type="float">
            <text:p>1</text:p>
          </table:table-cell>
          <table:table-cell table:style-name="ce114" table:formula="of:=BITAND([.AK9];[.$AA$7])" office:value-type="float" office:value="1" calcext:value-type="float">
            <text:p>1</text:p>
          </table:table-cell>
          <table:table-cell table:style-name="ce128" table:formula="of:=BITAND([.AK9];[.$AB$7])" office:value-type="float" office:value="1" calcext:value-type="float">
            <text:p>1</text:p>
          </table:table-cell>
          <table:table-cell table:style-name="ce142" table:formula="of:=BITAND([.AK9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Green tick</text:p>
          </table:table-cell>
          <table:table-cell/>
          <table:table-cell table:style-name="Default"/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46" office:value-type="string" calcext:value-type="string">
            <text:p>N</text:p>
          </table:table-cell>
          <table:table-cell table:style-name="ce58" office:value-type="string" calcext:value-type="string">
            <text:p>N</text:p>
          </table:table-cell>
          <table:table-cell table:number-columns-repeated="2" table:style-name="ce70" office:value-type="string" calcext:value-type="string">
            <text:p>N</text:p>
          </table:table-cell>
          <table:table-cell table:style-name="ce83" office:value-type="string" calcext:value-type="string">
            <text:p>C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91" table:formula="of:=BITAND([.Y10];[.$Z$7])" office:value-type="float" office:value="1" calcext:value-type="float">
            <text:p>1</text:p>
          </table:table-cell>
          <table:table-cell table:formula="of:=BITAND([.Y10];[.$AA$7])" office:value-type="float" office:value="1" calcext:value-type="float">
            <text:p>1</text:p>
          </table:table-cell>
          <table:table-cell table:formula="of:=BITAND([.Y10];[.$AB$7])" office:value-type="float" office:value="5" calcext:value-type="float">
            <text:p>5</text:p>
          </table:table-cell>
          <table:table-cell table:formula="of:=BITAND([.Y10];[.$AC$7])" office:value-type="float" office:value="0" calcext:value-type="float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96" table:formula="of:=BITAND([.AE10];[.$Z$7])" office:value-type="float" office:value="0" calcext:value-type="float">
            <text:p>0</text:p>
          </table:table-cell>
          <table:table-cell table:style-name="ce97" table:formula="of:=BITAND([.AE10];[.$AA$7])" office:value-type="float" office:value="2" calcext:value-type="float">
            <text:p>2</text:p>
          </table:table-cell>
          <table:table-cell table:style-name="ce98" table:formula="of:=BITAND([.AE10];[.$AB$7])" office:value-type="float" office:value="2" calcext:value-type="float">
            <text:p>2</text:p>
          </table:table-cell>
          <table:table-cell table:style-name="ce99" table:formula="of:=BITAND([.AE10];[.$AC$7])" office:value-type="float" office:value="0" calcext:value-type="float">
            <text:p>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01" table:formula="of:=BITAND([.AK10];[.$Z$7])" office:value-type="float" office:value="1" calcext:value-type="float">
            <text:p>1</text:p>
          </table:table-cell>
          <table:table-cell table:style-name="ce115" table:formula="of:=BITAND([.AK10];[.$AA$7])" office:value-type="float" office:value="3" calcext:value-type="float">
            <text:p>3</text:p>
          </table:table-cell>
          <table:table-cell table:style-name="ce129" table:formula="of:=BITAND([.AK10];[.$AB$7])" office:value-type="float" office:value="3" calcext:value-type="float">
            <text:p>3</text:p>
          </table:table-cell>
          <table:table-cell table:style-name="ce143" table:formula="of:=BITAND([.AK10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“This font is in ___” text</text:p>
          </table:table-cell>
          <table:table-cell/>
          <table:table-cell table:style-name="Default"/>
          <table:table-cell table:number-columns-repeated="13"/>
          <table:table-cell table:style-name="ce47"/>
          <table:table-cell table:style-name="ce59"/>
          <table:table-cell table:style-name="ce71" table:number-columns-repeated="2"/>
          <table:table-cell table:number-columns-repeated="2"/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91" table:formula="of:=BITAND([.Y11];[.$Z$7])" office:value-type="float" office:value="1" calcext:value-type="float">
            <text:p>1</text:p>
          </table:table-cell>
          <table:table-cell table:formula="of:=BITAND([.Y11];[.$AA$7])" office:value-type="float" office:value="3" calcext:value-type="float">
            <text:p>3</text:p>
          </table:table-cell>
          <table:table-cell table:formula="of:=BITAND([.Y11];[.$AB$7])" office:value-type="float" office:value="7" calcext:value-type="float">
            <text:p>7</text:p>
          </table:table-cell>
          <table:table-cell table:formula="of:=BITAND([.Y11];[.$AC$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96" table:formula="of:=BITAND([.AE11];[.$Z$7])" office:value-type="float" office:value="1" calcext:value-type="float">
            <text:p>1</text:p>
          </table:table-cell>
          <table:table-cell table:style-name="ce97" table:formula="of:=BITAND([.AE11];[.$AA$7])" office:value-type="float" office:value="3" calcext:value-type="float">
            <text:p>3</text:p>
          </table:table-cell>
          <table:table-cell table:style-name="ce98" table:formula="of:=BITAND([.AE11];[.$AB$7])" office:value-type="float" office:value="3" calcext:value-type="float">
            <text:p>3</text:p>
          </table:table-cell>
          <table:table-cell table:style-name="ce99" table:formula="of:=BITAND([.AE11];[.$AC$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02" table:formula="of:=BITAND([.AK11];[.$Z$7])" office:value-type="float" office:value="1" calcext:value-type="float">
            <text:p>1</text:p>
          </table:table-cell>
          <table:table-cell table:style-name="ce116" table:formula="of:=BITAND([.AK11];[.$AA$7])" office:value-type="float" office:value="1" calcext:value-type="float">
            <text:p>1</text:p>
          </table:table-cell>
          <table:table-cell table:style-name="ce130" table:formula="of:=BITAND([.AK11];[.$AB$7])" office:value-type="float" office:value="5" calcext:value-type="float">
            <text:p>5</text:p>
          </table:table-cell>
          <table:table-cell table:style-name="ce144" table:formula="of:=BITAND([.AK11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d tick or cross or nothing</text:p>
          </table:table-cell>
          <table:table-cell/>
          <table:table-cell table:style-name="ce5" office:value-type="string" calcext:value-type="string">
            <text:p>No changes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table:style-name="ce16" office:value-type="string" calcext:value-type="string">
            <text:p>C</text:p>
          </table:table-cell>
          <table:table-cell table:style-name="ce16" office:value-type="string" calcext:value-type="string">
            <text:p>?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8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72" office:value-type="string" calcext:value-type="string">
            <text:p>C</text:p>
          </table:table-cell>
          <table:table-cell table:style-name="ce76" office:value-type="string" calcext:value-type="string">
            <text:p>C</text:p>
          </table:table-cell>
          <table:table-cell table:style-name="ce84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formula="of:=BITAND([.Y12];[.$Z$7])" office:value-type="float" office:value="0" calcext:value-type="float">
            <text:p>0</text:p>
          </table:table-cell>
          <table:table-cell table:style-name="ce91" table:formula="of:=BITAND([.Y12];[.$AA$7])" office:value-type="float" office:value="2" calcext:value-type="float">
            <text:p>2</text:p>
          </table:table-cell>
          <table:table-cell table:formula="of:=BITAND([.Y12];[.$AB$7])" office:value-type="float" office:value="2" calcext:value-type="float">
            <text:p>2</text:p>
          </table:table-cell>
          <table:table-cell table:formula="of:=BITAND([.Y12];[.$AC$7])" office:value-type="float" office:value="0" calcext:value-type="float">
            <text:p>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96" table:formula="of:=BITAND([.AE12];[.$Z$7])" office:value-type="float" office:value="0" calcext:value-type="float">
            <text:p>0</text:p>
          </table:table-cell>
          <table:table-cell table:style-name="ce97" table:formula="of:=BITAND([.AE12];[.$AA$7])" office:value-type="float" office:value="0" calcext:value-type="float">
            <text:p>0</text:p>
          </table:table-cell>
          <table:table-cell table:style-name="ce98" table:formula="of:=BITAND([.AE12];[.$AB$7])" office:value-type="float" office:value="4" calcext:value-type="float">
            <text:p>4</text:p>
          </table:table-cell>
          <table:table-cell table:style-name="ce99" table:formula="of:=BITAND([.AE12];[.$AC$7])" office:value-type="float" office:value="0" calcext:value-type="float">
            <text:p>0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03" table:formula="of:=BITAND([.AK12];[.$Z$7])" office:value-type="float" office:value="1" calcext:value-type="float">
            <text:p>1</text:p>
          </table:table-cell>
          <table:table-cell table:style-name="ce117" table:formula="of:=BITAND([.AK12];[.$AA$7])" office:value-type="float" office:value="3" calcext:value-type="float">
            <text:p>3</text:p>
          </table:table-cell>
          <table:table-cell table:style-name="ce131" table:formula="of:=BITAND([.AK12];[.$AB$7])" office:value-type="float" office:value="7" calcext:value-type="float">
            <text:p>7</text:p>
          </table:table-cell>
          <table:table-cell table:style-name="ce145" table:formula="of:=BITAND([.AK12];[.$AC$7])" office:value-type="float" office:value="0" calcext:value-type="float">
            <text:p>0</text:p>
          </table:table-cell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Charmap button</text:p>
          </table:table-cell>
          <table:table-cell/>
          <table:table-cell table:style-name="ce5" office:value-type="string" calcext:value-type="string">
            <text:p>1<text:span text:style-name="T1">st</text:span> time</text:p>
          </table:table-cell>
          <table:table-cell table:style-name="ce9" office:value-type="string" calcext:value-type="string">
            <text:p>?</text:p>
          </table:table-cell>
          <table:table-cell table:style-name="ce17" office:value-type="string" calcext:value-type="string">
            <text:p>N</text:p>
          </table:table-cell>
          <table:table-cell table:number-columns-repeated="4" table:style-name="ce16" office:value-type="string" calcext:value-type="string">
            <text:p>N</text:p>
          </table:table-cell>
          <table:table-cell table:style-name="ce16" office:value-type="string" calcext:value-type="string">
            <text:p>?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N</text:p>
          </table:table-cell>
          <table:table-cell table:style-name="ce61" office:value-type="string" calcext:value-type="string">
            <text:p>N</text:p>
          </table:table-cell>
          <table:table-cell table:style-name="ce73" office:value-type="string" calcext:value-type="string">
            <text:p>C</text:p>
          </table:table-cell>
          <table:table-cell table:style-name="ce77" office:value-type="string" calcext:value-type="string">
            <text:p>C</text:p>
          </table:table-cell>
          <table:table-cell table:style-name="ce85" office:value-type="string" calcext:value-type="string">
            <text:p>C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formula="of:=BITAND([.Y13];[.$Z$7])" office:value-type="float" office:value="0" calcext:value-type="float">
            <text:p>0</text:p>
          </table:table-cell>
          <table:table-cell table:style-name="ce91" table:formula="of:=BITAND([.Y13];[.$AA$7])" office:value-type="float" office:value="2" calcext:value-type="float">
            <text:p>2</text:p>
          </table:table-cell>
          <table:table-cell table:style-name="ce40" table:formula="of:=BITAND([.Y13];[.$AB$7])" office:value-type="float" office:value="6" calcext:value-type="float">
            <text:p>6</text:p>
          </table:table-cell>
          <table:table-cell table:formula="of:=BITAND([.Y13];[.$AC$7])" office:value-type="float" office:value="0" calcext:value-type="float">
            <text:p>0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96" table:formula="of:=BITAND([.AE13];[.$Z$7])" office:value-type="float" office:value="1" calcext:value-type="float">
            <text:p>1</text:p>
          </table:table-cell>
          <table:table-cell table:style-name="ce97" table:formula="of:=BITAND([.AE13];[.$AA$7])" office:value-type="float" office:value="1" calcext:value-type="float">
            <text:p>1</text:p>
          </table:table-cell>
          <table:table-cell table:style-name="ce98" table:formula="of:=BITAND([.AE13];[.$AB$7])" office:value-type="float" office:value="5" calcext:value-type="float">
            <text:p>5</text:p>
          </table:table-cell>
          <table:table-cell table:style-name="ce99" table:formula="of:=BITAND([.AE13];[.$AC$7])" office:value-type="float" office:value="0" calcext:value-type="float">
            <text:p>0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04" table:formula="of:=BITAND([.AK13];[.$Z$7])" office:value-type="float" office:value="1" calcext:value-type="float">
            <text:p>1</text:p>
          </table:table-cell>
          <table:table-cell table:style-name="ce118" table:formula="of:=BITAND([.AK13];[.$AA$7])" office:value-type="float" office:value="1" calcext:value-type="float">
            <text:p>1</text:p>
          </table:table-cell>
          <table:table-cell table:style-name="ce132" table:formula="of:=BITAND([.AK13];[.$AB$7])" office:value-type="float" office:value="1" calcext:value-type="float">
            <text:p>1</text:p>
          </table:table-cell>
          <table:table-cell table:style-name="ce146" table:formula="of:=BITAND([.AK13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ce36"/>
          <table:table-cell table:number-columns-repeated="12"/>
          <table:table-cell table:style-name="ce1" office:value-type="float" office:value="4" calcext:value-type="float">
            <text:p>4</text:p>
          </table:table-cell>
          <table:table-cell table:formula="of:=BITAND([.Y14];[.$Z$7])" office:value-type="float" office:value="0" calcext:value-type="float">
            <text:p>0</text:p>
          </table:table-cell>
          <table:table-cell table:formula="of:=BITAND([.Y14];[.$AA$7])" office:value-type="float" office:value="0" calcext:value-type="float">
            <text:p>0</text:p>
          </table:table-cell>
          <table:table-cell table:style-name="ce91" table:formula="of:=BITAND([.Y14];[.$AB$7])" office:value-type="float" office:value="4" calcext:value-type="float">
            <text:p>4</text:p>
          </table:table-cell>
          <table:table-cell table:formula="of:=BITAND([.Y14];[.$AC$7])" office:value-type="float" office:value="0" calcext:value-type="float">
            <text:p>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96" table:formula="of:=BITAND([.AE14];[.$Z$7])" office:value-type="float" office:value="0" calcext:value-type="float">
            <text:p>0</text:p>
          </table:table-cell>
          <table:table-cell table:style-name="ce97" table:formula="of:=BITAND([.AE14];[.$AA$7])" office:value-type="float" office:value="2" calcext:value-type="float">
            <text:p>2</text:p>
          </table:table-cell>
          <table:table-cell table:style-name="ce98" table:formula="of:=BITAND([.AE14];[.$AB$7])" office:value-type="float" office:value="6" calcext:value-type="float">
            <text:p>6</text:p>
          </table:table-cell>
          <table:table-cell table:style-name="ce99" table:formula="of:=BITAND([.AE14];[.$AC$7])" office:value-type="float" office:value="0" calcext:value-type="float">
            <text:p>0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05" table:formula="of:=BITAND([.AK14];[.$Z$7])" office:value-type="float" office:value="1" calcext:value-type="float">
            <text:p>1</text:p>
          </table:table-cell>
          <table:table-cell table:style-name="ce119" table:formula="of:=BITAND([.AK14];[.$AA$7])" office:value-type="float" office:value="3" calcext:value-type="float">
            <text:p>3</text:p>
          </table:table-cell>
          <table:table-cell table:style-name="ce133" table:formula="of:=BITAND([.AK14];[.$AB$7])" office:value-type="float" office:value="3" calcext:value-type="float">
            <text:p>3</text:p>
          </table:table-cell>
          <table:table-cell table:style-name="ce147" table:formula="of:=BITAND([.AK14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office:value-type="string" calcext:value-type="string">
            <text:p>From a New pencil</text:p>
          </table:table-cell>
          <table:table-cell table:number-columns-repeated="4"/>
          <table:table-cell table:style-name="ce37"/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" office:value-type="string" calcext:value-type="string">
            <text:p>N</text:p>
          </table:table-cell>
          <table:table-cell table:style-name="ce62" office:value-type="string" calcext:value-type="string">
            <text:p>C</text:p>
          </table:table-cell>
          <table:table-cell table:style-name="ce74" office:value-type="string" calcext:value-type="string">
            <text:p>C</text:p>
          </table:table-cell>
          <table:table-cell table:style-name="ce78" office:value-type="string" calcext:value-type="string">
            <text:p>C</text:p>
          </table:table-cell>
          <table:table-cell table:style-name="ce86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formula="of:=BITAND([.Y15];[.$Z$7])" office:value-type="float" office:value="0" calcext:value-type="float">
            <text:p>0</text:p>
          </table:table-cell>
          <table:table-cell table:formula="of:=BITAND([.Y15];[.$AA$7])" office:value-type="float" office:value="0" calcext:value-type="float">
            <text:p>0</text:p>
          </table:table-cell>
          <table:table-cell table:style-name="ce93" table:formula="of:=BITAND([.Y15];[.$AB$7])" office:value-type="float" office:value="0" calcext:value-type="float">
            <text:p>0</text:p>
          </table:table-cell>
          <table:table-cell table:style-name="ce91" table:formula="of:=BITAND([.Y15];[.$AC$7])" office:value-type="float" office:value="8" calcext:value-type="float">
            <text:p>8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96" table:formula="of:=BITAND([.AE15];[.$Z$7])" office:value-type="float" office:value="1" calcext:value-type="float">
            <text:p>1</text:p>
          </table:table-cell>
          <table:table-cell table:style-name="ce97" table:formula="of:=BITAND([.AE15];[.$AA$7])" office:value-type="float" office:value="3" calcext:value-type="float">
            <text:p>3</text:p>
          </table:table-cell>
          <table:table-cell table:style-name="ce98" table:formula="of:=BITAND([.AE15];[.$AB$7])" office:value-type="float" office:value="7" calcext:value-type="float">
            <text:p>7</text:p>
          </table:table-cell>
          <table:table-cell table:style-name="ce99" table:formula="of:=BITAND([.AE15];[.$AC$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13" calcext:value-type="float">
            <text:p>13</text:p>
          </table:table-cell>
          <table:table-cell table:style-name="ce106" table:formula="of:=BITAND([.AK15];[.$Z$7])" office:value-type="float" office:value="1" calcext:value-type="float">
            <text:p>1</text:p>
          </table:table-cell>
          <table:table-cell table:style-name="ce120" table:formula="of:=BITAND([.AK15];[.$AA$7])" office:value-type="float" office:value="1" calcext:value-type="float">
            <text:p>1</text:p>
          </table:table-cell>
          <table:table-cell table:style-name="ce134" table:formula="of:=BITAND([.AK15];[.$AB$7])" office:value-type="float" office:value="5" calcext:value-type="float">
            <text:p>5</text:p>
          </table:table-cell>
          <table:table-cell table:style-name="ce148" table:formula="of:=BITAND([.AK15];[.$AC$7]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Bad/Info Font</text:p>
          </table:table-cell>
          <table:table-cell table:number-columns-repeated="4"/>
          <table:table-cell office:value-type="string" calcext:value-type="string">
            <text:p>C</text:p>
          </table:table-cell>
          <table:table-cell office:value-type="string" calcext:value-type="string">
            <text:p>(copy)From existing pencil</text:p>
          </table:table-cell>
          <table:table-cell table:number-columns-repeated="23"/>
          <table:table-cell table:style-name="ce1" office:value-type="float" office:value="8" calcext:value-type="float">
            <text:p>8</text:p>
          </table:table-cell>
          <table:table-cell table:style-name="ce96" table:formula="of:=BITAND([.AE16];[.$Z$7])" office:value-type="float" office:value="0" calcext:value-type="float">
            <text:p>0</text:p>
          </table:table-cell>
          <table:table-cell table:style-name="ce97" table:formula="of:=BITAND([.AE16];[.$AA$7])" office:value-type="float" office:value="0" calcext:value-type="float">
            <text:p>0</text:p>
          </table:table-cell>
          <table:table-cell table:style-name="ce98" table:formula="of:=BITAND([.AE16];[.$AB$7])" office:value-type="float" office:value="0" calcext:value-type="float">
            <text:p>0</text:p>
          </table:table-cell>
          <table:table-cell table:style-name="ce99" table:formula="of:=BITAND([.AE16];[.$AC$7])" office:value-type="float" office:value="8" calcext:value-type="float">
            <text:p>8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07" table:formula="of:=BITAND([.AK16];[.$Z$7])" office:value-type="float" office:value="1" calcext:value-type="float">
            <text:p>1</text:p>
          </table:table-cell>
          <table:table-cell table:style-name="ce121" table:formula="of:=BITAND([.AK16];[.$AA$7])" office:value-type="float" office:value="3" calcext:value-type="float">
            <text:p>3</text:p>
          </table:table-cell>
          <table:table-cell table:style-name="ce135" table:formula="of:=BITAND([.AK16];[.$AB$7])" office:value-type="float" office:value="7" calcext:value-type="float">
            <text:p>7</text:p>
          </table:table-cell>
          <table:table-cell table:style-name="ce149" table:formula="of:=BITAND([.AK16];[.$AC$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ayer #</text:p>
          </table:table-cell>
          <table:table-cell table:number-columns-repeated="11"/>
          <table:table-cell table:style-name="ce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1" office:value-type="string" calcext:value-type="string">
            <text:p>C</text:p>
          </table:table-cell>
          <table:table-cell table:style-name="ce63" office:value-type="string" calcext:value-type="string">
            <text:p>C</text:p>
          </table:table-cell>
          <table:table-cell table:style-name="ce75" office:value-type="string" calcext:value-type="string">
            <text:p>C</text:p>
          </table:table-cell>
          <table:table-cell table:style-name="ce79" office:value-type="string" calcext:value-type="string">
            <text:p>C</text:p>
          </table:table-cell>
          <table:table-cell table:style-name="ce87"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formula="of:=BITAND([.Y17];[.$Z$7])" office:value-type="float" office:value="0" calcext:value-type="float">
            <text:p>0</text:p>
          </table:table-cell>
          <table:table-cell table:formula="of:=BITAND([.Y17];[.$AA$7])" office:value-type="float" office:value="0" calcext:value-type="float">
            <text:p>0</text:p>
          </table:table-cell>
          <table:table-cell table:formula="of:=BITAND([.Y17];[.$AB$7])" office:value-type="float" office:value="0" calcext:value-type="float">
            <text:p>0</text:p>
          </table:table-cell>
          <table:table-cell table:formula="of:=BITAND([.Y17];[.$AC$7])" office:value-type="float" office:value="0" calcext:value-type="float">
            <text:p>0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96" table:formula="of:=BITAND([.AE17];[.$Z$7])" office:value-type="float" office:value="1" calcext:value-type="float">
            <text:p>1</text:p>
          </table:table-cell>
          <table:table-cell table:style-name="ce97" table:formula="of:=BITAND([.AE17];[.$AA$7])" office:value-type="float" office:value="1" calcext:value-type="float">
            <text:p>1</text:p>
          </table:table-cell>
          <table:table-cell table:style-name="ce98" table:formula="of:=BITAND([.AE17];[.$AB$7])" office:value-type="float" office:value="1" calcext:value-type="float">
            <text:p>1</text:p>
          </table:table-cell>
          <table:table-cell table:style-name="ce99" table:formula="of:=BITAND([.AE17];[.$AC$7])" office:value-type="float" office:value="8" calcext:value-type="float">
            <text:p>8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08" table:formula="of:=BITAND([.AK17];[.$Z$7])" office:value-type="float" office:value="0" calcext:value-type="float">
            <text:p>0</text:p>
          </table:table-cell>
          <table:table-cell table:style-name="ce122" table:formula="of:=BITAND([.AK17];[.$AA$7])" office:value-type="float" office:value="2" calcext:value-type="float">
            <text:p>2</text:p>
          </table:table-cell>
          <table:table-cell table:style-name="ce136" table:formula="of:=BITAND([.AK17];[.$AB$7])" office:value-type="float" office:value="2" calcext:value-type="float">
            <text:p>2</text:p>
          </table:table-cell>
          <table:table-cell table:style-name="ce150" table:formula="of:=BITAND([.AK17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our gradient bottom to top</text:p>
          </table:table-cell>
          <table:table-cell table:number-columns-repeated="22"/>
          <table:table-cell table:style-name="ce1" office:value-type="float" office:value="9" calcext:value-type="float">
            <text:p>9</text:p>
          </table:table-cell>
          <table:table-cell table:style-name="ce92" table:formula="of:=BITAND([.Y18];[.$Z$7])" office:value-type="float" office:value="1" calcext:value-type="float">
            <text:p>1</text:p>
          </table:table-cell>
          <table:table-cell table:formula="of:=BITAND([.Y18];[.$AA$7])" office:value-type="float" office:value="1" calcext:value-type="float">
            <text:p>1</text:p>
          </table:table-cell>
          <table:table-cell table:formula="of:=BITAND([.Y18];[.$AB$7])" office:value-type="float" office:value="1" calcext:value-type="float">
            <text:p>1</text:p>
          </table:table-cell>
          <table:table-cell table:style-name="ce92" table:formula="of:=BITAND([.Y18];[.$AC$7])" office:value-type="float" office:value="8" calcext:value-type="float">
            <text:p>8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96" table:formula="of:=BITAND([.AE18];[.$Z$7])" office:value-type="float" office:value="0" calcext:value-type="float">
            <text:p>0</text:p>
          </table:table-cell>
          <table:table-cell table:style-name="ce97" table:formula="of:=BITAND([.AE18];[.$AA$7])" office:value-type="float" office:value="2" calcext:value-type="float">
            <text:p>2</text:p>
          </table:table-cell>
          <table:table-cell table:style-name="ce98" table:formula="of:=BITAND([.AE18];[.$AB$7])" office:value-type="float" office:value="2" calcext:value-type="float">
            <text:p>2</text:p>
          </table:table-cell>
          <table:table-cell table:style-name="ce99" table:formula="of:=BITAND([.AE18];[.$AC$7])" office:value-type="float" office:value="8" calcext:value-type="float">
            <text:p>8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93" table:formula="of:=BITAND([.AK18];[.$Z$7])" office:value-type="float" office:value="0" calcext:value-type="float">
            <text:p>0</text:p>
          </table:table-cell>
          <table:table-cell table:style-name="ce93" table:formula="of:=BITAND([.AK18];[.$AA$7])" office:value-type="float" office:value="2" calcext:value-type="float">
            <text:p>2</text:p>
          </table:table-cell>
          <table:table-cell table:style-name="ce93" table:formula="of:=BITAND([.AK18];[.$AB$7])" office:value-type="float" office:value="6" calcext:value-type="float">
            <text:p>6</text:p>
          </table:table-cell>
          <table:table-cell table:style-name="ce93" table:formula="of:=BITAND([.AK18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nt info text</text:p>
          </table:table-cell>
          <table:table-cell table:number-columns-repeated="22"/>
          <table:table-cell table:style-name="ce1" office:value-type="float" office:value="10" calcext:value-type="float">
            <text:p>10</text:p>
          </table:table-cell>
          <table:table-cell table:formula="of:=BITAND([.Y19];[.$Z$7])" office:value-type="float" office:value="0" calcext:value-type="float">
            <text:p>0</text:p>
          </table:table-cell>
          <table:table-cell table:style-name="ce92" table:formula="of:=BITAND([.Y19];[.$AA$7])" office:value-type="float" office:value="2" calcext:value-type="float">
            <text:p>2</text:p>
          </table:table-cell>
          <table:table-cell table:formula="of:=BITAND([.Y19];[.$AB$7])" office:value-type="float" office:value="2" calcext:value-type="float">
            <text:p>2</text:p>
          </table:table-cell>
          <table:table-cell table:style-name="ce92" table:formula="of:=BITAND([.Y19];[.$AC$7])" office:value-type="float" office:value="8" calcext:value-type="float">
            <text:p>8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96" table:formula="of:=BITAND([.AE19];[.$Z$7])" office:value-type="float" office:value="1" calcext:value-type="float">
            <text:p>1</text:p>
          </table:table-cell>
          <table:table-cell table:style-name="ce97" table:formula="of:=BITAND([.AE19];[.$AA$7])" office:value-type="float" office:value="3" calcext:value-type="float">
            <text:p>3</text:p>
          </table:table-cell>
          <table:table-cell table:style-name="ce98" table:formula="of:=BITAND([.AE19];[.$AB$7])" office:value-type="float" office:value="3" calcext:value-type="float">
            <text:p>3</text:p>
          </table:table-cell>
          <table:table-cell table:style-name="ce99" table:formula="of:=BITAND([.AE19];[.$AC$7])" office:value-type="float" office:value="8" calcext:value-type="float">
            <text:p>8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09" table:formula="of:=BITAND([.AK19];[.$Z$7])" office:value-type="float" office:value="0" calcext:value-type="float">
            <text:p>0</text:p>
          </table:table-cell>
          <table:table-cell table:style-name="ce123" table:formula="of:=BITAND([.AK19];[.$AA$7])" office:value-type="float" office:value="2" calcext:value-type="float">
            <text:p>2</text:p>
          </table:table-cell>
          <table:table-cell table:style-name="ce137" table:formula="of:=BITAND([.AK19];[.$AB$7])" office:value-type="float" office:value="2" calcext:value-type="float">
            <text:p>2</text:p>
          </table:table-cell>
          <table:table-cell table:style-name="ce151" table:formula="of:=BITAND([.AK19];[.$AC$7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con and message</text:p>
          </table:table-cell>
          <table:table-cell table:number-columns-repeated="10"/>
          <table:table-cell office:value-type="string" calcext:value-type="string">
            <text:p>Testzone:</text:p>
          </table:table-cell>
          <table:table-cell table:number-columns-repeated="11"/>
          <table:table-cell table:style-name="ce1" office:value-type="float" office:value="11" calcext:value-type="float">
            <text:p>11</text:p>
          </table:table-cell>
          <table:table-cell table:style-name="ce92" table:formula="of:=BITAND([.Y20];[.$Z$7])" office:value-type="float" office:value="1" calcext:value-type="float">
            <text:p>1</text:p>
          </table:table-cell>
          <table:table-cell table:formula="of:=BITAND([.Y20];[.$AA$7])" office:value-type="float" office:value="3" calcext:value-type="float">
            <text:p>3</text:p>
          </table:table-cell>
          <table:table-cell table:formula="of:=BITAND([.Y20];[.$AB$7])" office:value-type="float" office:value="3" calcext:value-type="float">
            <text:p>3</text:p>
          </table:table-cell>
          <table:table-cell table:style-name="ce92" table:formula="of:=BITAND([.Y20];[.$AC$7])" office:value-type="float" office:value="8" calcext:value-type="float">
            <text:p>8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96" table:formula="of:=BITAND([.AE20];[.$Z$7])" office:value-type="float" office:value="0" calcext:value-type="float">
            <text:p>0</text:p>
          </table:table-cell>
          <table:table-cell table:style-name="ce97" table:formula="of:=BITAND([.AE20];[.$AA$7])" office:value-type="float" office:value="0" calcext:value-type="float">
            <text:p>0</text:p>
          </table:table-cell>
          <table:table-cell table:style-name="ce98" table:formula="of:=BITAND([.AE20];[.$AB$7])" office:value-type="float" office:value="4" calcext:value-type="float">
            <text:p>4</text:p>
          </table:table-cell>
          <table:table-cell table:style-name="ce99" table:formula="of:=BITAND([.AE20];[.$AC$7])" office:value-type="float" office:value="8" calcext:value-type="float">
            <text:p>8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10" table:formula="of:=BITAND([.AK20];[.$Z$7])" office:value-type="float" office:value="0" calcext:value-type="float">
            <text:p>0</text:p>
          </table:table-cell>
          <table:table-cell table:style-name="ce124" table:formula="of:=BITAND([.AK20];[.$AA$7])" office:value-type="float" office:value="2" calcext:value-type="float">
            <text:p>2</text:p>
          </table:table-cell>
          <table:table-cell table:style-name="ce138" table:formula="of:=BITAND([.AK20];[.$AB$7])" office:value-type="float" office:value="6" calcext:value-type="float">
            <text:p>6</text:p>
          </table:table-cell>
          <table:table-cell table:style-name="ce152" table:formula="of:=BITAND([.AK20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12"/>
          <table:table-cell table:style-name="ce6" office:value-type="string" calcext:value-type="string">
            <text:p>Value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/>
          <table:table-cell table:style-name="ce1" office:value-type="float" office:value="12" calcext:value-type="float">
            <text:p>12</text:p>
          </table:table-cell>
          <table:table-cell table:formula="of:=BITAND([.Y21];[.$Z$7])" office:value-type="float" office:value="0" calcext:value-type="float">
            <text:p>0</text:p>
          </table:table-cell>
          <table:table-cell table:formula="of:=BITAND([.Y21];[.$AA$7])" office:value-type="float" office:value="0" calcext:value-type="float">
            <text:p>0</text:p>
          </table:table-cell>
          <table:table-cell table:style-name="ce92" table:formula="of:=BITAND([.Y21];[.$AB$7])" office:value-type="float" office:value="4" calcext:value-type="float">
            <text:p>4</text:p>
          </table:table-cell>
          <table:table-cell table:style-name="ce92" table:formula="of:=BITAND([.Y21];[.$AC$7])" office:value-type="float" office:value="8" calcext:value-type="float">
            <text:p>8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96" table:formula="of:=BITAND([.AE21];[.$Z$7])" office:value-type="float" office:value="1" calcext:value-type="float">
            <text:p>1</text:p>
          </table:table-cell>
          <table:table-cell table:style-name="ce97" table:formula="of:=BITAND([.AE21];[.$AA$7])" office:value-type="float" office:value="1" calcext:value-type="float">
            <text:p>1</text:p>
          </table:table-cell>
          <table:table-cell table:style-name="ce98" table:formula="of:=BITAND([.AE21];[.$AB$7])" office:value-type="float" office:value="5" calcext:value-type="float">
            <text:p>5</text:p>
          </table:table-cell>
          <table:table-cell table:style-name="ce99" table:formula="of:=BITAND([.AE21];[.$AC$7])" office:value-type="float" office:value="8" calcext:value-type="float">
            <text:p>8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11" table:formula="of:=BITAND([.AK21];[.$Z$7])" office:value-type="float" office:value="0" calcext:value-type="float">
            <text:p>0</text:p>
          </table:table-cell>
          <table:table-cell table:style-name="ce125" table:formula="of:=BITAND([.AK21];[.$AA$7])" office:value-type="float" office:value="0" calcext:value-type="float">
            <text:p>0</text:p>
          </table:table-cell>
          <table:table-cell table:style-name="ce139" table:formula="of:=BITAND([.AK21];[.$AB$7])" office:value-type="float" office:value="4" calcext:value-type="float">
            <text:p>4</text:p>
          </table:table-cell>
          <table:table-cell table:style-name="ce153" table:formula="of:=BITAND([.AK21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style-name="ce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1" office:value-type="float" office:value="13" calcext:value-type="float">
            <text:p>13</text:p>
          </table:table-cell>
          <table:table-cell table:style-name="ce92" table:formula="of:=BITAND([.Y22];[.$Z$7])" office:value-type="float" office:value="1" calcext:value-type="float">
            <text:p>1</text:p>
          </table:table-cell>
          <table:table-cell table:formula="of:=BITAND([.Y22];[.$AA$7])" office:value-type="float" office:value="1" calcext:value-type="float">
            <text:p>1</text:p>
          </table:table-cell>
          <table:table-cell table:formula="of:=BITAND([.Y22];[.$AB$7])" office:value-type="float" office:value="5" calcext:value-type="float">
            <text:p>5</text:p>
          </table:table-cell>
          <table:table-cell table:style-name="ce92" table:formula="of:=BITAND([.Y22];[.$AC$7])" office:value-type="float" office:value="8" calcext:value-type="float">
            <text:p>8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96" table:formula="of:=BITAND([.AE22];[.$Z$7])" office:value-type="float" office:value="0" calcext:value-type="float">
            <text:p>0</text:p>
          </table:table-cell>
          <table:table-cell table:style-name="ce97" table:formula="of:=BITAND([.AE22];[.$AA$7])" office:value-type="float" office:value="2" calcext:value-type="float">
            <text:p>2</text:p>
          </table:table-cell>
          <table:table-cell table:style-name="ce98" table:formula="of:=BITAND([.AE22];[.$AB$7])" office:value-type="float" office:value="6" calcext:value-type="float">
            <text:p>6</text:p>
          </table:table-cell>
          <table:table-cell table:style-name="ce99" table:formula="of:=BITAND([.AE22];[.$AC$7])" office:value-type="float" office:value="8" calcext:value-type="float">
            <text:p>8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12" table:formula="of:=BITAND([.AK22];[.$Z$7])" office:value-type="float" office:value="0" calcext:value-type="float">
            <text:p>0</text:p>
          </table:table-cell>
          <table:table-cell table:style-name="ce126" table:formula="of:=BITAND([.AK22];[.$AA$7])" office:value-type="float" office:value="0" calcext:value-type="float">
            <text:p>0</text:p>
          </table:table-cell>
          <table:table-cell table:style-name="ce140" table:formula="of:=BITAND([.AK22];[.$AB$7])" office:value-type="float" office:value="4" calcext:value-type="float">
            <text:p>4</text:p>
          </table:table-cell>
          <table:table-cell table:style-name="ce154" table:formula="of:=BITAND([.AK22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12"/>
          <table:table-cell table:style-name="ce39"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6"/>
          <table:table-cell table:style-name="ce1" office:value-type="float" office:value="14" calcext:value-type="float">
            <text:p>14</text:p>
          </table:table-cell>
          <table:table-cell table:formula="of:=BITAND([.Y23];[.$Z$7])" office:value-type="float" office:value="0" calcext:value-type="float">
            <text:p>0</text:p>
          </table:table-cell>
          <table:table-cell table:style-name="ce92" table:formula="of:=BITAND([.Y23];[.$AA$7])" office:value-type="float" office:value="2" calcext:value-type="float">
            <text:p>2</text:p>
          </table:table-cell>
          <table:table-cell table:formula="of:=BITAND([.Y23];[.$AB$7])" office:value-type="float" office:value="6" calcext:value-type="float">
            <text:p>6</text:p>
          </table:table-cell>
          <table:table-cell table:style-name="ce92" table:formula="of:=BITAND([.Y23];[.$AC$7])" office:value-type="float" office:value="8" calcext:value-type="float">
            <text:p>8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96" table:formula="of:=BITAND([.AE23];[.$Z$7])" office:value-type="float" office:value="1" calcext:value-type="float">
            <text:p>1</text:p>
          </table:table-cell>
          <table:table-cell table:style-name="ce97" table:formula="of:=BITAND([.AE23];[.$AA$7])" office:value-type="float" office:value="3" calcext:value-type="float">
            <text:p>3</text:p>
          </table:table-cell>
          <table:table-cell table:style-name="ce98" table:formula="of:=BITAND([.AE23];[.$AB$7])" office:value-type="float" office:value="7" calcext:value-type="float">
            <text:p>7</text:p>
          </table:table-cell>
          <table:table-cell table:style-name="ce99" table:formula="of:=BITAND([.AE23];[.$AC$7])" office:value-type="float" office:value="8" calcext:value-type="float">
            <text:p>8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13" table:formula="of:=BITAND([.AK23];[.$Z$7])" office:value-type="float" office:value="0" calcext:value-type="float">
            <text:p>0</text:p>
          </table:table-cell>
          <table:table-cell table:style-name="ce127" table:formula="of:=BITAND([.AK23];[.$AA$7])" office:value-type="float" office:value="0" calcext:value-type="float">
            <text:p>0</text:p>
          </table:table-cell>
          <table:table-cell table:style-name="ce141" table:formula="of:=BITAND([.AK23];[.$AB$7])" office:value-type="float" office:value="0" calcext:value-type="float">
            <text:p>0</text:p>
          </table:table-cell>
          <table:table-cell table:style-name="ce155" table:formula="of:=BITAND([.AK23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13"/>
          <table:table-cell table:formula="of:=BITAND([.N22];[.N23])" office:value-type="float" office:value="0" calcext:value-type="float">
            <text:p>0</text:p>
          </table:table-cell>
          <table:table-cell table:formula="of:=BITAND([.O22];[.O23])" office:value-type="float" office:value="0" calcext:value-type="float">
            <text:p>0</text:p>
          </table:table-cell>
          <table:table-cell table:formula="of:=BITAND([.P22];[.P23])" office:value-type="float" office:value="0" calcext:value-type="float">
            <text:p>0</text:p>
          </table:table-cell>
          <table:table-cell table:style-name="ce40" table:formula="of:=BITAND([.Q22];[.Q23])"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  <table:table-cell table:style-name="ce1" office:value-type="float" office:value="15" calcext:value-type="float">
            <text:p>15</text:p>
          </table:table-cell>
          <table:table-cell table:style-name="ce92" table:formula="of:=BITAND([.Y24];[.$Z$7])" office:value-type="float" office:value="1" calcext:value-type="float">
            <text:p>1</text:p>
          </table:table-cell>
          <table:table-cell table:formula="of:=BITAND([.Y24];[.$AA$7])" office:value-type="float" office:value="3" calcext:value-type="float">
            <text:p>3</text:p>
          </table:table-cell>
          <table:table-cell table:formula="of:=BITAND([.Y24];[.$AB$7])" office:value-type="float" office:value="7" calcext:value-type="float">
            <text:p>7</text:p>
          </table:table-cell>
          <table:table-cell table:style-name="ce92" table:formula="of:=BITAND([.Y24];[.$AC$7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12"/>
          <table:table-cell table:style-name="ce5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Therefore: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39"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Inactive = 1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formula="of:=BITAND([.N26];[.N27])" office:value-type="float" office:value="0" calcext:value-type="float">
            <text:p>0</text:p>
          </table:table-cell>
          <table:table-cell table:formula="of:=BITAND([.O26];[.O27])" office:value-type="float" office:value="0" calcext:value-type="float">
            <text:p>0</text:p>
          </table:table-cell>
          <table:table-cell table:style-name="ce1" table:formula="of:=BITAND([.P26];[.P27])" office:value-type="float" office:value="1" calcext:value-type="float">
            <text:p>1</text:p>
          </table:table-cell>
          <table:table-cell table:formula="of:=BITAND([.Q26];[.Q27])"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Pointsize = 2</text:p>
          </table:table-cell>
          <table:table-cell table:number-columns-repeated="16"/>
        </table:table-row>
        <table:table-row table:style-name="ro1">
          <table:table-cell table:number-columns-repeated="24"/>
          <table:table-cell office:value-type="string" calcext:value-type="string">
            <text:p>Text = 3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elected = 4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39"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52"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13"/>
          <table:table-cell table:formula="of:=BITAND([.N30];[.N31])" office:value-type="float" office:value="0" calcext:value-type="float">
            <text:p>0</text:p>
          </table:table-cell>
          <table:table-cell table:formula="of:=BITAND([.O30];[.O31])" office:value-type="float" office:value="1" calcext:value-type="float">
            <text:p>1</text:p>
          </table:table-cell>
          <table:table-cell table:style-name="ce1" table:formula="of:=BITAND([.P30];[.P31])" office:value-type="float" office:value="0" calcext:value-type="float">
            <text:p>0</text:p>
          </table:table-cell>
          <table:table-cell table:formula="of:=BITAND([.Q30];[.Q31])" office:value-type="float" office:value="1" calcext:value-type="float">
            <text:p>1</text:p>
          </table:table-cell>
          <table:table-cell/>
          <table:table-cell office:value-type="string" calcext:value-type="string">
            <text:p>C</text:p>
          </table:table-cell>
          <table:table-cell table:number-columns-repeated="5"/>
          <table:table-cell office:value-type="string" calcext:value-type="string">
            <text:p>State = State | Inactive | Pointsize | Text | etc.</text:p>
          </table:table-cell>
          <table:table-cell table:number-columns-repeated="16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12"/>
          <table:table-cell table:style-name="ce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if state &amp; 1 == 1: Do block A work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39"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52"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if state &amp; 3 == 2: Do block B work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formula="of:=BITAND([.N34];[.N35])" office:value-type="float" office:value="1" calcext:value-type="float">
            <text:p>1</text:p>
          </table:table-cell>
          <table:table-cell table:formula="of:=BITAND([.O34];[.O35])" office:value-type="float" office:value="0" calcext:value-type="float">
            <text:p>0</text:p>
          </table:table-cell>
          <table:table-cell table:style-name="ce1" table:formula="of:=BITAND([.P34];[.P35])" office:value-type="float" office:value="0" calcext:value-type="float">
            <text:p>0</text:p>
          </table:table-cell>
          <table:table-cell table:formula="of:=BITAND([.Q34];[.Q35]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table:number-columns-repeated="5"/>
          <table:table-cell office:value-type="string" calcext:value-type="string">
            <text:p>if state &amp; 7 == 4: Do block C work</text:p>
          </table:table-cell>
          <table:table-cell table:number-columns-repeated="16"/>
        </table:table-row>
        <table:table-row table:style-name="ro1">
          <table:table-cell table:number-columns-repeated="24"/>
          <table:table-cell office:value-type="string" calcext:value-type="string">
            <text:p>if state &amp; 8 == 8: Do D</text:p>
          </table:table-cell>
          <table:table-cell table:number-columns-repeated="16"/>
        </table:table-row>
        <table:table-row table:style-name="ro1">
          <table:table-cell table:number-columns-repeated="18"/>
          <table:table-cell table:style-name="ce64"/>
          <table:table-cell table:number-columns-repeated="22"/>
        </table:table-row>
        <table:table-row table:style-name="ro1">
          <table:table-cell table:number-columns-repeated="24"/>
          <table:table-cell table:style-name="ce1"/>
          <table:table-cell table:number-columns-repeated="3"/>
          <table:table-cell table:style-name="ce3"/>
          <table:table-cell table:number-columns-repeated="12"/>
        </table:table-row>
        <table:table-row table:style-name="ro1" table:number-rows-repeated="7">
          <table:table-cell table:number-columns-repeated="41"/>
        </table:table-row>
        <table:table-row table:style-name="ro1">
          <table:table-cell table:number-columns-repeated="13"/>
          <table:table-cell table:style-name="ce5" table:number-columns-repeated="4"/>
          <table:table-cell table:number-columns-repeated="24"/>
        </table:table-row>
        <table:table-row table:style-name="ro1" table:number-rows-repeated="2">
          <table:table-cell table:number-columns-repeated="41"/>
        </table:table-row>
        <table:table-row table:style-name="ro1">
          <table:table-cell table:number-columns-repeated="3"/>
          <table:table-cell table:style-name="ce6"/>
          <table:table-cell table:style-name="ce10" table:number-columns-repeated="4"/>
          <table:table-cell table:style-name="ce28" table:number-columns-repeated="2"/>
          <table:table-cell table:number-columns-repeated="31"/>
        </table:table-row>
        <table:table-row table:style-name="ro1">
          <table:table-cell/>
          <table:table-cell table:style-name="ce2" table:number-columns-repeated="2"/>
          <table:table-cell table:style-name="ce6"/>
          <table:table-cell table:style-name="ce10" table:number-columns-repeated="4"/>
          <table:table-cell table:style-name="ce28" table:number-columns-repeated="2"/>
          <table:table-cell table:number-columns-repeated="31"/>
        </table:table-row>
        <table:table-row table:style-name="ro1" table:number-rows-repeated="9">
          <table:table-cell/>
          <table:table-cell table:style-name="ce2" table:number-columns-repeated="2"/>
          <table:table-cell table:number-columns-repeated="5"/>
          <table:table-cell table:style-name="ce29" table:number-columns-repeated="2"/>
          <table:table-cell table:number-columns-repeated="31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table:style-name="ce29" table:number-columns-repeated="2"/>
          <table:table-cell table:number-columns-repeated="13"/>
          <table:table-cell table:style-name="ce1"/>
          <table:table-cell table:number-columns-repeated="17"/>
        </table:table-row>
        <table:table-row table:style-name="ro1" table:number-rows-repeated="2">
          <table:table-cell/>
          <table:table-cell table:style-name="ce2" table:number-columns-repeated="2"/>
          <table:table-cell table:number-columns-repeated="5"/>
          <table:table-cell table:style-name="ce29" table:number-columns-repeated="2"/>
          <table:table-cell table:number-columns-repeated="31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table:style-name="ce29" table:number-columns-repeated="2"/>
          <table:table-cell table:number-columns-repeated="3"/>
          <table:table-cell table:style-name="ce1" table:number-columns-repeated="8"/>
          <table:table-cell table:number-columns-repeated="20"/>
        </table:table-row>
        <table:table-row table:style-name="ro1" table:number-rows-repeated="3">
          <table:table-cell/>
          <table:table-cell table:style-name="ce2" table:number-columns-repeated="2"/>
          <table:table-cell table:number-columns-repeated="5"/>
          <table:table-cell table:style-name="ce29" table:number-columns-repeated="2"/>
          <table:table-cell table:number-columns-repeated="31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table:style-name="ce29" table:number-columns-repeated="2"/>
          <table:table-cell table:number-columns-repeated="3"/>
          <table:table-cell table:style-name="ce39" table:number-columns-repeated="4"/>
          <table:table-cell table:style-name="ce1" table:number-columns-repeated="2"/>
          <table:table-cell table:number-columns-repeated="22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table:style-name="ce29" table:number-columns-repeated="2"/>
          <table:table-cell table:number-columns-repeated="31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table:style-name="ce29" table:number-columns-repeated="2"/>
          <table:table-cell table:number-columns-repeated="3"/>
          <table:table-cell table:style-name="ce1" table:number-columns-repeated="5"/>
          <table:table-cell table:number-columns-repeated="23"/>
        </table:table-row>
        <table:table-row table:style-name="ro1" table:number-rows-repeated="4">
          <table:table-cell table:number-columns-repeated="8"/>
          <table:table-cell table:style-name="ce29" table:number-columns-repeated="2"/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29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29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29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29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29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29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29" office:value-type="float" office:value="0" calcext:value-type="float">
            <text:p>0</text:p>
          </table:table-cell>
          <table:table-cell table:number-columns-repeated="31"/>
        </table:table-row>
        <table:table-row table:style-name="ro1" table:number-rows-repeated="1048494">
          <table:table-cell table:number-columns-repeated="41"/>
        </table:table-row>
        <table:table-row table:style-name="ro1">
          <table:table-cell table:number-columns-repeated="41"/>
        </table:table-row>
        <calcext:conditional-formats>
          <calcext:conditional-format calcext:target-range-address="v3.R6:v3.U7">
            <calcext:condition calcext:apply-style-name="Untitled1" calcext:value="=&quot;N&quot;" calcext:base-cell-address="v3.R6"/>
            <calcext:condition calcext:apply-style-name="Untitled2" calcext:value="=&quot;C&quot;" calcext:base-cell-address="v3.R6"/>
          </calcext:conditional-format>
          <calcext:conditional-format calcext:target-range-address="v3.R5:v3.R7">
            <calcext:condition calcext:apply-style-name="Untitled1" calcext:value="=&quot;N&quot;" calcext:base-cell-address="v3.R5"/>
            <calcext:condition calcext:apply-style-name="Untitled2" calcext:value="=&quot;C&quot;" calcext:base-cell-address="v3.R5"/>
          </calcext:conditional-format>
          <calcext:conditional-format calcext:target-range-address="v3.S5:v3.S7">
            <calcext:condition calcext:apply-style-name="Untitled1" calcext:value="=&quot;N&quot;" calcext:base-cell-address="v3.S5"/>
            <calcext:condition calcext:apply-style-name="Untitled2" calcext:value="=&quot;C&quot;" calcext:base-cell-address="v3.S5"/>
          </calcext:conditional-format>
          <calcext:conditional-format calcext:target-range-address="v3.T5:v3.U7">
            <calcext:condition calcext:apply-style-name="Untitled1" calcext:value="=&quot;N&quot;" calcext:base-cell-address="v3.T5"/>
            <calcext:condition calcext:apply-style-name="Untitled2" calcext:value="=&quot;C&quot;" calcext:base-cell-address="v3.T5"/>
          </calcext:conditional-format>
          <calcext:conditional-format calcext:target-range-address="v3.R11:v3.R11">
            <calcext:condition calcext:apply-style-name="Untitled1" calcext:value="=&quot;N&quot;" calcext:base-cell-address="v3.R11"/>
            <calcext:condition calcext:apply-style-name="Untitled2" calcext:value="=&quot;C&quot;" calcext:base-cell-address="v3.R11"/>
          </calcext:conditional-format>
          <calcext:conditional-format calcext:target-range-address="v3.S11:v3.S11">
            <calcext:condition calcext:apply-style-name="Untitled1" calcext:value="=&quot;N&quot;" calcext:base-cell-address="v3.S11"/>
            <calcext:condition calcext:apply-style-name="Untitled2" calcext:value="=&quot;C&quot;" calcext:base-cell-address="v3.S11"/>
          </calcext:conditional-format>
          <calcext:conditional-format calcext:target-range-address="v3.T11:v3.U11">
            <calcext:condition calcext:apply-style-name="Untitled1" calcext:value="=&quot;N&quot;" calcext:base-cell-address="v3.T11"/>
            <calcext:condition calcext:apply-style-name="Untitled2" calcext:value="=&quot;C&quot;" calcext:base-cell-address="v3.T11"/>
          </calcext:conditional-format>
          <calcext:conditional-format calcext:target-range-address="v3.S15:v3.S15">
            <calcext:condition calcext:apply-style-name="Untitled1" calcext:value="=&quot;N&quot;" calcext:base-cell-address="v3.S15"/>
            <calcext:condition calcext:apply-style-name="Untitled2" calcext:value="=&quot;C&quot;" calcext:base-cell-address="v3.S15"/>
          </calcext:conditional-format>
          <calcext:conditional-format calcext:target-range-address="v3.T15:v3.T15">
            <calcext:condition calcext:apply-style-name="Untitled1" calcext:value="=&quot;N&quot;" calcext:base-cell-address="v3.T15"/>
            <calcext:condition calcext:apply-style-name="Untitled2" calcext:value="=&quot;C&quot;" calcext:base-cell-address="v3.T15"/>
          </calcext:conditional-format>
          <calcext:conditional-format calcext:target-range-address="v3.U15:v3.U15">
            <calcext:condition calcext:apply-style-name="Untitled1" calcext:value="=&quot;N&quot;" calcext:base-cell-address="v3.U15"/>
            <calcext:condition calcext:apply-style-name="Untitled2" calcext:value="=&quot;C&quot;" calcext:base-cell-address="v3.U15"/>
          </calcext:conditional-format>
          <calcext:conditional-format calcext:target-range-address="v3.R17:v3.R17">
            <calcext:condition calcext:apply-style-name="Untitled1" calcext:value="=&quot;N&quot;" calcext:base-cell-address="v3.R17"/>
            <calcext:condition calcext:apply-style-name="Untitled2" calcext:value="=&quot;C&quot;" calcext:base-cell-address="v3.R17"/>
          </calcext:conditional-format>
          <calcext:conditional-format calcext:target-range-address="v3.S17:v3.S17">
            <calcext:condition calcext:apply-style-name="Untitled1" calcext:value="=&quot;N&quot;" calcext:base-cell-address="v3.S17"/>
            <calcext:condition calcext:apply-style-name="Untitled2" calcext:value="=&quot;C&quot;" calcext:base-cell-address="v3.S17"/>
          </calcext:conditional-format>
          <calcext:conditional-format calcext:target-range-address="v3.T17:v3.T17">
            <calcext:condition calcext:apply-style-name="Untitled1" calcext:value="=&quot;N&quot;" calcext:base-cell-address="v3.T17"/>
            <calcext:condition calcext:apply-style-name="Untitled2" calcext:value="=&quot;C&quot;" calcext:base-cell-address="v3.T17"/>
          </calcext:conditional-format>
          <calcext:conditional-format calcext:target-range-address="v3.U17:v3.U17">
            <calcext:condition calcext:apply-style-name="Untitled1" calcext:value="=&quot;N&quot;" calcext:base-cell-address="v3.U17"/>
            <calcext:condition calcext:apply-style-name="Untitled2" calcext:value="=&quot;C&quot;" calcext:base-cell-address="v3.U17"/>
          </calcext:conditional-format>
          <calcext:conditional-format calcext:target-range-address="v3.V17:v3.V17">
            <calcext:condition calcext:apply-style-name="Untitled1" calcext:value="=&quot;N&quot;" calcext:base-cell-address="v3.V17"/>
            <calcext:condition calcext:apply-style-name="Untitled2" calcext:value="=&quot;C&quot;" calcext:base-cell-address="v3.V17"/>
          </calcext:conditional-format>
          <calcext:conditional-format calcext:target-range-address="v3.V15:v3.V15">
            <calcext:condition calcext:apply-style-name="Untitled1" calcext:value="=&quot;N&quot;" calcext:base-cell-address="v3.V15"/>
            <calcext:condition calcext:apply-style-name="Untitled2" calcext:value="=&quot;C&quot;" calcext:base-cell-address="v3.V15"/>
          </calcext:conditional-format>
          <calcext:conditional-format calcext:target-range-address="v3.V12:v3.V12">
            <calcext:condition calcext:apply-style-name="Untitled1" calcext:value="=&quot;N&quot;" calcext:base-cell-address="v3.V12"/>
            <calcext:condition calcext:apply-style-name="Untitled2" calcext:value="=&quot;C&quot;" calcext:base-cell-address="v3.V12"/>
          </calcext:conditional-format>
          <calcext:conditional-format calcext:target-range-address="v3.V7:v3.V7">
            <calcext:condition calcext:apply-style-name="Untitled1" calcext:value="=&quot;N&quot;" calcext:base-cell-address="v3.V7"/>
            <calcext:condition calcext:apply-style-name="Untitled2" calcext:value="=&quot;C&quot;" calcext:base-cell-address="v3.V7"/>
          </calcext:conditional-format>
          <calcext:conditional-format calcext:target-range-address="v3.R12:v3.R12">
            <calcext:condition calcext:apply-style-name="Untitled1" calcext:value="=&quot;N&quot;" calcext:base-cell-address="v3.R12"/>
            <calcext:condition calcext:apply-style-name="Untitled2" calcext:value="=&quot;C&quot;" calcext:base-cell-address="v3.R12"/>
          </calcext:conditional-format>
          <calcext:conditional-format calcext:target-range-address="v3.S12:v3.S12">
            <calcext:condition calcext:apply-style-name="Untitled1" calcext:value="=&quot;N&quot;" calcext:base-cell-address="v3.S12"/>
            <calcext:condition calcext:apply-style-name="Untitled2" calcext:value="=&quot;C&quot;" calcext:base-cell-address="v3.S12"/>
          </calcext:conditional-format>
          <calcext:conditional-format calcext:target-range-address="v3.T12:v3.T12">
            <calcext:condition calcext:apply-style-name="Untitled1" calcext:value="=&quot;N&quot;" calcext:base-cell-address="v3.T12"/>
            <calcext:condition calcext:apply-style-name="Untitled2" calcext:value="=&quot;C&quot;" calcext:base-cell-address="v3.T12"/>
          </calcext:conditional-format>
          <calcext:conditional-format calcext:target-range-address="v3.U12:v3.U12">
            <calcext:condition calcext:apply-style-name="Untitled1" calcext:value="=&quot;N&quot;" calcext:base-cell-address="v3.U12"/>
            <calcext:condition calcext:apply-style-name="Untitled2" calcext:value="=&quot;C&quot;" calcext:base-cell-address="v3.U12"/>
          </calcext:conditional-format>
          <calcext:conditional-format calcext:target-range-address="v3.R15:v3.R15">
            <calcext:condition calcext:apply-style-name="Untitled1" calcext:value="=&quot;N&quot;" calcext:base-cell-address="v3.R15"/>
            <calcext:condition calcext:apply-style-name="Untitled2" calcext:value="=&quot;C&quot;" calcext:base-cell-address="v3.R15"/>
          </calcext:conditional-format>
          <calcext:conditional-format calcext:target-range-address="v3.L15:v3.L15">
            <calcext:condition calcext:apply-style-name="Untitled1" calcext:value="=&quot;N&quot;" calcext:base-cell-address="v3.L15"/>
            <calcext:condition calcext:apply-style-name="Untitled2" calcext:value="=&quot;C&quot;" calcext:base-cell-address="v3.L15"/>
          </calcext:conditional-format>
          <calcext:conditional-format calcext:target-range-address="v3.R8:v3.U8">
            <calcext:condition calcext:apply-style-name="Untitled1" calcext:value="=&quot;N&quot;" calcext:base-cell-address="v3.R8"/>
            <calcext:condition calcext:apply-style-name="Untitled2" calcext:value="=&quot;C&quot;" calcext:base-cell-address="v3.R8"/>
          </calcext:conditional-format>
          <calcext:conditional-format calcext:target-range-address="v3.R8:v3.R8">
            <calcext:condition calcext:apply-style-name="Untitled1" calcext:value="=&quot;N&quot;" calcext:base-cell-address="v3.R8"/>
            <calcext:condition calcext:apply-style-name="Untitled2" calcext:value="=&quot;C&quot;" calcext:base-cell-address="v3.R8"/>
          </calcext:conditional-format>
          <calcext:conditional-format calcext:target-range-address="v3.S8:v3.S8">
            <calcext:condition calcext:apply-style-name="Untitled1" calcext:value="=&quot;N&quot;" calcext:base-cell-address="v3.S8"/>
            <calcext:condition calcext:apply-style-name="Untitled2" calcext:value="=&quot;C&quot;" calcext:base-cell-address="v3.S8"/>
          </calcext:conditional-format>
          <calcext:conditional-format calcext:target-range-address="v3.T8:v3.U8">
            <calcext:condition calcext:apply-style-name="Untitled1" calcext:value="=&quot;N&quot;" calcext:base-cell-address="v3.T8"/>
            <calcext:condition calcext:apply-style-name="Untitled2" calcext:value="=&quot;C&quot;" calcext:base-cell-address="v3.T8"/>
          </calcext:conditional-format>
          <calcext:conditional-format calcext:target-range-address="v3.V8:v3.V8">
            <calcext:condition calcext:apply-style-name="Untitled1" calcext:value="=&quot;N&quot;" calcext:base-cell-address="v3.V8"/>
            <calcext:condition calcext:apply-style-name="Untitled2" calcext:value="=&quot;C&quot;" calcext:base-cell-address="v3.V8"/>
          </calcext:conditional-format>
          <calcext:conditional-format calcext:target-range-address="v3.R9:v3.U9">
            <calcext:condition calcext:apply-style-name="Untitled1" calcext:value="=&quot;N&quot;" calcext:base-cell-address="v3.R9"/>
            <calcext:condition calcext:apply-style-name="Untitled2" calcext:value="=&quot;C&quot;" calcext:base-cell-address="v3.R9"/>
          </calcext:conditional-format>
          <calcext:conditional-format calcext:target-range-address="v3.R9:v3.R9">
            <calcext:condition calcext:apply-style-name="Untitled1" calcext:value="=&quot;N&quot;" calcext:base-cell-address="v3.R9"/>
            <calcext:condition calcext:apply-style-name="Untitled2" calcext:value="=&quot;C&quot;" calcext:base-cell-address="v3.R9"/>
          </calcext:conditional-format>
          <calcext:conditional-format calcext:target-range-address="v3.S9:v3.S9">
            <calcext:condition calcext:apply-style-name="Untitled1" calcext:value="=&quot;N&quot;" calcext:base-cell-address="v3.S9"/>
            <calcext:condition calcext:apply-style-name="Untitled2" calcext:value="=&quot;C&quot;" calcext:base-cell-address="v3.S9"/>
          </calcext:conditional-format>
          <calcext:conditional-format calcext:target-range-address="v3.T9:v3.U9">
            <calcext:condition calcext:apply-style-name="Untitled1" calcext:value="=&quot;N&quot;" calcext:base-cell-address="v3.T9"/>
            <calcext:condition calcext:apply-style-name="Untitled2" calcext:value="=&quot;C&quot;" calcext:base-cell-address="v3.T9"/>
          </calcext:conditional-format>
          <calcext:conditional-format calcext:target-range-address="v3.V9:v3.V9">
            <calcext:condition calcext:apply-style-name="Untitled1" calcext:value="=&quot;N&quot;" calcext:base-cell-address="v3.V9"/>
            <calcext:condition calcext:apply-style-name="Untitled2" calcext:value="=&quot;C&quot;" calcext:base-cell-address="v3.V9"/>
          </calcext:conditional-format>
          <calcext:conditional-format calcext:target-range-address="v3.L14:v3.L14">
            <calcext:condition calcext:apply-style-name="Untitled1" calcext:value="=&quot;N&quot;" calcext:base-cell-address="v3.L14"/>
            <calcext:condition calcext:apply-style-name="Untitled2" calcext:value="=&quot;C&quot;" calcext:base-cell-address="v3.L14"/>
          </calcext:conditional-format>
          <calcext:conditional-format calcext:target-range-address="v3.V13:v3.V13">
            <calcext:condition calcext:apply-style-name="Untitled1" calcext:value="=&quot;N&quot;" calcext:base-cell-address="v3.V13"/>
            <calcext:condition calcext:apply-style-name="Untitled2" calcext:value="=&quot;C&quot;" calcext:base-cell-address="v3.V13"/>
          </calcext:conditional-format>
          <calcext:conditional-format calcext:target-range-address="v3.R13:v3.R13">
            <calcext:condition calcext:apply-style-name="Untitled1" calcext:value="=&quot;N&quot;" calcext:base-cell-address="v3.R13"/>
            <calcext:condition calcext:apply-style-name="Untitled2" calcext:value="=&quot;C&quot;" calcext:base-cell-address="v3.R13"/>
          </calcext:conditional-format>
          <calcext:conditional-format calcext:target-range-address="v3.S13:v3.S13">
            <calcext:condition calcext:apply-style-name="Untitled1" calcext:value="=&quot;N&quot;" calcext:base-cell-address="v3.S13"/>
            <calcext:condition calcext:apply-style-name="Untitled2" calcext:value="=&quot;C&quot;" calcext:base-cell-address="v3.S13"/>
          </calcext:conditional-format>
          <calcext:conditional-format calcext:target-range-address="v3.T13:v3.T13">
            <calcext:condition calcext:apply-style-name="Untitled1" calcext:value="=&quot;N&quot;" calcext:base-cell-address="v3.T13"/>
            <calcext:condition calcext:apply-style-name="Untitled2" calcext:value="=&quot;C&quot;" calcext:base-cell-address="v3.T13"/>
          </calcext:conditional-format>
          <calcext:conditional-format calcext:target-range-address="v3.U13:v3.U13">
            <calcext:condition calcext:apply-style-name="Untitled1" calcext:value="=&quot;N&quot;" calcext:base-cell-address="v3.U13"/>
            <calcext:condition calcext:apply-style-name="Untitled2" calcext:value="=&quot;C&quot;" calcext:base-cell-address="v3.U13"/>
          </calcext:conditional-format>
          <calcext:conditional-format calcext:target-range-address="v3.R10:v3.U10">
            <calcext:condition calcext:apply-style-name="Untitled1" calcext:value="=&quot;N&quot;" calcext:base-cell-address="v3.R10"/>
            <calcext:condition calcext:apply-style-name="Untitled2" calcext:value="=&quot;C&quot;" calcext:base-cell-address="v3.R10"/>
          </calcext:conditional-format>
          <calcext:conditional-format calcext:target-range-address="v3.R10:v3.R10">
            <calcext:condition calcext:apply-style-name="Untitled1" calcext:value="=&quot;N&quot;" calcext:base-cell-address="v3.R10"/>
            <calcext:condition calcext:apply-style-name="Untitled2" calcext:value="=&quot;C&quot;" calcext:base-cell-address="v3.R10"/>
          </calcext:conditional-format>
          <calcext:conditional-format calcext:target-range-address="v3.S10:v3.S10">
            <calcext:condition calcext:apply-style-name="Untitled1" calcext:value="=&quot;N&quot;" calcext:base-cell-address="v3.S10"/>
            <calcext:condition calcext:apply-style-name="Untitled2" calcext:value="=&quot;C&quot;" calcext:base-cell-address="v3.S10"/>
          </calcext:conditional-format>
          <calcext:conditional-format calcext:target-range-address="v3.T10:v3.U10">
            <calcext:condition calcext:apply-style-name="Untitled1" calcext:value="=&quot;N&quot;" calcext:base-cell-address="v3.T10"/>
            <calcext:condition calcext:apply-style-name="Untitled2" calcext:value="=&quot;C&quot;" calcext:base-cell-address="v3.T10"/>
          </calcext:conditional-format>
          <calcext:conditional-format calcext:target-range-address="v3.V10:v3.V10">
            <calcext:condition calcext:apply-style-name="Untitled1" calcext:value="=&quot;N&quot;" calcext:base-cell-address="v3.V10"/>
            <calcext:condition calcext:apply-style-name="Untitled2" calcext:value="=&quot;C&quot;" calcext:base-cell-address="v3.V10"/>
          </calcext:conditional-format>
          <calcext:conditional-format calcext:target-range-address="v3.AF8:v3.AF23">
            <calcext:condition calcext:apply-style-name="Untitled3" calcext:value="=1" calcext:base-cell-address="v3.AF8"/>
          </calcext:conditional-format>
          <calcext:conditional-format calcext:target-range-address="v3.AG8:v3.AG23">
            <calcext:condition calcext:apply-style-name="Untitled4" calcext:value="=2" calcext:base-cell-address="v3.AG8"/>
          </calcext:conditional-format>
          <calcext:conditional-format calcext:target-range-address="v3.AH8:v3.AH23">
            <calcext:condition calcext:apply-style-name="Untitled5" calcext:value="=4" calcext:base-cell-address="v3.AH8"/>
          </calcext:conditional-format>
          <calcext:conditional-format calcext:target-range-address="v3.AI8:v3.AI23">
            <calcext:condition calcext:apply-style-name="Untitled6" calcext:value="=8" calcext:base-cell-address="v3.AI8"/>
          </calcext:conditional-format>
          <calcext:conditional-format calcext:target-range-address="v3.AL8:v3.AL9">
            <calcext:condition calcext:apply-style-name="Untitled3" calcext:value="=1" calcext:base-cell-address="v3.AL8"/>
          </calcext:conditional-format>
          <calcext:conditional-format calcext:target-range-address="v3.AM8:v3.AM9">
            <calcext:condition calcext:apply-style-name="Untitled4" calcext:value="=2" calcext:base-cell-address="v3.AM8"/>
          </calcext:conditional-format>
          <calcext:conditional-format calcext:target-range-address="v3.AN8:v3.AN9">
            <calcext:condition calcext:apply-style-name="Untitled5" calcext:value="=4" calcext:base-cell-address="v3.AN8"/>
          </calcext:conditional-format>
          <calcext:conditional-format calcext:target-range-address="v3.AO8:v3.AO9">
            <calcext:condition calcext:apply-style-name="Untitled6" calcext:value="=8" calcext:base-cell-address="v3.AO8"/>
          </calcext:conditional-format>
          <calcext:conditional-format calcext:target-range-address="v3.AL10:v3.AL10">
            <calcext:condition calcext:apply-style-name="Untitled3" calcext:value="=1" calcext:base-cell-address="v3.AL10"/>
          </calcext:conditional-format>
          <calcext:conditional-format calcext:target-range-address="v3.AM10:v3.AM10">
            <calcext:condition calcext:apply-style-name="Untitled4" calcext:value="=2" calcext:base-cell-address="v3.AM10"/>
          </calcext:conditional-format>
          <calcext:conditional-format calcext:target-range-address="v3.AN10:v3.AN10">
            <calcext:condition calcext:apply-style-name="Untitled5" calcext:value="=4" calcext:base-cell-address="v3.AN10"/>
          </calcext:conditional-format>
          <calcext:conditional-format calcext:target-range-address="v3.AO10:v3.AO10">
            <calcext:condition calcext:apply-style-name="Untitled6" calcext:value="=8" calcext:base-cell-address="v3.AO10"/>
          </calcext:conditional-format>
          <calcext:conditional-format calcext:target-range-address="v3.AL11:v3.AL11">
            <calcext:condition calcext:apply-style-name="Untitled3" calcext:value="=1" calcext:base-cell-address="v3.AL11"/>
          </calcext:conditional-format>
          <calcext:conditional-format calcext:target-range-address="v3.AM11:v3.AM11">
            <calcext:condition calcext:apply-style-name="Untitled4" calcext:value="=2" calcext:base-cell-address="v3.AM11"/>
          </calcext:conditional-format>
          <calcext:conditional-format calcext:target-range-address="v3.AN11:v3.AN11">
            <calcext:condition calcext:apply-style-name="Untitled5" calcext:value="=4" calcext:base-cell-address="v3.AN11"/>
          </calcext:conditional-format>
          <calcext:conditional-format calcext:target-range-address="v3.AO11:v3.AO11">
            <calcext:condition calcext:apply-style-name="Untitled6" calcext:value="=8" calcext:base-cell-address="v3.AO11"/>
          </calcext:conditional-format>
          <calcext:conditional-format calcext:target-range-address="v3.AL12:v3.AL12">
            <calcext:condition calcext:apply-style-name="Untitled3" calcext:value="=1" calcext:base-cell-address="v3.AL12"/>
          </calcext:conditional-format>
          <calcext:conditional-format calcext:target-range-address="v3.AM12:v3.AM12">
            <calcext:condition calcext:apply-style-name="Untitled4" calcext:value="=2" calcext:base-cell-address="v3.AM12"/>
          </calcext:conditional-format>
          <calcext:conditional-format calcext:target-range-address="v3.AN12:v3.AN12">
            <calcext:condition calcext:apply-style-name="Untitled5" calcext:value="=4" calcext:base-cell-address="v3.AN12"/>
          </calcext:conditional-format>
          <calcext:conditional-format calcext:target-range-address="v3.AO12:v3.AO12">
            <calcext:condition calcext:apply-style-name="Untitled6" calcext:value="=8" calcext:base-cell-address="v3.AO12"/>
          </calcext:conditional-format>
          <calcext:conditional-format calcext:target-range-address="v3.AL13:v3.AL13">
            <calcext:condition calcext:apply-style-name="Untitled3" calcext:value="=1" calcext:base-cell-address="v3.AL13"/>
          </calcext:conditional-format>
          <calcext:conditional-format calcext:target-range-address="v3.AM13:v3.AM13">
            <calcext:condition calcext:apply-style-name="Untitled4" calcext:value="=2" calcext:base-cell-address="v3.AM13"/>
          </calcext:conditional-format>
          <calcext:conditional-format calcext:target-range-address="v3.AN13:v3.AN13">
            <calcext:condition calcext:apply-style-name="Untitled5" calcext:value="=4" calcext:base-cell-address="v3.AN13"/>
          </calcext:conditional-format>
          <calcext:conditional-format calcext:target-range-address="v3.AO13:v3.AO13">
            <calcext:condition calcext:apply-style-name="Untitled6" calcext:value="=8" calcext:base-cell-address="v3.AO13"/>
          </calcext:conditional-format>
          <calcext:conditional-format calcext:target-range-address="v3.AL14:v3.AL14">
            <calcext:condition calcext:apply-style-name="Untitled3" calcext:value="=1" calcext:base-cell-address="v3.AL14"/>
          </calcext:conditional-format>
          <calcext:conditional-format calcext:target-range-address="v3.AM14:v3.AM14">
            <calcext:condition calcext:apply-style-name="Untitled4" calcext:value="=2" calcext:base-cell-address="v3.AM14"/>
          </calcext:conditional-format>
          <calcext:conditional-format calcext:target-range-address="v3.AN14:v3.AN14">
            <calcext:condition calcext:apply-style-name="Untitled5" calcext:value="=4" calcext:base-cell-address="v3.AN14"/>
          </calcext:conditional-format>
          <calcext:conditional-format calcext:target-range-address="v3.AO14:v3.AO14">
            <calcext:condition calcext:apply-style-name="Untitled6" calcext:value="=8" calcext:base-cell-address="v3.AO14"/>
          </calcext:conditional-format>
          <calcext:conditional-format calcext:target-range-address="v3.AL15:v3.AL15">
            <calcext:condition calcext:apply-style-name="Untitled3" calcext:value="=1" calcext:base-cell-address="v3.AL15"/>
          </calcext:conditional-format>
          <calcext:conditional-format calcext:target-range-address="v3.AM15:v3.AM15">
            <calcext:condition calcext:apply-style-name="Untitled4" calcext:value="=2" calcext:base-cell-address="v3.AM15"/>
          </calcext:conditional-format>
          <calcext:conditional-format calcext:target-range-address="v3.AN15:v3.AN15">
            <calcext:condition calcext:apply-style-name="Untitled5" calcext:value="=4" calcext:base-cell-address="v3.AN15"/>
          </calcext:conditional-format>
          <calcext:conditional-format calcext:target-range-address="v3.AO15:v3.AO15">
            <calcext:condition calcext:apply-style-name="Untitled6" calcext:value="=8" calcext:base-cell-address="v3.AO15"/>
          </calcext:conditional-format>
          <calcext:conditional-format calcext:target-range-address="v3.AL16:v3.AL16">
            <calcext:condition calcext:apply-style-name="Untitled3" calcext:value="=1" calcext:base-cell-address="v3.AL16"/>
          </calcext:conditional-format>
          <calcext:conditional-format calcext:target-range-address="v3.AM16:v3.AM16">
            <calcext:condition calcext:apply-style-name="Untitled4" calcext:value="=2" calcext:base-cell-address="v3.AM16"/>
          </calcext:conditional-format>
          <calcext:conditional-format calcext:target-range-address="v3.AN16:v3.AN16">
            <calcext:condition calcext:apply-style-name="Untitled5" calcext:value="=4" calcext:base-cell-address="v3.AN16"/>
          </calcext:conditional-format>
          <calcext:conditional-format calcext:target-range-address="v3.AO16:v3.AO16">
            <calcext:condition calcext:apply-style-name="Untitled6" calcext:value="=8" calcext:base-cell-address="v3.AO16"/>
          </calcext:conditional-format>
          <calcext:conditional-format calcext:target-range-address="v3.AL19:v3.AL19">
            <calcext:condition calcext:apply-style-name="Untitled3" calcext:value="=1" calcext:base-cell-address="v3.AL19"/>
          </calcext:conditional-format>
          <calcext:conditional-format calcext:target-range-address="v3.AM19:v3.AM19">
            <calcext:condition calcext:apply-style-name="Untitled4" calcext:value="=2" calcext:base-cell-address="v3.AM19"/>
          </calcext:conditional-format>
          <calcext:conditional-format calcext:target-range-address="v3.AN19:v3.AN19">
            <calcext:condition calcext:apply-style-name="Untitled5" calcext:value="=4" calcext:base-cell-address="v3.AN19"/>
          </calcext:conditional-format>
          <calcext:conditional-format calcext:target-range-address="v3.AO19:v3.AO19">
            <calcext:condition calcext:apply-style-name="Untitled6" calcext:value="=8" calcext:base-cell-address="v3.AO19"/>
          </calcext:conditional-format>
          <calcext:conditional-format calcext:target-range-address="v3.AL20:v3.AL20">
            <calcext:condition calcext:apply-style-name="Untitled3" calcext:value="=1" calcext:base-cell-address="v3.AL20"/>
          </calcext:conditional-format>
          <calcext:conditional-format calcext:target-range-address="v3.AM20:v3.AM20">
            <calcext:condition calcext:apply-style-name="Untitled4" calcext:value="=2" calcext:base-cell-address="v3.AM20"/>
          </calcext:conditional-format>
          <calcext:conditional-format calcext:target-range-address="v3.AN20:v3.AN20">
            <calcext:condition calcext:apply-style-name="Untitled5" calcext:value="=4" calcext:base-cell-address="v3.AN20"/>
          </calcext:conditional-format>
          <calcext:conditional-format calcext:target-range-address="v3.AO20:v3.AO20">
            <calcext:condition calcext:apply-style-name="Untitled6" calcext:value="=8" calcext:base-cell-address="v3.AO20"/>
          </calcext:conditional-format>
          <calcext:conditional-format calcext:target-range-address="v3.AL21:v3.AL21">
            <calcext:condition calcext:apply-style-name="Untitled3" calcext:value="=1" calcext:base-cell-address="v3.AL21"/>
          </calcext:conditional-format>
          <calcext:conditional-format calcext:target-range-address="v3.AM21:v3.AM21">
            <calcext:condition calcext:apply-style-name="Untitled4" calcext:value="=2" calcext:base-cell-address="v3.AM21"/>
          </calcext:conditional-format>
          <calcext:conditional-format calcext:target-range-address="v3.AN21:v3.AN21">
            <calcext:condition calcext:apply-style-name="Untitled5" calcext:value="=4" calcext:base-cell-address="v3.AN21"/>
          </calcext:conditional-format>
          <calcext:conditional-format calcext:target-range-address="v3.AO21:v3.AO21">
            <calcext:condition calcext:apply-style-name="Untitled6" calcext:value="=8" calcext:base-cell-address="v3.AO21"/>
          </calcext:conditional-format>
          <calcext:conditional-format calcext:target-range-address="v3.AL22:v3.AL22">
            <calcext:condition calcext:apply-style-name="Untitled3" calcext:value="=1" calcext:base-cell-address="v3.AL22"/>
          </calcext:conditional-format>
          <calcext:conditional-format calcext:target-range-address="v3.AM22:v3.AM22">
            <calcext:condition calcext:apply-style-name="Untitled4" calcext:value="=2" calcext:base-cell-address="v3.AM22"/>
          </calcext:conditional-format>
          <calcext:conditional-format calcext:target-range-address="v3.AN22:v3.AN22">
            <calcext:condition calcext:apply-style-name="Untitled5" calcext:value="=4" calcext:base-cell-address="v3.AN22"/>
          </calcext:conditional-format>
          <calcext:conditional-format calcext:target-range-address="v3.AO22:v3.AO22">
            <calcext:condition calcext:apply-style-name="Untitled6" calcext:value="=8" calcext:base-cell-address="v3.AO22"/>
          </calcext:conditional-format>
          <calcext:conditional-format calcext:target-range-address="v3.AL22:v3.AL22">
            <calcext:condition calcext:apply-style-name="Untitled3" calcext:value="=1" calcext:base-cell-address="v3.AL22"/>
          </calcext:conditional-format>
          <calcext:conditional-format calcext:target-range-address="v3.AM22:v3.AM22">
            <calcext:condition calcext:apply-style-name="Untitled4" calcext:value="=2" calcext:base-cell-address="v3.AM22"/>
          </calcext:conditional-format>
          <calcext:conditional-format calcext:target-range-address="v3.AN22:v3.AN22">
            <calcext:condition calcext:apply-style-name="Untitled5" calcext:value="=4" calcext:base-cell-address="v3.AN22"/>
          </calcext:conditional-format>
          <calcext:conditional-format calcext:target-range-address="v3.AO22:v3.AO22">
            <calcext:condition calcext:apply-style-name="Untitled6" calcext:value="=8" calcext:base-cell-address="v3.AO22"/>
          </calcext:conditional-format>
          <calcext:conditional-format calcext:target-range-address="v3.AL17:v3.AL17">
            <calcext:condition calcext:apply-style-name="Untitled3" calcext:value="=1" calcext:base-cell-address="v3.AL17"/>
          </calcext:conditional-format>
          <calcext:conditional-format calcext:target-range-address="v3.AM17:v3.AM17">
            <calcext:condition calcext:apply-style-name="Untitled4" calcext:value="=2" calcext:base-cell-address="v3.AM17"/>
          </calcext:conditional-format>
          <calcext:conditional-format calcext:target-range-address="v3.AN17:v3.AN17">
            <calcext:condition calcext:apply-style-name="Untitled5" calcext:value="=4" calcext:base-cell-address="v3.AN17"/>
          </calcext:conditional-format>
          <calcext:conditional-format calcext:target-range-address="v3.AO17:v3.AO17">
            <calcext:condition calcext:apply-style-name="Untitled6" calcext:value="=8" calcext:base-cell-address="v3.AO17"/>
          </calcext:conditional-format>
          <calcext:conditional-format calcext:target-range-address="v3.AL23:v3.AL23">
            <calcext:condition calcext:apply-style-name="Untitled3" calcext:value="=1" calcext:base-cell-address="v3.AL23"/>
          </calcext:conditional-format>
          <calcext:conditional-format calcext:target-range-address="v3.AM23:v3.AM23">
            <calcext:condition calcext:apply-style-name="Untitled4" calcext:value="=2" calcext:base-cell-address="v3.AM23"/>
          </calcext:conditional-format>
          <calcext:conditional-format calcext:target-range-address="v3.AN23:v3.AN23">
            <calcext:condition calcext:apply-style-name="Untitled5" calcext:value="=4" calcext:base-cell-address="v3.AN23"/>
          </calcext:conditional-format>
          <calcext:conditional-format calcext:target-range-address="v3.AO23:v3.AO23">
            <calcext:condition calcext:apply-style-name="Untitled6" calcext:value="=8" calcext:base-cell-address="v3.AO23"/>
          </calcext:conditional-format>
          <calcext:conditional-format calcext:target-range-address="v3.K8:v3.K9">
            <calcext:condition calcext:apply-style-name="Untitled1" calcext:value="=&quot;y&quot;" calcext:base-cell-address="v3.K8"/>
            <calcext:condition calcext:apply-style-name="Untitled2" calcext:value="contains-text(0)" calcext:base-cell-address="v3.K8"/>
          </calcext:conditional-format>
          <calcext:conditional-format calcext:target-range-address="v3.F8:v3.F8">
            <calcext:condition calcext:apply-style-name="Untitled1" calcext:value="=&quot;N&quot;" calcext:base-cell-address="v3.F8"/>
            <calcext:condition calcext:apply-style-name="Untitled2" calcext:value="=&quot;C&quot;" calcext:base-cell-address="v3.F8"/>
          </calcext:conditional-format>
          <calcext:conditional-format calcext:target-range-address="v3.F6:v3.F6">
            <calcext:condition calcext:apply-style-name="Untitled1" calcext:value="=&quot;N&quot;" calcext:base-cell-address="v3.F6"/>
            <calcext:condition calcext:apply-style-name="Untitled2" calcext:value="=&quot;C&quot;" calcext:base-cell-address="v3.F6"/>
          </calcext:conditional-format>
          <calcext:conditional-format calcext:target-range-address="v3.G8:v3.G8">
            <calcext:condition calcext:apply-style-name="Untitled1" calcext:value="=&quot;N&quot;" calcext:base-cell-address="v3.G8"/>
            <calcext:condition calcext:apply-style-name="Untitled2" calcext:value="=&quot;C&quot;" calcext:base-cell-address="v3.G8"/>
          </calcext:conditional-format>
          <calcext:conditional-format calcext:target-range-address="v3.G6:v3.G6">
            <calcext:condition calcext:apply-style-name="Untitled1" calcext:value="=&quot;N&quot;" calcext:base-cell-address="v3.G6"/>
            <calcext:condition calcext:apply-style-name="Untitled2" calcext:value="=&quot;C&quot;" calcext:base-cell-address="v3.G6"/>
          </calcext:conditional-format>
          <calcext:conditional-format calcext:target-range-address="v3.F6:v3.F6">
            <calcext:condition calcext:apply-style-name="Untitled1" calcext:value="=&quot;N&quot;" calcext:base-cell-address="v3.F6"/>
            <calcext:condition calcext:apply-style-name="Untitled2" calcext:value="=&quot;C&quot;" calcext:base-cell-address="v3.F6"/>
          </calcext:conditional-format>
          <calcext:conditional-format calcext:target-range-address="v3.G6:v3.G6">
            <calcext:condition calcext:apply-style-name="Untitled1" calcext:value="=&quot;N&quot;" calcext:base-cell-address="v3.G6"/>
            <calcext:condition calcext:apply-style-name="Untitled2" calcext:value="=&quot;C&quot;" calcext:base-cell-address="v3.G6"/>
          </calcext:conditional-format>
          <calcext:conditional-format calcext:target-range-address="v3.K7:v3.K7">
            <calcext:condition calcext:apply-style-name="Untitled1" calcext:value="=&quot;y&quot;" calcext:base-cell-address="v3.K7"/>
            <calcext:condition calcext:apply-style-name="Untitled2" calcext:value="contains-text(0)" calcext:base-cell-address="v3.K7"/>
          </calcext:conditional-format>
          <calcext:conditional-format calcext:target-range-address="v3.F7:v3.F7">
            <calcext:condition calcext:apply-style-name="Untitled1" calcext:value="=&quot;N&quot;" calcext:base-cell-address="v3.F7"/>
            <calcext:condition calcext:apply-style-name="Untitled2" calcext:value="=&quot;C&quot;" calcext:base-cell-address="v3.F7"/>
          </calcext:conditional-format>
          <calcext:conditional-format calcext:target-range-address="v3.G7:v3.G7">
            <calcext:condition calcext:apply-style-name="Untitled1" calcext:value="=&quot;N&quot;" calcext:base-cell-address="v3.G7"/>
            <calcext:condition calcext:apply-style-name="Untitled2" calcext:value="=&quot;C&quot;" calcext:base-cell-address="v3.G7"/>
          </calcext:conditional-format>
          <calcext:conditional-format calcext:target-range-address="v3.H6:v3.J6">
            <calcext:condition calcext:apply-style-name="Untitled1" calcext:value="=&quot;N&quot;" calcext:base-cell-address="v3.H6"/>
            <calcext:condition calcext:apply-style-name="Untitled2" calcext:value="=&quot;C&quot;" calcext:base-cell-address="v3.H6"/>
          </calcext:conditional-format>
          <calcext:conditional-format calcext:target-range-address="v3.H7:v3.J7">
            <calcext:condition calcext:apply-style-name="Untitled1" calcext:value="=&quot;N&quot;" calcext:base-cell-address="v3.H7"/>
            <calcext:condition calcext:apply-style-name="Untitled2" calcext:value="=&quot;C&quot;" calcext:base-cell-address="v3.H7"/>
          </calcext:conditional-format>
          <calcext:conditional-format calcext:target-range-address="v3.H8:v3.H8">
            <calcext:condition calcext:apply-style-name="Untitled1" calcext:value="=&quot;N&quot;" calcext:base-cell-address="v3.H8"/>
            <calcext:condition calcext:apply-style-name="Untitled2" calcext:value="=&quot;C&quot;" calcext:base-cell-address="v3.H8"/>
          </calcext:conditional-format>
          <calcext:conditional-format calcext:target-range-address="v3.H6:v3.H6">
            <calcext:condition calcext:apply-style-name="Untitled1" calcext:value="=&quot;N&quot;" calcext:base-cell-address="v3.H6"/>
            <calcext:condition calcext:apply-style-name="Untitled2" calcext:value="=&quot;C&quot;" calcext:base-cell-address="v3.H6"/>
          </calcext:conditional-format>
          <calcext:conditional-format calcext:target-range-address="v3.K6:v3.K6">
            <calcext:condition calcext:apply-style-name="Untitled2" calcext:value="contains-text(0)" calcext:base-cell-address="v3.K6"/>
          </calcext:conditional-format>
          <calcext:conditional-format calcext:target-range-address="v3.I8:v3.I8">
            <calcext:condition calcext:apply-style-name="Untitled1" calcext:value="=&quot;N&quot;" calcext:base-cell-address="v3.I8"/>
            <calcext:condition calcext:apply-style-name="Untitled2" calcext:value="=&quot;C&quot;" calcext:base-cell-address="v3.I8"/>
          </calcext:conditional-format>
          <calcext:conditional-format calcext:target-range-address="v3.J8:v3.J8">
            <calcext:condition calcext:apply-style-name="Untitled1" calcext:value="=&quot;N&quot;" calcext:base-cell-address="v3.J8"/>
            <calcext:condition calcext:apply-style-name="Untitled2" calcext:value="=&quot;C&quot;" calcext:base-cell-address="v3.J8"/>
          </calcext:conditional-format>
          <calcext:conditional-format calcext:target-range-address="v3.I6:v3.I6">
            <calcext:condition calcext:apply-style-name="Untitled1" calcext:value="=&quot;N&quot;" calcext:base-cell-address="v3.I6"/>
            <calcext:condition calcext:apply-style-name="Untitled2" calcext:value="=&quot;C&quot;" calcext:base-cell-address="v3.I6"/>
          </calcext:conditional-format>
          <calcext:conditional-format calcext:target-range-address="v3.J6:v3.J6">
            <calcext:condition calcext:apply-style-name="Untitled1" calcext:value="=&quot;N&quot;" calcext:base-cell-address="v3.J6"/>
            <calcext:condition calcext:apply-style-name="Untitled2" calcext:value="=&quot;C&quot;" calcext:base-cell-address="v3.J6"/>
          </calcext:conditional-format>
          <calcext:conditional-format calcext:target-range-address="v3.F12:v3.K13">
            <calcext:condition calcext:apply-style-name="Untitled1" calcext:value="=&quot;N&quot;" calcext:base-cell-address="v3.F12"/>
            <calcext:condition calcext:apply-style-name="Untitled2" calcext:value="=&quot;C&quot;" calcext:base-cell-address="v3.F12"/>
          </calcext:conditional-format>
        </calcext:conditional-formats>
      </table:table>
      <table:table table:name="v1" table:style-name="ta1">
        <table:table-column table:style-name="co4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number-columns-repeated="2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14" table:number-columns-repeated="9" table:default-cell-style-name="Default"/>
        <table:table-column table:style-name="co4" table:default-cell-style-name="Default"/>
        <table:table-column table:style-name="co13" table:number-columns-repeated="2" table:default-cell-style-name="Default"/>
        <table:table-column table:style-name="co15" table:number-columns-repeated="3" table:default-cell-style-name="Default"/>
        <table:table-column table:style-name="co23" table:default-cell-style-name="Default"/>
        <table:table-column table:style-name="co4" table:default-cell-style-name="Default"/>
        <table:table-row table:style-name="ro1">
          <table:table-cell table:number-columns-repeated="6"/>
          <table:table-cell office:value-type="string" calcext:value-type="string">
            <text:p>Normal fitmap</text:p>
          </table:table-cell>
          <table:table-cell table:number-columns-repeated="2"/>
          <table:table-cell table:style-name="ce5"/>
          <table:table-cell table:number-columns-repeated="7"/>
          <table:table-cell office:value-type="string" calcext:value-type="string">
            <text:p>badinfo</text:p>
          </table:table-cell>
          <table:table-cell table:number-columns-repeated="17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Gradient gray up to white</text:p>
          </table:table-cell>
          <table:table-cell table:number-columns-repeated="9"/>
          <table:table-cell office:value-type="string" calcext:value-type="string">
            <text:p>Layer 0</text:p>
          </table:table-cell>
          <table:table-cell table:number-columns-repeated="3"/>
          <table:table-cell office:value-type="string" calcext:value-type="string">
            <text:p>Colour gradient bottom to top</text:p>
          </table:table-cell>
          <table:table-cell table:number-columns-repeated="13"/>
        </table:table-row>
        <table:table-row table:style-name="ro1">
          <table:table-cell table:number-columns-repeated="3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Each face bitmap</text:p>
          </table:table-cell>
          <table:table-cell table:number-columns-repeated="9"/>
          <table:table-cell office:value-type="string" calcext:value-type="string">
            <text:p>Layer 1</text:p>
          </table:table-cell>
          <table:table-cell table:number-columns-repeated="3"/>
          <table:table-cell office:value-type="string" calcext:value-type="string">
            <text:p>Font info text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Each caption under it</text:p>
          </table:table-cell>
          <table:table-cell table:number-columns-repeated="9"/>
          <table:table-cell office:value-type="string" calcext:value-type="string">
            <text:p>Layer 2</text:p>
          </table:table-cell>
          <table:table-cell table:number-columns-repeated="3"/>
          <table:table-cell office:value-type="string" calcext:value-type="string">
            <text:p>Icon and message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The Green tick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The “This font is in ___” text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Red tick or cross or nothing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Charmap button</text:p>
          </table:table-cell>
          <table:table-cell table:number-columns-repeated="27"/>
        </table:table-row>
        <table:table-row table:style-name="ro1">
          <table:table-cell table:number-columns-repeated="35"/>
        </table:table-row>
        <table:table-row table:style-name="ro7">
          <table:table-cell table:number-columns-repeated="10"/>
          <table:table-cell table:style-name="ce11" office:value-type="string" calcext:value-type="string">
            <text:p>Facemaps</text:p>
          </table:table-cell>
          <table:table-cell table:style-name="ce11" office:value-type="string" calcext:value-type="string">
            <text:p>Captions</text:p>
          </table:table-cell>
          <table:table-cell table:style-name="ce11" office:value-type="string" calcext:value-type="string">
            <text:p>Green tick</text:p>
          </table:table-cell>
          <table:table-cell table:style-name="ce11" office:value-type="string" calcext:value-type="string">
            <text:p>“This font is..”</text:p>
          </table:table-cell>
          <table:table-cell table:style-name="ce11" office:value-type="string" calcext:value-type="string">
            <text:p>Tick/Cross or None</text:p>
          </table:table-cell>
          <table:table-cell table:style-name="ce11" office:value-type="string" calcext:value-type="string">
            <text:p>Charmap button</text:p>
          </table:table-cell>
          <table:table-cell table:number-columns-repeated="5"/>
          <table:table-cell table:style-name="ce11" office:value-type="string" calcext:value-type="string">
            <text:p>New Facemaps</text:p>
          </table:table-cell>
          <table:table-cell table:style-name="ce11" office:value-type="string" calcext:value-type="string">
            <text:p>New Captions</text:p>
          </table:table-cell>
          <table:table-cell table:style-name="ce11" office:value-type="string" calcext:value-type="string">
            <text:p>New Green tick</text:p>
          </table:table-cell>
          <table:table-cell table:style-name="ce11" office:value-type="string" calcext:value-type="string">
            <text:p>New “This font”</text:p>
          </table:table-cell>
          <table:table-cell table:style-name="ce11" office:value-type="string" calcext:value-type="string">
            <text:p>Tick</text:p>
          </table:table-cell>
          <table:table-cell table:style-name="ce11" office:value-type="string" calcext:value-type="string">
            <text:p>Cross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3" table:number-columns-repeated="4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style-name="ce180"/>
          <table:table-cell table:style-name="ce187"/>
          <table:table-cell table:style-name="ce193" table:number-columns-repeated="2"/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/>
          <table:table-cell table:formula="of:=[.AE12]*[.$AE$11]+[.AD12]*[.$AD$11]+[.AC12]*[.$AC$11]+[.AF12]*[.$AF$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/>
          <table:table-cell table:style-name="ce156"/>
          <table:table-cell table:style-name="ce3" table:number-columns-repeated="2"/>
          <table:table-cell table:style-name="ce5" office:value-type="string" calcext:value-type="string">
            <text:p>No changes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159" office:value-type="string" calcext:value-type="string">
            <text:p>C</text:p>
          </table:table-cell>
          <table:table-cell table:style-name="ce159" office:value-type="string" calcext:value-type="string">
            <text:p>?</text:p>
          </table:table-cell>
          <table:table-cell table:number-columns-repeated="2"/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81"/>
          <table:table-cell table:style-name="ce188"/>
          <table:table-cell table:style-name="ce194" table:number-columns-repeated="2"/>
          <table:table-cell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AE13]*[.$AE$11]+[.AD13]*[.$AD$11]+[.AC13]*[.$AC$11]" office:value-type="float" office:value="4" calcext:value-type="float">
            <text:p>4</text:p>
          </table:table-cell>
          <table:table-cell table:number-columns-repeated="2"/>
        </table:table-row>
        <table:table-row table:style-name="ro8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156"/>
          <table:table-cell table:style-name="ce3" table:number-columns-repeated="2"/>
          <table:table-cell table:style-name="ce5" office:value-type="string" calcext:value-type="string">
            <text:p>1<text:span text:style-name="T1">st</text:span> time</text:p>
          </table:table-cell>
          <table:table-cell table:style-name="ce9" office:value-type="float" office:value="2" calcext:value-type="float">
            <text:p>2</text:p>
          </table:table-cell>
          <table:table-cell table:style-name="ce160" office:value-type="string" calcext:value-type="string">
            <text:p>N</text:p>
          </table:table-cell>
          <table:table-cell table:number-columns-repeated="4" table:style-name="ce159" office:value-type="string" calcext:value-type="string">
            <text:p>N</text:p>
          </table:table-cell>
          <table:table-cell table:style-name="ce159" office:value-type="string" calcext:value-type="string">
            <text:p>?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82" office:value-type="string" calcext:value-type="string">
            <text:p>N</text:p>
          </table:table-cell>
          <table:table-cell table:style-name="ce189" office:value-type="string" calcext:value-type="string">
            <text:p>N</text:p>
          </table:table-cell>
          <table:table-cell table:number-columns-repeated="2" table:style-name="ce195" office:value-type="string" calcext:value-type="string">
            <text:p>N</text:p>
          </table:table-cell>
          <table:table-cell/>
          <table:table-cell office:value-type="string" calcext:value-type="string">
            <text:p>A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[.AE14]*[.$AE$11]+[.AD14]*[.$AD$11]+[.AC14]*[.$AC$11]" office:value-type="float" office:value="8" calcext:value-type="float">
            <text:p>8</text:p>
          </table:table-cell>
          <table:table-cell table:number-columns-repeated="2"/>
        </table:table-row>
        <table:table-row table:style-name="ro5">
          <table:table-cell table:number-columns-repeated="4"/>
          <table:table-cell table:style-name="ce3"/>
          <table:table-cell table:style-name="ce156"/>
          <table:table-cell table:style-name="ce3" table:number-columns-repeated="2"/>
          <table:table-cell table:style-name="ce5"/>
          <table:table-cell table:style-name="ce9"/>
          <table:table-cell table:style-name="ce161"/>
          <table:table-cell table:style-name="ce166" table:number-columns-repeated="5"/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82" office:value-type="string" calcext:value-type="string">
            <text:p>N</text:p>
          </table:table-cell>
          <table:table-cell table:style-name="ce189" office:value-type="string" calcext:value-type="string">
            <text:p>N</text:p>
          </table:table-cell>
          <table:table-cell table:number-columns-repeated="2" table:style-name="ce195" office:value-type="string" calcext:value-type="string">
            <text:p>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AE15]*[.$AE$11]+[.AD15]*[.$AD$11]+[.AC15]*[.$AC$11]" office:value-type="float" office:value="12" calcext:value-type="float">
            <text:p>12</text:p>
          </table:table-cell>
          <table:table-cell table:number-columns-repeated="2"/>
        </table:table-row>
        <table:table-row table:style-name="ro9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3"/>
          <table:table-cell table:style-name="ce156"/>
          <table:table-cell table:style-name="ce3" table:number-columns-repeated="2"/>
          <table:table-cell table:style-name="ce4" office:value-type="string" calcext:value-type="string">
            <text:p>inactive</text:p>
          </table:table-cell>
          <table:table-cell table:style-name="ce8" office:value-type="float" office:value="4" calcext:value-type="float">
            <text:p>4</text:p>
          </table:table-cell>
          <table:table-cell table:style-name="ce162" office:value-type="string" calcext:value-type="string">
            <text:p>N</text:p>
          </table:table-cell>
          <table:table-cell table:style-name="ce167" office:value-type="string" calcext:value-type="string">
            <text:p>N</text:p>
          </table:table-cell>
          <table:table-cell table:number-columns-repeated="2" table:style-name="ce171" office:value-type="string" calcext:value-type="string">
            <text:p>N</text:p>
          </table:table-cell>
          <table:table-cell table:style-name="ce171" office:value-type="string" calcext:value-type="string">
            <text:p>C</text:p>
          </table:table-cell>
          <table:table-cell table:style-name="ce177" office:value-type="string" calcext:value-type="string">
            <text:p>?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83" office:value-type="string" calcext:value-type="string">
            <text:p>N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formula="of:=[.AE16]*[.$AE$11]+[.AD16]*[.$AD$11]+[.AC16]*[.$AC$11]" office:value-type="float" office:value="16" calcext:value-type="float">
            <text:p>16</text:p>
          </table:table-cell>
          <table:table-cell table:number-columns-repeated="2"/>
        </table:table-row>
        <table:table-row table:style-name="ro9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3"/>
          <table:table-cell table:style-name="ce156"/>
          <table:table-cell table:style-name="ce3" table:number-columns-repeated="2"/>
          <table:table-cell table:style-name="ce4" office:value-type="string" calcext:value-type="string">
            <text:p>point size</text:p>
          </table:table-cell>
          <table:table-cell table:style-name="ce8" office:value-type="float" office:value="8" calcext:value-type="float">
            <text:p>8</text:p>
          </table:table-cell>
          <table:table-cell table:style-name="ce163" office:value-type="string" calcext:value-type="string">
            <text:p>N</text:p>
          </table:table-cell>
          <table:table-cell table:style-name="ce168" office:value-type="string" calcext:value-type="string">
            <text:p>N</text:p>
          </table:table-cell>
          <table:table-cell table:number-columns-repeated="3" table:style-name="ce172" office:value-type="string" calcext:value-type="string">
            <text:p>C</text:p>
          </table:table-cell>
          <table:table-cell table:style-name="ce178" office:value-type="string" calcext:value-type="string">
            <text:p>?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84" office:value-type="string" calcext:value-type="string">
            <text:p>N</text:p>
          </table:table-cell>
          <table:table-cell table:style-name="ce190" office:value-type="string" calcext:value-type="string">
            <text:p>N</text:p>
          </table:table-cell>
          <table:table-cell table:number-columns-repeated="2" table:style-name="ce196" office:value-type="string" calcext:value-type="string">
            <text:p>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E17]*[.$AE$11]+[.AD17]*[.$AD$11]+[.AC17]*[.$AC$11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3"/>
          <table:table-cell table:style-name="ce156"/>
          <table:table-cell table:style-name="ce3" table:number-columns-repeated="2"/>
          <table:table-cell table:style-name="ce4" office:value-type="string" calcext:value-type="string">
            <text:p>text</text:p>
          </table:table-cell>
          <table:table-cell table:style-name="ce8" office:value-type="float" office:value="16" calcext:value-type="float">
            <text:p>16</text:p>
          </table:table-cell>
          <table:table-cell table:style-name="ce164" office:value-type="string" calcext:value-type="string">
            <text:p>N</text:p>
          </table:table-cell>
          <table:table-cell table:style-name="ce169" office:value-type="string" calcext:value-type="string">
            <text:p>C</text:p>
          </table:table-cell>
          <table:table-cell table:style-name="ce173" office:value-type="string" calcext:value-type="string">
            <text:p>C</text:p>
          </table:table-cell>
          <table:table-cell table:number-columns-repeated="2" table:style-name="ce175" office:value-type="string" calcext:value-type="string">
            <text:p>C</text:p>
          </table:table-cell>
          <table:table-cell table:style-name="ce179" office:value-type="string" calcext:value-type="string">
            <text:p>?</text:p>
          </table:table-cell>
          <table:table-cell table:number-columns-repeated="5"/>
          <table:table-cell table:style-name="ce185"/>
          <table:table-cell table:style-name="ce191"/>
          <table:table-cell table:style-name="ce197" table:number-columns-repeated="2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E18]*[.$AE$11]+[.AD18]*[.$AD$11]+[.AC18]*[.$AC$11]" office:value-type="float" office:value="24" calcext:value-type="float">
            <text:p>24</text:p>
          </table:table-cell>
          <table:table-cell table:number-columns-repeated="2"/>
        </table:table-row>
        <table:table-row table:style-name="ro9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3"/>
          <table:table-cell table:style-name="ce156"/>
          <table:table-cell table:style-name="ce3" table:number-columns-repeated="2"/>
          <table:table-cell table:style-name="ce4" office:value-type="string" calcext:value-type="string">
            <text:p>selected</text:p>
          </table:table-cell>
          <table:table-cell table:style-name="ce8" office:value-type="float" office:value="32" calcext:value-type="float">
            <text:p>32</text:p>
          </table:table-cell>
          <table:table-cell table:style-name="ce165" office:value-type="string" calcext:value-type="string">
            <text:p>C</text:p>
          </table:table-cell>
          <table:table-cell table:style-name="ce170" office:value-type="string" calcext:value-type="string">
            <text:p>C</text:p>
          </table:table-cell>
          <table:table-cell table:style-name="ce174" office:value-type="string" calcext:value-type="string">
            <text:p>C</text:p>
          </table:table-cell>
          <table:table-cell table:style-name="ce176" office:value-type="string" calcext:value-type="string">
            <text:p>C</text:p>
          </table:table-cell>
          <table:table-cell table:style-name="ce176" office:value-type="string" calcext:value-type="string">
            <text:p>N</text:p>
          </table:table-cell>
          <table:table-cell table:style-name="ce179" office:value-type="string" calcext:value-type="string">
            <text:p>?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83" office:value-type="string" calcext:value-type="string">
            <text:p>N</text:p>
          </table:table-cell>
          <table:table-cell table:number-columns-repeated="2" table:style-name="ce183" office:value-type="string" calcext:value-type="string">
            <text:p>C</text:p>
          </table:table-cell>
          <table:table-cell/>
          <table:table-cell office:value-type="string" calcext:value-type="string">
            <text:p>B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formula="of:=[.AE19]*[.$AE$11]+[.AD19]*[.$AD$11]+[.AC19]*[.$AC$11]" office:value-type="float" office:value="28" calcext:value-type="float">
            <text:p>28</text:p>
          </table:table-cell>
          <table:table-cell table:number-columns-repeated="2"/>
        </table:table-row>
        <table:table-row table:style-name="ro9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style-name="ce9"/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6" office:value-type="string" calcext:value-type="string">
            <text:p>N</text:p>
          </table:table-cell>
          <table:table-cell table:style-name="ce192" office:value-type="string" calcext:value-type="string">
            <text:p>N</text:p>
          </table:table-cell>
          <table:table-cell table:number-columns-repeated="2" table:style-name="ce198" office:value-type="string" calcext:value-type="string">
            <text:p>C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Default"/>
          <table:table-cell table:number-columns-repeated="26"/>
        </table:table-row>
        <table:table-row table:style-name="ro1"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From New</text:p>
          </table:table-cell>
          <table:table-cell table:number-columns-repeated="5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string" calcext:value-type="string">
            <text:p>N</text:p>
          </table:table-cell>
          <table:table-cell table:number-columns-repeated="3" table:style-name="ce183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157" office:value-type="float" office:value="1234" calcext:value-type="float">
            <text:p>1234</text:p>
          </table:table-cell>
          <table:table-cell table:number-columns-repeated="4"/>
          <table:table-cell office:value-type="string" calcext:value-type="string">
            <text:p>C</text:p>
          </table:table-cell>
          <table:table-cell office:value-type="string" calcext:value-type="string">
            <text:p>From existing pencil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5" office:value-type="float" office:value="4" calcext:value-type="float">
            <text:p>4</text:p>
          </table:table-cell>
          <table:table-cell table:style-name="ce158" table:formula="of:=BASE([.E24];2;5)" office:value-type="string" office:string-value="00100" calcext:value-type="string">
            <text:p>00100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style-name="ce158" table:formula="of:=BASE([.E25];2;5)" office:value-type="string" office:string-value="00110" calcext:value-type="string">
            <text:p>00110</text:p>
          </table:table-cell>
          <table:table-cell table:number-columns-repeated="12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"/>
          <table:table-cell/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B</text:p>
          </table:table-cell>
          <table:table-cell table:style-name="ce95" office:value-type="string" calcext:value-type="string">
            <text:p>C</text:p>
          </table:table-cell>
          <table:table-cell table:number-columns-repeated="3"/>
        </table:table-row>
        <table:table-row table:style-name="ro10">
          <table:table-cell table:number-columns-repeated="4"/>
          <table:table-cell office:value-type="float" office:value="8" calcext:value-type="float">
            <text:p>8</text:p>
          </table:table-cell>
          <table:table-cell table:style-name="ce158" table:formula="of:=BASE([.E26];2;5)" office:value-type="string" office:string-value="01000" calcext:value-type="string">
            <text:p>01000</text:p>
          </table:table-cell>
          <table:table-cell table:number-columns-repeated="11"/>
          <table:table-cell table:style-name="ce5" office:value-type="string" calcext:value-type="string">
            <text:p>Sta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Mask test</text:p>
          </table:table-cell>
          <table:table-cell table:style-name="ce11" office:value-type="string" calcext:value-type="string">
            <text:p>states</text:p>
          </table:table-cell>
          <table:table-cell table:style-name="ce90" office:value-type="string" calcext:value-type="string">
            <text:p>“001”</text:p>
          </table:table-cell>
          <table:table-cell table:style-name="ce90" office:value-type="string" calcext:value-type="string">
            <text:p>“011”</text:p>
          </table:table-cell>
          <table:table-cell table:style-name="ce90" office:value-type="string" calcext:value-type="string">
            <text:p>“111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style-name="ce158" table:formula="of:=BASE([.E27];2;5)" office:value-type="string" office:string-value="01010" calcext:value-type="string">
            <text:p>01010</text:p>
          </table:table-cell>
          <table:table-cell table:number-columns-repeated="11"/>
          <table:table-cell table:style-name="ce39" office:value-type="string" calcext:value-type="string">
            <text:p>AND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</text:p>
          </table:table-cell>
          <table:table-cell table:number-columns-repeated="5"/>
          <table:table-cell table:style-name="ce94" office:value-type="string" calcext:value-type="string">
            <text:p>and masks</text:p>
          </table:table-cell>
          <table:table-cell/>
          <table:table-cell table:style-name="ce89" office:value-type="float" office:value="4" calcext:value-type="float">
            <text:p>4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style-name="ce158" table:formula="of:=BASE([.E28];2;5)" office:value-type="string" office:string-value="01100" calcext:value-type="string">
            <text:p>01100</text:p>
          </table:table-cell>
          <table:table-cell table:number-columns-repeated="12"/>
          <table:table-cell table:formula="of:=BITAND([.S26];[.S27])" office:value-type="float" office:value="0" calcext:value-type="float">
            <text:p>0</text:p>
          </table:table-cell>
          <table:table-cell table:formula="of:=BITAND([.T26];[.T27])" office:value-type="float" office:value="0" calcext:value-type="float">
            <text:p>0</text:p>
          </table:table-cell>
          <table:table-cell table:style-name="ce40" table:formula="of:=BITAND([.U26];[.U27])" office:value-type="float" office:value="1" calcext:value-type="float">
            <text:p>1</text:p>
          </table:table-cell>
          <table:table-cell/>
          <table:table-cell office:value-type="string" calcext:value-type="string">
            <text:p>1:A</text:p>
          </table:table-cell>
          <table:table-cell table:number-columns-repeated="5"/>
          <table:table-cell table:style-name="ce1" office:value-type="float" office:value="4" calcext:value-type="float">
            <text:p>4</text:p>
          </table:table-cell>
          <table:table-cell table:style-name="ce91" table:formula="of:=BITAND([.AC28];[.$AD$27])" office:value-type="float" office:value="4" calcext:value-type="float">
            <text:p>4</text:p>
          </table:table-cell>
          <table:table-cell table:formula="of:=BITAND([.AC28];[.$AE$27])" office:value-type="float" office:value="4" calcext:value-type="float">
            <text:p>4</text:p>
          </table:table-cell>
          <table:table-cell table:formula="of:=BITAND([.AC28];[.$AF$27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style-name="ce158" table:formula="of:=BASE([.E29];2;5)" office:value-type="string" office:string-value="01110" calcext:value-type="string">
            <text:p>01110</text:p>
          </table:table-cell>
          <table:table-cell table:number-columns-repeated="22"/>
          <table:table-cell table:style-name="ce1" office:value-type="float" office:value="12" calcext:value-type="float">
            <text:p>12</text:p>
          </table:table-cell>
          <table:table-cell table:style-name="ce91" table:formula="of:=BITAND([.AC29];[.$AD$27])" office:value-type="float" office:value="4" calcext:value-type="float">
            <text:p>4</text:p>
          </table:table-cell>
          <table:table-cell table:formula="of:=BITAND([.AC29];[.$AE$27])" office:value-type="float" office:value="12" calcext:value-type="float">
            <text:p>12</text:p>
          </table:table-cell>
          <table:table-cell table:formula="of:=BITAND([.AC29];[.$AF$27]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5" office:value-type="string" calcext:value-type="string">
            <text:p>St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1" office:value-type="float" office:value="20" calcext:value-type="float">
            <text:p>20</text:p>
          </table:table-cell>
          <table:table-cell table:style-name="ce91" table:formula="of:=BITAND([.AC30];[.$AD$27])" office:value-type="float" office:value="4" calcext:value-type="float">
            <text:p>4</text:p>
          </table:table-cell>
          <table:table-cell table:formula="of:=BITAND([.AC30];[.$AE$27])" office:value-type="float" office:value="4" calcext:value-type="float">
            <text:p>4</text:p>
          </table:table-cell>
          <table:table-cell table:formula="of:=BITAND([.AC30];[.$AF$27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39" office:value-type="string" calcext:value-type="string">
            <text:p>AN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</text:p>
          </table:table-cell>
          <table:table-cell table:number-columns-repeated="5"/>
          <table:table-cell table:style-name="ce1"/>
          <table:table-cell table:style-name="ce1" office:value-type="float" office:value="28" calcext:value-type="float">
            <text:p>28</text:p>
          </table:table-cell>
          <table:table-cell table:style-name="ce91" table:formula="of:=BITAND([.AC31];[.$AD$27])" office:value-type="float" office:value="4" calcext:value-type="float">
            <text:p>4</text:p>
          </table:table-cell>
          <table:table-cell table:formula="of:=BITAND([.AC31];[.$AE$27])" office:value-type="float" office:value="12" calcext:value-type="float">
            <text:p>12</text:p>
          </table:table-cell>
          <table:table-cell table:formula="of:=BITAND([.AC31];[.$AF$27])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AND mask by 4 : if result is 4 then Block A</text:p>
          </table:table-cell>
        </table:table-row>
        <table:table-row table:style-name="ro1">
          <table:table-cell table:number-columns-repeated="18"/>
          <table:table-cell table:formula="of:=BITAND([.S30];[.S31])" office:value-type="float" office:value="0" calcext:value-type="float">
            <text:p>0</text:p>
          </table:table-cell>
          <table:table-cell table:style-name="ce1" table:formula="of:=BITAND([.T30];[.T31])" office:value-type="float" office:value="1" calcext:value-type="float">
            <text:p>1</text:p>
          </table:table-cell>
          <table:table-cell table:formula="of:=BITAND([.U30];[.U31])" office:value-type="float" office:value="0" calcext:value-type="float">
            <text:p>0</text:p>
          </table:table-cell>
          <table:table-cell/>
          <table:table-cell office:value-type="string" calcext:value-type="string">
            <text:p>10:B</text:p>
          </table:table-cell>
          <table:table-cell table:number-columns-repeated="5"/>
          <table:table-cell table:style-name="ce1" office:value-type="float" office:value="8" calcext:value-type="float">
            <text:p>8</text:p>
          </table:table-cell>
          <table:table-cell table:formula="of:=BITAND([.AC32];[.$AD$27])" office:value-type="float" office:value="0" calcext:value-type="float">
            <text:p>0</text:p>
          </table:table-cell>
          <table:table-cell table:style-name="ce91" table:formula="of:=BITAND([.AC32];[.$AE$27])" office:value-type="float" office:value="8" calcext:value-type="float">
            <text:p>8</text:p>
          </table:table-cell>
          <table:table-cell table:formula="of:=BITAND([.AC32];[.$AF$27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AND by 12, if 8, then B</text:p>
          </table:table-cell>
        </table:table-row>
        <table:table-row table:style-name="ro1">
          <table:table-cell table:number-columns-repeated="28"/>
          <table:table-cell table:style-name="ce1" office:value-type="float" office:value="24" calcext:value-type="float">
            <text:p>24</text:p>
          </table:table-cell>
          <table:table-cell table:formula="of:=BITAND([.AC33];[.$AD$27])" office:value-type="float" office:value="0" calcext:value-type="float">
            <text:p>0</text:p>
          </table:table-cell>
          <table:table-cell table:style-name="ce91" table:formula="of:=BITAND([.AC33];[.$AE$27])" office:value-type="float" office:value="8" calcext:value-type="float">
            <text:p>8</text:p>
          </table:table-cell>
          <table:table-cell table:style-name="ce40" table:formula="of:=BITAND([.AC33];[.$AF$27])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AND by 28, if 16, then C</text:p>
          </table:table-cell>
        </table:table-row>
        <table:table-row table:style-name="ro1">
          <table:table-cell table:number-columns-repeated="17"/>
          <table:table-cell table:style-name="ce5" office:value-type="string" calcext:value-type="string">
            <text:p>Sta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1" office:value-type="float" office:value="16" calcext:value-type="float">
            <text:p>16</text:p>
          </table:table-cell>
          <table:table-cell table:formula="of:=BITAND([.AC34];[.$AD$27])" office:value-type="float" office:value="0" calcext:value-type="float">
            <text:p>0</text:p>
          </table:table-cell>
          <table:table-cell table:formula="of:=BITAND([.AC34];[.$AE$27])" office:value-type="float" office:value="0" calcext:value-type="float">
            <text:p>0</text:p>
          </table:table-cell>
          <table:table-cell table:style-name="ce91" table:formula="of:=BITAND([.AC34];[.$AF$27]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39" office:value-type="string" calcext:value-type="string">
            <text:p>AND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</text:p>
          </table:table-cell>
          <table:table-cell table:number-columns-repeated="5"/>
          <table:table-cell table:style-name="ce1"/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table:number-columns-repeated="18"/>
          <table:table-cell table:formula="of:=BITAND([.S34];[.S35])" office:value-type="float" office:value="1" calcext:value-type="float">
            <text:p>1</text:p>
          </table:table-cell>
          <table:table-cell table:style-name="ce1" table:formula="of:=BITAND([.T34];[.T35])" office:value-type="float" office:value="0" calcext:value-type="float">
            <text:p>0</text:p>
          </table:table-cell>
          <table:table-cell table:formula="of:=BITAND([.U34];[.U35])" office:value-type="float" office:value="1" calcext:value-type="float">
            <text:p>1</text:p>
          </table:table-cell>
          <table:table-cell/>
          <table:table-cell office:value-type="string" calcext:value-type="string">
            <text:p>100:C</text:p>
          </table:table-cell>
          <table:table-cell table:number-columns-repeated="12"/>
        </table:table-row>
        <table:table-row table:style-name="ro1" table:number-rows-repeated="5">
          <table:table-cell table:number-columns-repeated="35"/>
        </table:table-row>
        <table:table-row table:style-name="ro1">
          <table:table-cell table:number-columns-repeated="30"/>
          <table:table-cell table:style-name="ce40"/>
          <table:table-cell table:number-columns-repeated="4"/>
        </table:table-row>
        <table:table-row table:style-name="ro1" table:number-rows-repeated="9">
          <table:table-cell table:number-columns-repeated="35"/>
        </table:table-row>
        <table:table-row table:style-name="ro1"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4" office:value-type="string" calcext:value-type="string">
            <text:p>Y</text:p>
          </table:table-cell>
          <table:table-cell table:number-columns-repeated="10"/>
        </table:table-row>
        <table:table-row table:style-name="ro1">
          <table:table-cell table:number-columns-repeated="17"/>
          <table:table-cell table:style-name="ce5" office:value-type="float" office:value="8" calcext:value-type="float">
            <text:p>8</text:p>
          </table:table-cell>
          <table:table-cell table:style-name="ce5" table:number-columns-repeated="3"/>
          <table:table-cell table:number-columns-repeated="2" office:value-type="string" calcext:value-type="string">
            <text:p>Y</text:p>
          </table:table-cell>
          <table:table-cell table:number-columns-repeated="12"/>
        </table:table-row>
        <table:table-row table:style-name="ro1">
          <table:table-cell table:number-columns-repeated="17"/>
          <table:table-cell office:value-type="float" office:value="12" calcext:value-type="float">
            <text:p>12</text:p>
          </table:table-cell>
          <table:table-cell table:number-columns-repeated="3"/>
          <table:table-cell table:number-columns-repeated="4" office:value-type="string" calcext:value-type="string">
            <text:p>Y</text:p>
          </table:table-cell>
          <table:table-cell table:number-columns-repeated="10"/>
        </table:table-row>
        <table:table-row table:style-name="ro1">
          <table:table-cell table:number-columns-repeated="17"/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13"/>
        </table:table-row>
        <table:table-row table:style-name="ro1"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4" office:value-type="string" calcext:value-type="string">
            <text:p>Y</text:p>
          </table:table-cell>
          <table:table-cell table:number-columns-repeated="10"/>
        </table:table-row>
        <table:table-row table:style-name="ro1">
          <table:table-cell table:number-columns-repeated="17"/>
          <table:table-cell office:value-type="float" office:value="24" calcext:value-type="float">
            <text:p>24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 table:number-columns-repeated="12"/>
        </table:table-row>
        <table:table-row table:style-name="ro1">
          <table:table-cell table:number-columns-repeated="17"/>
          <table:table-cell office:value-type="float" office:value="28" calcext:value-type="float">
            <text:p>28</text:p>
          </table:table-cell>
          <table:table-cell table:number-columns-repeated="3"/>
          <table:table-cell table:number-columns-repeated="4" office:value-type="string" calcext:value-type="string">
            <text:p>Y</text:p>
          </table:table-cell>
          <table:table-cell table:number-columns-repeated="10"/>
        </table:table-row>
        <table:table-row table:style-name="ro1" table:number-rows-repeated="2">
          <table:table-cell table:number-columns-repeated="35"/>
        </table:table-row>
        <table:table-row table:style-name="ro1">
          <table:table-cell table:number-columns-repeated="17"/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4" table:style-name="ce1" office:value-type="string" calcext:value-type="string">
            <text:p>Y</text:p>
          </table:table-cell>
          <table:table-cell table:number-columns-repeated="10"/>
        </table:table-row>
        <table:table-row table:style-name="ro1">
          <table:table-cell table:number-columns-repeated="17"/>
          <table:table-cell office:value-type="float" office:value="12" calcext:value-type="float">
            <text:p>12</text:p>
          </table:table-cell>
          <table:table-cell table:number-columns-repeated="3"/>
          <table:table-cell table:number-columns-repeated="4" office:value-type="string" calcext:value-type="string">
            <text:p>Y</text:p>
          </table:table-cell>
          <table:table-cell table:number-columns-repeated="10"/>
        </table:table-row>
        <table:table-row table:style-name="ro1"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4" office:value-type="string" calcext:value-type="string">
            <text:p>Y</text:p>
          </table:table-cell>
          <table:table-cell table:number-columns-repeated="10"/>
        </table:table-row>
        <table:table-row table:style-name="ro1">
          <table:table-cell table:number-columns-repeated="17"/>
          <table:table-cell office:value-type="float" office:value="28" calcext:value-type="float">
            <text:p>28</text:p>
          </table:table-cell>
          <table:table-cell table:number-columns-repeated="3"/>
          <table:table-cell table:number-columns-repeated="4" office:value-type="string" calcext:value-type="string">
            <text:p>Y</text:p>
          </table:table-cell>
          <table:table-cell table:number-columns-repeated="10"/>
        </table:table-row>
        <table:table-row table:style-name="ro1">
          <table:table-cell table:number-columns-repeated="17"/>
          <table:table-cell table:style-name="ce39" office:value-type="float" office:value="8" calcext:value-type="float">
            <text:p>8</text:p>
          </table:table-cell>
          <table:table-cell table:style-name="ce39" table:number-columns-repeated="3"/>
          <table:table-cell table:number-columns-repeated="2" table:style-name="ce1" office:value-type="string" calcext:value-type="string">
            <text:p>Y</text:p>
          </table:table-cell>
          <table:table-cell table:number-columns-repeated="12"/>
        </table:table-row>
        <table:table-row table:style-name="ro1">
          <table:table-cell table:number-columns-repeated="17"/>
          <table:table-cell office:value-type="float" office:value="24" calcext:value-type="float">
            <text:p>24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 table:number-columns-repeated="12"/>
        </table:table-row>
        <table:table-row table:style-name="ro1">
          <table:table-cell table:number-columns-repeated="17"/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style-name="ce1" office:value-type="string" calcext:value-type="string">
            <text:p>Y</text:p>
          </table:table-cell>
          <table:table-cell table:number-columns-repeated="13"/>
        </table:table-row>
        <table:table-row table:style-name="ro1" table:number-rows-repeated="1048508">
          <table:table-cell table:number-columns-repeated="35"/>
        </table:table-row>
        <table:table-row table:style-name="ro1">
          <table:table-cell table:number-columns-repeated="35"/>
        </table:table-row>
        <calcext:conditional-formats>
          <calcext:conditional-format calcext:target-range-address="v1.P18:v1.P19">
            <calcext:condition calcext:apply-style-name="Untitled1" calcext:value="=&quot;y&quot;" calcext:base-cell-address="v1.P18"/>
            <calcext:condition calcext:apply-style-name="Untitled2" calcext:value="contains-text(0)" calcext:base-cell-address="v1.P18"/>
          </calcext:conditional-format>
          <calcext:conditional-format calcext:target-range-address="v1.K13:v1.P15">
            <calcext:condition calcext:apply-style-name="Untitled1" calcext:value="=&quot;N&quot;" calcext:base-cell-address="v1.K13"/>
            <calcext:condition calcext:apply-style-name="Untitled2" calcext:value="=&quot;C&quot;" calcext:base-cell-address="v1.K13"/>
          </calcext:conditional-format>
          <calcext:conditional-format calcext:target-range-address="v1.K18:v1.K18">
            <calcext:condition calcext:apply-style-name="Untitled1" calcext:value="=&quot;N&quot;" calcext:base-cell-address="v1.K18"/>
            <calcext:condition calcext:apply-style-name="Untitled2" calcext:value="=&quot;C&quot;" calcext:base-cell-address="v1.K18"/>
          </calcext:conditional-format>
          <calcext:conditional-format calcext:target-range-address="v1.K19:v1.K19">
            <calcext:condition calcext:apply-style-name="Untitled1" calcext:value="=&quot;N&quot;" calcext:base-cell-address="v1.K19"/>
            <calcext:condition calcext:apply-style-name="Untitled2" calcext:value="=&quot;C&quot;" calcext:base-cell-address="v1.K19"/>
          </calcext:conditional-format>
          <calcext:conditional-format calcext:target-range-address="v1.L18:v1.L18">
            <calcext:condition calcext:apply-style-name="Untitled1" calcext:value="=&quot;N&quot;" calcext:base-cell-address="v1.L18"/>
            <calcext:condition calcext:apply-style-name="Untitled2" calcext:value="=&quot;C&quot;" calcext:base-cell-address="v1.L18"/>
          </calcext:conditional-format>
          <calcext:conditional-format calcext:target-range-address="v1.L19:v1.L19">
            <calcext:condition calcext:apply-style-name="Untitled1" calcext:value="=&quot;N&quot;" calcext:base-cell-address="v1.L19"/>
            <calcext:condition calcext:apply-style-name="Untitled2" calcext:value="=&quot;C&quot;" calcext:base-cell-address="v1.L19"/>
          </calcext:conditional-format>
          <calcext:conditional-format calcext:target-range-address="v1.P16:v1.P16">
            <calcext:condition calcext:apply-style-name="Untitled1" calcext:value="=&quot;y&quot;" calcext:base-cell-address="v1.P16"/>
            <calcext:condition calcext:apply-style-name="Untitled2" calcext:value="contains-text(0)" calcext:base-cell-address="v1.P16"/>
          </calcext:conditional-format>
          <calcext:conditional-format calcext:target-range-address="v1.K16:v1.K16">
            <calcext:condition calcext:apply-style-name="Untitled1" calcext:value="=&quot;N&quot;" calcext:base-cell-address="v1.K16"/>
            <calcext:condition calcext:apply-style-name="Untitled2" calcext:value="=&quot;C&quot;" calcext:base-cell-address="v1.K16"/>
          </calcext:conditional-format>
          <calcext:conditional-format calcext:target-range-address="v1.L16:v1.L16">
            <calcext:condition calcext:apply-style-name="Untitled1" calcext:value="=&quot;N&quot;" calcext:base-cell-address="v1.L16"/>
            <calcext:condition calcext:apply-style-name="Untitled2" calcext:value="=&quot;C&quot;" calcext:base-cell-address="v1.L16"/>
          </calcext:conditional-format>
          <calcext:conditional-format calcext:target-range-address="v1.P17:v1.P17">
            <calcext:condition calcext:apply-style-name="Untitled1" calcext:value="=&quot;y&quot;" calcext:base-cell-address="v1.P17"/>
            <calcext:condition calcext:apply-style-name="Untitled2" calcext:value="contains-text(0)" calcext:base-cell-address="v1.P17"/>
          </calcext:conditional-format>
          <calcext:conditional-format calcext:target-range-address="v1.K17:v1.K17">
            <calcext:condition calcext:apply-style-name="Untitled1" calcext:value="=&quot;N&quot;" calcext:base-cell-address="v1.K17"/>
            <calcext:condition calcext:apply-style-name="Untitled2" calcext:value="=&quot;C&quot;" calcext:base-cell-address="v1.K17"/>
          </calcext:conditional-format>
          <calcext:conditional-format calcext:target-range-address="v1.L17:v1.L17">
            <calcext:condition calcext:apply-style-name="Untitled1" calcext:value="=&quot;N&quot;" calcext:base-cell-address="v1.L17"/>
            <calcext:condition calcext:apply-style-name="Untitled2" calcext:value="=&quot;C&quot;" calcext:base-cell-address="v1.L17"/>
          </calcext:conditional-format>
          <calcext:conditional-format calcext:target-range-address="v1.M16:v1.O16">
            <calcext:condition calcext:apply-style-name="Untitled1" calcext:value="=&quot;N&quot;" calcext:base-cell-address="v1.M16"/>
            <calcext:condition calcext:apply-style-name="Untitled2" calcext:value="=&quot;C&quot;" calcext:base-cell-address="v1.M16"/>
          </calcext:conditional-format>
          <calcext:conditional-format calcext:target-range-address="v1.M17:v1.O17">
            <calcext:condition calcext:apply-style-name="Untitled1" calcext:value="=&quot;N&quot;" calcext:base-cell-address="v1.M17"/>
            <calcext:condition calcext:apply-style-name="Untitled2" calcext:value="=&quot;C&quot;" calcext:base-cell-address="v1.M17"/>
          </calcext:conditional-format>
          <calcext:conditional-format calcext:target-range-address="v1.N18:v1.O18">
            <calcext:condition calcext:apply-style-name="Untitled1" calcext:value="=&quot;y&quot;" calcext:base-cell-address="v1.N18"/>
            <calcext:condition calcext:apply-style-name="Untitled2" calcext:value="contains-text(0)" calcext:base-cell-address="v1.N18"/>
          </calcext:conditional-format>
          <calcext:conditional-format calcext:target-range-address="v1.M18:v1.M18">
            <calcext:condition calcext:apply-style-name="Untitled1" calcext:value="=&quot;N&quot;" calcext:base-cell-address="v1.M18"/>
            <calcext:condition calcext:apply-style-name="Untitled2" calcext:value="=&quot;C&quot;" calcext:base-cell-address="v1.M18"/>
          </calcext:conditional-format>
          <calcext:conditional-format calcext:target-range-address="v1.N19:v1.O19">
            <calcext:condition calcext:apply-style-name="Untitled1" calcext:value="=&quot;y&quot;" calcext:base-cell-address="v1.N19"/>
            <calcext:condition calcext:apply-style-name="Untitled2" calcext:value="contains-text(0)" calcext:base-cell-address="v1.N19"/>
          </calcext:conditional-format>
          <calcext:conditional-format calcext:target-range-address="v1.M19:v1.M19">
            <calcext:condition calcext:apply-style-name="Untitled1" calcext:value="=&quot;N&quot;" calcext:base-cell-address="v1.M19"/>
            <calcext:condition calcext:apply-style-name="Untitled2" calcext:value="=&quot;C&quot;" calcext:base-cell-address="v1.M19"/>
          </calcext:conditional-format>
          <calcext:conditional-format calcext:target-range-address="v1.V13:v1.Y15">
            <calcext:condition calcext:apply-style-name="Untitled1" calcext:value="=&quot;N&quot;" calcext:base-cell-address="v1.V13"/>
            <calcext:condition calcext:apply-style-name="Untitled2" calcext:value="=&quot;C&quot;" calcext:base-cell-address="v1.V13"/>
          </calcext:conditional-format>
          <calcext:conditional-format calcext:target-range-address="v1.V12:v1.V15">
            <calcext:condition calcext:apply-style-name="Untitled1" calcext:value="=&quot;N&quot;" calcext:base-cell-address="v1.V12"/>
            <calcext:condition calcext:apply-style-name="Untitled2" calcext:value="=&quot;C&quot;" calcext:base-cell-address="v1.V12"/>
          </calcext:conditional-format>
          <calcext:conditional-format calcext:target-range-address="v1.W12:v1.W15">
            <calcext:condition calcext:apply-style-name="Untitled1" calcext:value="=&quot;N&quot;" calcext:base-cell-address="v1.W12"/>
            <calcext:condition calcext:apply-style-name="Untitled2" calcext:value="=&quot;C&quot;" calcext:base-cell-address="v1.W12"/>
          </calcext:conditional-format>
          <calcext:conditional-format calcext:target-range-address="v1.X12:v1.Y15">
            <calcext:condition calcext:apply-style-name="Untitled1" calcext:value="=&quot;N&quot;" calcext:base-cell-address="v1.X12"/>
            <calcext:condition calcext:apply-style-name="Untitled2" calcext:value="=&quot;C&quot;" calcext:base-cell-address="v1.X12"/>
          </calcext:conditional-format>
          <calcext:conditional-format calcext:target-range-address="v1.V17:v1.V18">
            <calcext:condition calcext:apply-style-name="Untitled1" calcext:value="=&quot;N&quot;" calcext:base-cell-address="v1.V17"/>
            <calcext:condition calcext:apply-style-name="Untitled2" calcext:value="=&quot;C&quot;" calcext:base-cell-address="v1.V17"/>
          </calcext:conditional-format>
          <calcext:conditional-format calcext:target-range-address="v1.W17:v1.W18">
            <calcext:condition calcext:apply-style-name="Untitled1" calcext:value="=&quot;N&quot;" calcext:base-cell-address="v1.W17"/>
            <calcext:condition calcext:apply-style-name="Untitled2" calcext:value="=&quot;C&quot;" calcext:base-cell-address="v1.W17"/>
          </calcext:conditional-format>
          <calcext:conditional-format calcext:target-range-address="v1.X17:v1.Y18">
            <calcext:condition calcext:apply-style-name="Untitled1" calcext:value="=&quot;N&quot;" calcext:base-cell-address="v1.X17"/>
            <calcext:condition calcext:apply-style-name="Untitled2" calcext:value="=&quot;C&quot;" calcext:base-cell-address="v1.X17"/>
          </calcext:conditional-format>
          <calcext:conditional-format calcext:target-range-address="v1.V20:v1.V20">
            <calcext:condition calcext:apply-style-name="Untitled1" calcext:value="=&quot;N&quot;" calcext:base-cell-address="v1.V20"/>
            <calcext:condition calcext:apply-style-name="Untitled2" calcext:value="=&quot;C&quot;" calcext:base-cell-address="v1.V20"/>
          </calcext:conditional-format>
          <calcext:conditional-format calcext:target-range-address="v1.W20:v1.W20">
            <calcext:condition calcext:apply-style-name="Untitled1" calcext:value="=&quot;N&quot;" calcext:base-cell-address="v1.W20"/>
            <calcext:condition calcext:apply-style-name="Untitled2" calcext:value="=&quot;C&quot;" calcext:base-cell-address="v1.W20"/>
          </calcext:conditional-format>
          <calcext:conditional-format calcext:target-range-address="v1.X20:v1.Y20">
            <calcext:condition calcext:apply-style-name="Untitled1" calcext:value="=&quot;N&quot;" calcext:base-cell-address="v1.X20"/>
            <calcext:condition calcext:apply-style-name="Untitled2" calcext:value="=&quot;C&quot;" calcext:base-cell-address="v1.X20"/>
          </calcext:conditional-format>
        </calcext:conditional-formats>
      </table:table>
      <table:table table:name="v2" table:style-name="ta1">
        <table:table-column table:style-name="co4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number-columns-repeated="2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14" table:number-columns-repeated="9" table:default-cell-style-name="Default"/>
        <table:table-column table:style-name="co4" table:default-cell-style-name="Default"/>
        <table:table-column table:style-name="co13" table:number-columns-repeated="2" table:default-cell-style-name="Default"/>
        <table:table-column table:style-name="co15" table:number-columns-repeated="3" table:default-cell-style-name="Default"/>
        <table:table-column table:style-name="co23" table:default-cell-style-name="Default"/>
        <table:table-column table:style-name="co4" table:default-cell-style-name="Default"/>
        <table:table-row table:style-name="ro1">
          <table:table-cell table:number-columns-repeated="6"/>
          <table:table-cell office:value-type="string" calcext:value-type="string">
            <text:p>Normal fitmap</text:p>
          </table:table-cell>
          <table:table-cell table:number-columns-repeated="2"/>
          <table:table-cell table:style-name="ce5"/>
          <table:table-cell office:value-type="string" calcext:value-type="string">
            <text:p>badinfo</text:p>
          </table:table-cell>
          <table:table-cell table:number-columns-repeated="2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Gradient gray up to white</text:p>
          </table:table-cell>
          <table:table-cell table:number-columns-repeated="2"/>
          <table:table-cell office:value-type="string" calcext:value-type="string">
            <text:p>Layer 0</text:p>
          </table:table-cell>
          <table:table-cell table:number-columns-repeated="3"/>
          <table:table-cell office:value-type="string" calcext:value-type="string">
            <text:p>Colour gradient bottom to top</text:p>
          </table:table-cell>
          <table:table-cell table:number-columns-repeated="21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Each face bitmap</text:p>
          </table:table-cell>
          <table:table-cell table:number-columns-repeated="2"/>
          <table:table-cell office:value-type="string" calcext:value-type="string">
            <text:p>Layer 1</text:p>
          </table:table-cell>
          <table:table-cell table:number-columns-repeated="3"/>
          <table:table-cell office:value-type="string" calcext:value-type="string">
            <text:p>Font info text</text:p>
          </table:table-cell>
          <table:table-cell table:number-columns-repeated="2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Each caption under it</text:p>
          </table:table-cell>
          <table:table-cell table:number-columns-repeated="2"/>
          <table:table-cell office:value-type="string" calcext:value-type="string">
            <text:p>Layer 2</text:p>
          </table:table-cell>
          <table:table-cell table:number-columns-repeated="3"/>
          <table:table-cell office:value-type="string" calcext:value-type="string">
            <text:p>Icon and message</text:p>
          </table:table-cell>
          <table:table-cell table:number-columns-repeated="2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The Green tick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The “This font is in ___” text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Red tick or cross or nothing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Charmap button</text:p>
          </table:table-cell>
          <table:table-cell table:number-columns-repeated="14"/>
          <table:table-cell office:value-type="string" calcext:value-type="string">
            <text:p>Layers:</text:p>
          </table:table-cell>
          <table:table-cell table:number-columns-repeated="13"/>
        </table:table-row>
        <table:table-row table:style-name="ro1"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1">
          <table:table-cell table:number-columns-repeated="10"/>
          <table:table-cell table:style-name="ce11" office:value-type="string" calcext:value-type="string">
            <text:p>Facemaps</text:p>
          </table:table-cell>
          <table:table-cell table:style-name="ce11" office:value-type="string" calcext:value-type="string">
            <text:p>Captions</text:p>
          </table:table-cell>
          <table:table-cell table:style-name="ce11" office:value-type="string" calcext:value-type="string">
            <text:p>Green tick</text:p>
          </table:table-cell>
          <table:table-cell table:style-name="ce11" office:value-type="string" calcext:value-type="string">
            <text:p>“This font is..”</text:p>
          </table:table-cell>
          <table:table-cell table:style-name="ce11" office:value-type="string" calcext:value-type="string">
            <text:p>Tick/Cross or None</text:p>
          </table:table-cell>
          <table:table-cell table:style-name="ce11" office:value-type="string" calcext:value-type="string">
            <text:p>Charmap button</text:p>
          </table:table-cell>
          <table:table-cell table:style-name="ce11"/>
          <table:table-cell table:style-name="ce38" office:value-type="string" calcext:value-type="string">
            <text:p>State vals</text:p>
          </table:table-cell>
          <table:table-cell table:number-columns-repeated="4"/>
          <table:table-cell table:style-name="ce11" office:value-type="string" calcext:value-type="string">
            <text:p>New Facemaps</text:p>
          </table:table-cell>
          <table:table-cell table:style-name="ce11" office:value-type="string" calcext:value-type="string">
            <text:p>New Captions</text:p>
          </table:table-cell>
          <table:table-cell table:style-name="ce11" office:value-type="string" calcext:value-type="string">
            <text:p>New Green tick</text:p>
          </table:table-cell>
          <table:table-cell table:style-name="ce11" office:value-type="string" calcext:value-type="string">
            <text:p>New “This font”</text:p>
          </table:table-cell>
          <table:table-cell table:style-name="ce11" office:value-type="string" calcext:value-type="string">
            <text:p>Selected</text:p>
          </table:table-cell>
          <table:table-cell table:style-name="ce11"/>
          <table:table-cell/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table:style-name="ce3" table:number-columns-repeated="4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"/>
          <table:table-cell table:style-name="ce6" office:value-type="string" calcext:value-type="string">
            <text:p>Value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style-name="ce232"/>
          <table:table-cell table:style-name="ce242"/>
          <table:table-cell table:style-name="ce252" table:number-columns-repeated="2"/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3"/>
          <table:table-cell table:style-name="ce156"/>
          <table:table-cell table:style-name="ce3" table:number-columns-repeated="2"/>
          <table:table-cell table:style-name="ce5" office:value-type="string" calcext:value-type="string">
            <text:p>No changes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199" office:value-type="string" calcext:value-type="string">
            <text:p>C</text:p>
          </table:table-cell>
          <table:table-cell table:style-name="ce199" office:value-type="string" calcext:value-type="string">
            <text:p>?</text:p>
          </table:table-cell>
          <table:table-cell table:style-name="ce222"/>
          <table:table-cell table:style-name="ce6" office:value-type="string" calcext:value-type="string">
            <text:p>Bit #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233"/>
          <table:table-cell table:style-name="ce243"/>
          <table:table-cell table:style-name="ce253" table:number-columns-repeated="2"/>
          <table:table-cell table:number-columns-repeated="3"/>
          <table:table-cell table:style-name="ce1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156"/>
          <table:table-cell table:style-name="ce3" table:number-columns-repeated="2"/>
          <table:table-cell table:style-name="ce5" office:value-type="string" calcext:value-type="string">
            <text:p>1<text:span text:style-name="T1">st</text:span> time</text:p>
          </table:table-cell>
          <table:table-cell table:style-name="ce9" office:value-type="float" office:value="2" calcext:value-type="float">
            <text:p>2</text:p>
          </table:table-cell>
          <table:table-cell table:style-name="ce200" office:value-type="string" calcext:value-type="string">
            <text:p>N</text:p>
          </table:table-cell>
          <table:table-cell table:number-columns-repeated="4" table:style-name="ce199" office:value-type="string" calcext:value-type="string">
            <text:p>N</text:p>
          </table:table-cell>
          <table:table-cell table:style-name="ce199" office:value-type="string" calcext:value-type="string">
            <text:p>?</text:p>
          </table:table-cell>
          <table:table-cell table:style-name="ce223"/>
          <table:table-cell table:style-name="ce1"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34" office:value-type="string" calcext:value-type="string">
            <text:p>N</text:p>
          </table:table-cell>
          <table:table-cell table:style-name="ce244" office:value-type="string" calcext:value-type="string">
            <text:p>N</text:p>
          </table:table-cell>
          <table:table-cell table:number-columns-repeated="2" table:style-name="ce254" office:value-type="string" calcext:value-type="string">
            <text:p>N</text:p>
          </table:table-cell>
          <table:table-cell table:style-name="ce266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/>
          <table:table-cell table:style-name="ce1" table:number-columns-repeated="3"/>
          <table:table-cell table:number-columns-repeated="4"/>
        </table:table-row>
        <table:table-row table:style-name="ro5">
          <table:table-cell table:number-columns-repeated="4"/>
          <table:table-cell table:style-name="ce3"/>
          <table:table-cell table:style-name="ce156"/>
          <table:table-cell table:style-name="ce3" table:number-columns-repeated="2"/>
          <table:table-cell table:style-name="ce5"/>
          <table:table-cell table:style-name="ce9"/>
          <table:table-cell table:style-name="ce201"/>
          <table:table-cell table:style-name="ce206" table:number-columns-repeated="5"/>
          <table:table-cell table:style-name="ce224"/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234" office:value-type="string" calcext:value-type="string">
            <text:p>N</text:p>
          </table:table-cell>
          <table:table-cell table:style-name="ce244" office:value-type="string" calcext:value-type="string">
            <text:p>N</text:p>
          </table:table-cell>
          <table:table-cell table:number-columns-repeated="2" table:style-name="ce254" office:value-type="string" calcext:value-type="string">
            <text:p>N</text:p>
          </table:table-cell>
          <table:table-cell table:style-name="ce267"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3"/>
          <table:table-cell table:style-name="ce156"/>
          <table:table-cell table:style-name="ce3" table:number-columns-repeated="2"/>
          <table:table-cell table:style-name="ce4" office:value-type="string" calcext:value-type="string">
            <text:p>inactive</text:p>
          </table:table-cell>
          <table:table-cell table:style-name="ce8" office:value-type="float" office:value="4" calcext:value-type="float">
            <text:p>4</text:p>
          </table:table-cell>
          <table:table-cell table:style-name="ce202" office:value-type="string" calcext:value-type="string">
            <text:p>N</text:p>
          </table:table-cell>
          <table:table-cell table:style-name="ce207" office:value-type="string" calcext:value-type="string">
            <text:p>N</text:p>
          </table:table-cell>
          <table:table-cell table:number-columns-repeated="2" table:style-name="ce211" office:value-type="string" calcext:value-type="string">
            <text:p>N</text:p>
          </table:table-cell>
          <table:table-cell table:style-name="ce211" office:value-type="string" calcext:value-type="string">
            <text:p>C</text:p>
          </table:table-cell>
          <table:table-cell table:style-name="ce219" office:value-type="string" calcext:value-type="string">
            <text:p>?</text:p>
          </table:table-cell>
          <table:table-cell table:style-name="ce225"/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35" office:value-type="string" calcext:value-type="string">
            <text:p>N</text:p>
          </table:table-cell>
          <table:table-cell table:style-name="ce245" office:value-type="string" calcext:value-type="string">
            <text:p>N</text:p>
          </table:table-cell>
          <table:table-cell table:style-name="ce255" office:value-type="string" calcext:value-type="string">
            <text:p>N</text:p>
          </table:table-cell>
          <table:table-cell table:style-name="ce262" office:value-type="string" calcext:value-type="string">
            <text:p>N</text:p>
          </table:table-cell>
          <table:table-cell table:style-name="ce268" office:value-type="string" calcext:value-type="string">
            <text:p>C</text:p>
          </table:table-cell>
          <table:table-cell table:number-columns-repeated="2"/>
          <table:table-cell table:style-name="ce1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3"/>
          <table:table-cell table:style-name="ce156"/>
          <table:table-cell table:style-name="ce3" table:number-columns-repeated="2"/>
          <table:table-cell table:style-name="ce4" office:value-type="string" calcext:value-type="string">
            <text:p>point size</text:p>
          </table:table-cell>
          <table:table-cell table:style-name="ce8" office:value-type="float" office:value="8" calcext:value-type="float">
            <text:p>8</text:p>
          </table:table-cell>
          <table:table-cell table:style-name="ce203" office:value-type="string" calcext:value-type="string">
            <text:p>N</text:p>
          </table:table-cell>
          <table:table-cell table:style-name="ce208" office:value-type="string" calcext:value-type="string">
            <text:p>N</text:p>
          </table:table-cell>
          <table:table-cell table:number-columns-repeated="3" table:style-name="ce212" office:value-type="string" calcext:value-type="string">
            <text:p>C</text:p>
          </table:table-cell>
          <table:table-cell table:style-name="ce220" office:value-type="string" calcext:value-type="string">
            <text:p>?</text:p>
          </table:table-cell>
          <table:table-cell table:style-name="ce226"/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236" office:value-type="string" calcext:value-type="string">
            <text:p>N</text:p>
          </table:table-cell>
          <table:table-cell table:style-name="ce246" office:value-type="string" calcext:value-type="string">
            <text:p>N</text:p>
          </table:table-cell>
          <table:table-cell table:number-columns-repeated="2" table:style-name="ce256" office:value-type="string" calcext:value-type="string">
            <text:p>N</text:p>
          </table:table-cell>
          <table:table-cell table:style-name="ce269"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3"/>
          <table:table-cell table:style-name="ce156"/>
          <table:table-cell table:style-name="ce3" table:number-columns-repeated="2"/>
          <table:table-cell table:style-name="ce4" office:value-type="string" calcext:value-type="string">
            <text:p>text</text:p>
          </table:table-cell>
          <table:table-cell table:style-name="ce8" office:value-type="float" office:value="16" calcext:value-type="float">
            <text:p>16</text:p>
          </table:table-cell>
          <table:table-cell table:style-name="ce204" office:value-type="string" calcext:value-type="string">
            <text:p>N</text:p>
          </table:table-cell>
          <table:table-cell table:style-name="ce209" office:value-type="string" calcext:value-type="string">
            <text:p>C</text:p>
          </table:table-cell>
          <table:table-cell table:style-name="ce213" office:value-type="string" calcext:value-type="string">
            <text:p>C</text:p>
          </table:table-cell>
          <table:table-cell table:style-name="ce215" office:value-type="string" calcext:value-type="string">
            <text:p>C</text:p>
          </table:table-cell>
          <table:table-cell table:style-name="ce217" office:value-type="string" calcext:value-type="string">
            <text:p>C</text:p>
          </table:table-cell>
          <table:table-cell table:style-name="ce221" office:value-type="string" calcext:value-type="string">
            <text:p>?</text:p>
          </table:table-cell>
          <table:table-cell table:style-name="ce227"/>
          <table:table-cell table:number-columns-repeated="5"/>
          <table:table-cell table:style-name="ce237"/>
          <table:table-cell table:style-name="ce247"/>
          <table:table-cell table:style-name="ce257" table:number-columns-repeated="2"/>
          <table:table-cell table:number-columns-repeated="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3"/>
          <table:table-cell table:style-name="ce156"/>
          <table:table-cell table:style-name="ce3" table:number-columns-repeated="2"/>
          <table:table-cell table:style-name="ce4" office:value-type="string" calcext:value-type="string">
            <text:p>selected</text:p>
          </table:table-cell>
          <table:table-cell table:style-name="ce8" office:value-type="float" office:value="32" calcext:value-type="float">
            <text:p>32</text:p>
          </table:table-cell>
          <table:table-cell table:style-name="ce205" office:value-type="string" calcext:value-type="string">
            <text:p>C</text:p>
          </table:table-cell>
          <table:table-cell table:style-name="ce210" office:value-type="string" calcext:value-type="string">
            <text:p>C</text:p>
          </table:table-cell>
          <table:table-cell table:style-name="ce214" office:value-type="string" calcext:value-type="string">
            <text:p>C</text:p>
          </table:table-cell>
          <table:table-cell table:style-name="ce216" office:value-type="string" calcext:value-type="string">
            <text:p>C</text:p>
          </table:table-cell>
          <table:table-cell table:style-name="ce218" office:value-type="string" calcext:value-type="string">
            <text:p>N</text:p>
          </table:table-cell>
          <table:table-cell table:style-name="ce221" office:value-type="string" calcext:value-type="string">
            <text:p>?</text:p>
          </table:table-cell>
          <table:table-cell table:style-name="ce228"/>
          <table:table-cell table:style-name="ce1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38" office:value-type="string" calcext:value-type="string">
            <text:p>N</text:p>
          </table:table-cell>
          <table:table-cell table:style-name="ce248" office:value-type="string" calcext:value-type="string">
            <text:p>N</text:p>
          </table:table-cell>
          <table:table-cell table:style-name="ce258" office:value-type="string" calcext:value-type="string">
            <text:p>C</text:p>
          </table:table-cell>
          <table:table-cell table:style-name="ce263" office:value-type="string" calcext:value-type="string">
            <text:p>C</text:p>
          </table:table-cell>
          <table:table-cell table:style-name="ce270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style-name="ce9"/>
          <table:table-cell table:number-columns-repeated="6"/>
          <table:table-cell table:style-name="ce229"/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39" office:value-type="string" calcext:value-type="string">
            <text:p>N</text:p>
          </table:table-cell>
          <table:table-cell table:style-name="ce249" office:value-type="string" calcext:value-type="string">
            <text:p>N</text:p>
          </table:table-cell>
          <table:table-cell table:number-columns-repeated="2" table:style-name="ce259" office:value-type="string" calcext:value-type="string">
            <text:p>C</text:p>
          </table:table-cell>
          <table:table-cell table:style-name="ce271"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Default"/>
          <table:table-cell table:number-columns-repeated="7"/>
          <table:table-cell table:style-name="ce230"/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From New</text:p>
          </table:table-cell>
          <table:table-cell table:number-columns-repeated="4"/>
          <table:table-cell table:style-name="ce231"/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0" office:value-type="string" calcext:value-type="string">
            <text:p>N</text:p>
          </table:table-cell>
          <table:table-cell table:style-name="ce250" office:value-type="string" calcext:value-type="string">
            <text:p>C</text:p>
          </table:table-cell>
          <table:table-cell table:style-name="ce260" office:value-type="string" calcext:value-type="string">
            <text:p>C</text:p>
          </table:table-cell>
          <table:table-cell table:style-name="ce264" office:value-type="string" calcext:value-type="string">
            <text:p>C</text:p>
          </table:table-cell>
          <table:table-cell table:style-name="ce272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157" office:value-type="float" office:value="1234" calcext:value-type="float">
            <text:p>1234</text:p>
          </table:table-cell>
          <table:table-cell table:number-columns-repeated="4"/>
          <table:table-cell office:value-type="string" calcext:value-type="string">
            <text:p>C</text:p>
          </table:table-cell>
          <table:table-cell office:value-type="string" calcext:value-type="string">
            <text:p>From existing pencil</text:p>
          </table:table-cell>
          <table:table-cell table:number-columns-repeated="24"/>
        </table:table-row>
        <table:table-row table:style-name="ro1">
          <table:table-cell table:number-columns-repeated="5"/>
          <table:table-cell table:style-name="ce157"/>
          <table:table-cell table:number-columns-repeated="11"/>
          <table:table-cell table:style-name="ce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1" office:value-type="string" calcext:value-type="string">
            <text:p>C</text:p>
          </table:table-cell>
          <table:table-cell table:style-name="ce251" office:value-type="string" calcext:value-type="string">
            <text:p>C</text:p>
          </table:table-cell>
          <table:table-cell table:style-name="ce261" office:value-type="string" calcext:value-type="string">
            <text:p>C</text:p>
          </table:table-cell>
          <table:table-cell table:style-name="ce265" office:value-type="string" calcext:value-type="string">
            <text:p>C</text:p>
          </table:table-cell>
          <table:table-cell table:style-name="ce273"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5" office:value-type="float" office:value="4" calcext:value-type="float">
            <text:p>4</text:p>
          </table:table-cell>
          <table:table-cell table:style-name="ce158" table:formula="of:=BASE([.E25];2;5)" office:value-type="string" office:string-value="00100" calcext:value-type="string">
            <text:p>00100</text:p>
          </table:table-cell>
          <table:table-cell table:number-columns-repeated="30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style-name="ce158" table:formula="of:=BASE([.E26];2;5)" office:value-type="string" office:string-value="00110" calcext:value-type="string">
            <text:p>00110</text:p>
          </table:table-cell>
          <table:table-cell table:number-columns-repeated="12"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"/>
          <table:table-cell/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B</text:p>
          </table:table-cell>
          <table:table-cell table:style-name="ce95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4">
          <table:table-cell table:number-columns-repeated="4"/>
          <table:table-cell office:value-type="float" office:value="8" calcext:value-type="float">
            <text:p>8</text:p>
          </table:table-cell>
          <table:table-cell table:style-name="ce158" table:formula="of:=BASE([.E27];2;5)" office:value-type="string" office:string-value="01000" calcext:value-type="string">
            <text:p>01000</text:p>
          </table:table-cell>
          <table:table-cell table:number-columns-repeated="11"/>
          <table:table-cell table:style-name="ce5" office:value-type="string" calcext:value-type="string">
            <text:p>St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Mask test</text:p>
          </table:table-cell>
          <table:table-cell table:style-name="ce11" office:value-type="string" calcext:value-type="string">
            <text:p>states</text:p>
          </table:table-cell>
          <table:table-cell table:style-name="ce90" office:value-type="string" calcext:value-type="string">
            <text:p>“001”</text:p>
          </table:table-cell>
          <table:table-cell table:style-name="ce90" office:value-type="string" calcext:value-type="string">
            <text:p>“011”</text:p>
          </table:table-cell>
          <table:table-cell table:style-name="ce90" office:value-type="string" calcext:value-type="string">
            <text:p>“111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style-name="ce158" table:formula="of:=BASE([.E28];2;5)" office:value-type="string" office:string-value="01010" calcext:value-type="string">
            <text:p>01010</text:p>
          </table:table-cell>
          <table:table-cell table:number-columns-repeated="11"/>
          <table:table-cell table:style-name="ce39" office:value-type="string" calcext:value-type="string">
            <text:p>AND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5"/>
          <table:table-cell table:style-name="ce94" office:value-type="string" calcext:value-type="string">
            <text:p>and masks</text:p>
          </table:table-cell>
          <table:table-cell/>
          <table:table-cell table:style-name="ce89" office:value-type="float" office:value="4" calcext:value-type="float">
            <text:p>4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style-name="ce158" table:formula="of:=BASE([.E29];2;5)" office:value-type="string" office:string-value="01100" calcext:value-type="string">
            <text:p>01100</text:p>
          </table:table-cell>
          <table:table-cell table:number-columns-repeated="13"/>
          <table:table-cell table:formula="of:=BITAND([.T27];[.T28])" office:value-type="float" office:value="0" calcext:value-type="float">
            <text:p>0</text:p>
          </table:table-cell>
          <table:table-cell table:formula="of:=BITAND([.U27];[.U28])" office:value-type="float" office:value="0" calcext:value-type="float">
            <text:p>0</text:p>
          </table:table-cell>
          <table:table-cell table:style-name="ce40" table:formula="of:=BITAND([.V27];[.V28])"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  <table:table-cell table:style-name="ce1" office:value-type="float" office:value="4" calcext:value-type="float">
            <text:p>4</text:p>
          </table:table-cell>
          <table:table-cell table:style-name="ce91" table:formula="of:=BITAND([.AD29];[.$AE$28])" office:value-type="float" office:value="4" calcext:value-type="float">
            <text:p>4</text:p>
          </table:table-cell>
          <table:table-cell table:formula="of:=BITAND([.AD29];[.$AF$28])" office:value-type="float" office:value="4" calcext:value-type="float">
            <text:p>4</text:p>
          </table:table-cell>
          <table:table-cell table:formula="of:=BITAND([.AD29];[.$AG$28])" office:value-type="float" office:value="4" calcext:value-type="float">
            <text:p>4</text:p>
          </table:table-cell>
          <table:table-cell table:formula="of:=BITAND([.AD29];[.$AH$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style-name="ce158" table:formula="of:=BASE([.E30];2;5)" office:value-type="string" office:string-value="01110" calcext:value-type="string">
            <text:p>01110</text:p>
          </table:table-cell>
          <table:table-cell table:number-columns-repeated="23"/>
          <table:table-cell table:style-name="ce1" office:value-type="float" office:value="12" calcext:value-type="float">
            <text:p>12</text:p>
          </table:table-cell>
          <table:table-cell table:style-name="ce91" table:formula="of:=BITAND([.AD30];[.$AE$28])" office:value-type="float" office:value="4" calcext:value-type="float">
            <text:p>4</text:p>
          </table:table-cell>
          <table:table-cell table:formula="of:=BITAND([.AD30];[.$AF$28])" office:value-type="float" office:value="12" calcext:value-type="float">
            <text:p>12</text:p>
          </table:table-cell>
          <table:table-cell table:formula="of:=BITAND([.AD30];[.$AG$28])" office:value-type="float" office:value="12" calcext:value-type="float">
            <text:p>12</text:p>
          </table:table-cell>
          <table:table-cell table:formula="of:=BITAND([.AD30];[.$AH$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7"/>
          <table:table-cell table:style-name="ce5" office:value-type="string" calcext:value-type="string">
            <text:p>Stat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1" office:value-type="float" office:value="20" calcext:value-type="float">
            <text:p>20</text:p>
          </table:table-cell>
          <table:table-cell table:style-name="ce91" table:formula="of:=BITAND([.AD31];[.$AE$28])" office:value-type="float" office:value="4" calcext:value-type="float">
            <text:p>4</text:p>
          </table:table-cell>
          <table:table-cell table:formula="of:=BITAND([.AD31];[.$AF$28])" office:value-type="float" office:value="4" calcext:value-type="float">
            <text:p>4</text:p>
          </table:table-cell>
          <table:table-cell table:formula="of:=BITAND([.AD31];[.$AG$28])" office:value-type="float" office:value="20" calcext:value-type="float">
            <text:p>20</text:p>
          </table:table-cell>
          <table:table-cell table:formula="of:=BITAND([.AD31];[.$AH$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7"/>
          <table:table-cell table:style-name="ce39" office:value-type="string" calcext:value-type="string">
            <text:p>AND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52" office:value-type="float" office:value="12" calcext:value-type="float">
            <text:p>12</text:p>
          </table:table-cell>
          <table:table-cell table:number-columns-repeated="5"/>
          <table:table-cell table:style-name="ce1"/>
          <table:table-cell table:style-name="ce1" office:value-type="float" office:value="28" calcext:value-type="float">
            <text:p>28</text:p>
          </table:table-cell>
          <table:table-cell table:style-name="ce91" table:formula="of:=BITAND([.AD32];[.$AE$28])" office:value-type="float" office:value="4" calcext:value-type="float">
            <text:p>4</text:p>
          </table:table-cell>
          <table:table-cell table:formula="of:=BITAND([.AD32];[.$AF$28])" office:value-type="float" office:value="12" calcext:value-type="float">
            <text:p>12</text:p>
          </table:table-cell>
          <table:table-cell table:formula="of:=BITAND([.AD32];[.$AG$28])" office:value-type="float" office:value="28" calcext:value-type="float">
            <text:p>28</text:p>
          </table:table-cell>
          <table:table-cell table:formula="of:=BITAND([.AD32];[.$AH$28])" office:value-type="float" office:value="0" calcext:value-type="float">
            <text:p>0</text:p>
          </table:table-cell>
          <table:table-cell/>
          <table:table-cell office:value-type="string" calcext:value-type="string">
            <text:p>AND mask by 4 : if result is 4 then Block A</text:p>
          </table:table-cell>
        </table:table-row>
        <table:table-row table:style-name="ro1">
          <table:table-cell table:number-columns-repeated="19"/>
          <table:table-cell table:formula="of:=BITAND([.T31];[.T32])" office:value-type="float" office:value="0" calcext:value-type="float">
            <text:p>0</text:p>
          </table:table-cell>
          <table:table-cell table:style-name="ce1" table:formula="of:=BITAND([.U31];[.U32])" office:value-type="float" office:value="1" calcext:value-type="float">
            <text:p>1</text:p>
          </table:table-cell>
          <table:table-cell table:formula="of:=BITAND([.V31];[.V32])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5"/>
          <table:table-cell table:style-name="ce1" office:value-type="float" office:value="8" calcext:value-type="float">
            <text:p>8</text:p>
          </table:table-cell>
          <table:table-cell table:formula="of:=BITAND([.AD33];[.$AE$28])" office:value-type="float" office:value="0" calcext:value-type="float">
            <text:p>0</text:p>
          </table:table-cell>
          <table:table-cell table:style-name="ce91" table:formula="of:=BITAND([.AD33];[.$AF$28])" office:value-type="float" office:value="8" calcext:value-type="float">
            <text:p>8</text:p>
          </table:table-cell>
          <table:table-cell table:formula="of:=BITAND([.AD33];[.$AG$28])" office:value-type="float" office:value="8" calcext:value-type="float">
            <text:p>8</text:p>
          </table:table-cell>
          <table:table-cell table:formula="of:=BITAND([.AD33];[.$AH$28])" office:value-type="float" office:value="0" calcext:value-type="float">
            <text:p>0</text:p>
          </table:table-cell>
          <table:table-cell/>
          <table:table-cell office:value-type="string" calcext:value-type="string">
            <text:p>AND by 12, if 8, then B</text:p>
          </table:table-cell>
        </table:table-row>
        <table:table-row table:style-name="ro1">
          <table:table-cell table:number-columns-repeated="29"/>
          <table:table-cell table:style-name="ce1" office:value-type="float" office:value="24" calcext:value-type="float">
            <text:p>24</text:p>
          </table:table-cell>
          <table:table-cell table:formula="of:=BITAND([.AD34];[.$AE$28])" office:value-type="float" office:value="0" calcext:value-type="float">
            <text:p>0</text:p>
          </table:table-cell>
          <table:table-cell table:style-name="ce91" table:formula="of:=BITAND([.AD34];[.$AF$28])" office:value-type="float" office:value="8" calcext:value-type="float">
            <text:p>8</text:p>
          </table:table-cell>
          <table:table-cell table:style-name="ce40" table:formula="of:=BITAND([.AD34];[.$AG$28])" office:value-type="float" office:value="24" calcext:value-type="float">
            <text:p>24</text:p>
          </table:table-cell>
          <table:table-cell table:formula="of:=BITAND([.AD34];[.$AH$28])" office:value-type="float" office:value="0" calcext:value-type="float">
            <text:p>0</text:p>
          </table:table-cell>
          <table:table-cell/>
          <table:table-cell office:value-type="string" calcext:value-type="string">
            <text:p>AND by 28, if 16, then C</text:p>
          </table:table-cell>
        </table:table-row>
        <table:table-row table:style-name="ro1">
          <table:table-cell table:number-columns-repeated="17"/>
          <table:table-cell table:style-name="ce5" office:value-type="string" calcext:value-type="string">
            <text:p>St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1" office:value-type="float" office:value="16" calcext:value-type="float">
            <text:p>16</text:p>
          </table:table-cell>
          <table:table-cell table:formula="of:=BITAND([.AD35];[.$AE$28])" office:value-type="float" office:value="0" calcext:value-type="float">
            <text:p>0</text:p>
          </table:table-cell>
          <table:table-cell table:formula="of:=BITAND([.AD35];[.$AF$28])" office:value-type="float" office:value="0" calcext:value-type="float">
            <text:p>0</text:p>
          </table:table-cell>
          <table:table-cell table:style-name="ce91" table:formula="of:=BITAND([.AD35];[.$AG$28])" office:value-type="float" office:value="16" calcext:value-type="float">
            <text:p>16</text:p>
          </table:table-cell>
          <table:table-cell table:formula="of:=BITAND([.AD35];[.$AH$28])" office:value-type="float" office:value="0" calcext:value-type="float">
            <text:p>0</text:p>
          </table:table-cell>
          <table:table-cell/>
          <table:table-cell office:value-type="string" calcext:value-type="string">
            <text:p>AND by 32, if 32: we have Layer 5 in there</text:p>
          </table:table-cell>
        </table:table-row>
        <table:table-row table:style-name="ro1">
          <table:table-cell table:number-columns-repeated="17"/>
          <table:table-cell table:style-name="ce39"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52" office:value-type="float" office:value="28" calcext:value-type="float">
            <text:p>28</text:p>
          </table:table-cell>
          <table:table-cell table:number-columns-repeated="5"/>
          <table:table-cell table:style-name="ce1"/>
          <table:table-cell table:style-name="ce1" office:value-type="float" office:value="32" calcext:value-type="float">
            <text:p>32</text:p>
          </table:table-cell>
          <table:table-cell table:formula="of:=BITAND([.AD36];[.$AE$28])" office:value-type="float" office:value="0" calcext:value-type="float">
            <text:p>0</text:p>
          </table:table-cell>
          <table:table-cell table:formula="of:=BITAND([.AD36];[.$AF$28])" office:value-type="float" office:value="0" calcext:value-type="float">
            <text:p>0</text:p>
          </table:table-cell>
          <table:table-cell table:style-name="ce93" table:formula="of:=BITAND([.AD36];[.$AG$28])" office:value-type="float" office:value="0" calcext:value-type="float">
            <text:p>0</text:p>
          </table:table-cell>
          <table:table-cell table:style-name="ce91" table:formula="of:=BITAND([.AD36];[.$AH$28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18"/>
          <table:table-cell table:formula="of:=BITAND([.S35];[.S36])" office:value-type="float" office:value="0" calcext:value-type="float">
            <text:p>0</text:p>
          </table:table-cell>
          <table:table-cell table:formula="of:=BITAND([.T35];[.T36])" office:value-type="float" office:value="1" calcext:value-type="float">
            <text:p>1</text:p>
          </table:table-cell>
          <table:table-cell table:style-name="ce1" table:formula="of:=BITAND([.U35];[.U36])" office:value-type="float" office:value="0" calcext:value-type="float">
            <text:p>0</text:p>
          </table:table-cell>
          <table:table-cell table:formula="of:=BITAND([.V35];[.V36])" office:value-type="float" office:value="1" calcext:value-type="float">
            <text:p>1</text:p>
          </table:table-cell>
          <table:table-cell/>
          <table:table-cell office:value-type="string" calcext:value-type="string">
            <text:p>C</text:p>
          </table:table-cell>
          <table:table-cell table:number-columns-repeated="12"/>
        </table:table-row>
        <table:table-row table:style-name="ro1">
          <table:table-cell table:number-columns-repeated="29"/>
          <table:table-cell table:style-name="ce1" office:value-type="float" office:value="52" calcext:value-type="float">
            <text:p>52</text:p>
          </table:table-cell>
          <table:table-cell table:style-name="ce91" table:formula="of:=BITAND([.AD38];[.$AE$28])" office:value-type="float" office:value="4" calcext:value-type="float">
            <text:p>4</text:p>
          </table:table-cell>
          <table:table-cell table:formula="of:=BITAND([.AD38];[.$AF$28])" office:value-type="float" office:value="4" calcext:value-type="float">
            <text:p>4</text:p>
          </table:table-cell>
          <table:table-cell table:style-name="ce93" table:formula="of:=BITAND([.AD38];[.$AG$28])" office:value-type="float" office:value="20" calcext:value-type="float">
            <text:p>20</text:p>
          </table:table-cell>
          <table:table-cell table:style-name="ce91" table:formula="of:=BITAND([.AD38];[.$AH$28])" office:value-type="float" office:value="32" calcext:value-type="float">
            <text:p>32</text:p>
          </table:table-cell>
          <table:table-cell/>
          <table:table-cell office:value-type="string" calcext:value-type="string">
            <text:p>Means – 52 is in block A and D</text:p>
          </table:table-cell>
        </table:table-row>
        <table:table-row table:style-name="ro1">
          <table:table-cell table:number-columns-repeated="17"/>
          <table:table-cell table:style-name="ce5" office:value-type="string" calcext:value-type="string">
            <text:p>St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8" calcext:value-type="float">
            <text:p>48</text:p>
          </table:table-cell>
          <table:table-cell table:formula="of:=BITAND([.AD39];[.$AE$28])" office:value-type="float" office:value="0" calcext:value-type="float">
            <text:p>0</text:p>
          </table:table-cell>
          <table:table-cell table:formula="of:=BITAND([.AD39];[.$AF$28])" office:value-type="float" office:value="0" calcext:value-type="float">
            <text:p>0</text:p>
          </table:table-cell>
          <table:table-cell table:style-name="ce91" table:formula="of:=BITAND([.AD39];[.$AG$28])" office:value-type="float" office:value="16" calcext:value-type="float">
            <text:p>16</text:p>
          </table:table-cell>
          <table:table-cell table:style-name="ce91" table:formula="of:=BITAND([.AD39];[.$AH$28])" office:value-type="float" office:value="32" calcext:value-type="float">
            <text:p>32</text:p>
          </table:table-cell>
          <table:table-cell/>
          <table:table-cell office:value-type="string" calcext:value-type="string">
            <text:p>Means Block C and D</text:p>
          </table:table-cell>
        </table:table-row>
        <table:table-row table:style-name="ro1">
          <table:table-cell table:number-columns-repeated="17"/>
          <table:table-cell table:style-name="ce39"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table:style-name="ce91" table:formula="of:=BITAND([.AD40];[.$AE$28])" office:value-type="float" office:value="4" calcext:value-type="float">
            <text:p>4</text:p>
          </table:table-cell>
          <table:table-cell table:formula="of:=BITAND([.AD40];[.$AF$28])" office:value-type="float" office:value="12" calcext:value-type="float">
            <text:p>12</text:p>
          </table:table-cell>
          <table:table-cell table:formula="of:=BITAND([.AD40];[.$AG$28])" office:value-type="float" office:value="28" calcext:value-type="float">
            <text:p>28</text:p>
          </table:table-cell>
          <table:table-cell table:style-name="ce91" table:formula="of:=BITAND([.AD40];[.$AH$28])" office:value-type="float" office:value="32" calcext:value-type="float">
            <text:p>32</text:p>
          </table:table-cell>
          <table:table-cell/>
          <table:table-cell office:value-type="string" calcext:value-type="string">
            <text:p>Means A and D</text:p>
          </table:table-cell>
        </table:table-row>
        <table:table-row table:style-name="ro1">
          <table:table-cell table:number-columns-repeated="18"/>
          <table:table-cell table:formula="of:=BITAND([.S39];[.S40])" office:value-type="float" office:value="1" calcext:value-type="float">
            <text:p>1</text:p>
          </table:table-cell>
          <table:table-cell table:formula="of:=BITAND([.T39];[.T40])" office:value-type="float" office:value="0" calcext:value-type="float">
            <text:p>0</text:p>
          </table:table-cell>
          <table:table-cell table:style-name="ce1" table:formula="of:=BITAND([.U39];[.U40])" office:value-type="float" office:value="0" calcext:value-type="float">
            <text:p>0</text:p>
          </table:table-cell>
          <table:table-cell table:formula="of:=BITAND([.V39];[.V40]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table:number-columns-repeated="11"/>
          <table:table-cell office:value-type="string" calcext:value-type="string">
            <text:p>Awesome!!!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table:number-columns-repeated="31"/>
          <table:table-cell table:style-name="ce40"/>
          <table:table-cell table:number-columns-repeated="4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23"/>
          <table:table-cell table:style-name="ce64"/>
          <table:table-cell table:number-columns-repeated="12"/>
        </table:table-row>
        <table:table-row table:style-name="ro1" table:number-rows-repeated="7">
          <table:table-cell table:number-columns-repeated="36"/>
        </table:table-row>
        <table:table-row table:style-name="ro1"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4" office:value-type="string" calcext:value-type="string">
            <text:p>Y</text:p>
          </table:table-cell>
          <table:table-cell table:number-columns-repeated="10"/>
        </table:table-row>
        <table:table-row table:style-name="ro1">
          <table:table-cell table:number-columns-repeated="18"/>
          <table:table-cell table:style-name="ce5" office:value-type="float" office:value="8" calcext:value-type="float">
            <text:p>8</text:p>
          </table:table-cell>
          <table:table-cell table:style-name="ce5" table:number-columns-repeated="3"/>
          <table:table-cell table:number-columns-repeated="2" office:value-type="string" calcext:value-type="string">
            <text:p>Y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float" office:value="12" calcext:value-type="float">
            <text:p>12</text:p>
          </table:table-cell>
          <table:table-cell table:number-columns-repeated="3"/>
          <table:table-cell table:number-columns-repeated="4" office:value-type="string" calcext:value-type="string">
            <text:p>Y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13"/>
        </table:table-row>
        <table:table-row table:style-name="ro1">
          <table:table-cell table:number-columns-repeated="8"/>
          <table:table-cell table:style-name="ce6" office:value-type="string" calcext:value-type="string">
            <text:p>Value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4" office:value-type="string" calcext:value-type="string">
            <text:p>Y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2" table:formula="of:=DEC2BIN([.G58])" office:value-type="string" office:string-value="1" calcext:value-type="string">
            <text:p>1</text:p>
          </table:table-cell>
          <table:table-cell table:style-name="ce6" office:value-type="string" calcext:value-type="string">
            <text:p>Bit #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style-name="ce2" table:formula="of:=DEC2BIN([.G59])" office:value-type="string" office:string-value="10" calcext:value-type="string">
            <text:p>1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/>
          <table:table-cell table:formula="of:=[.J59]*[.$J$57]+[.K59]*[.$K$57]+[.L59]*[.$L$57]+[.M59]*[.$M$57]" office:value-type="float" office:value="60" calcext:value-type="float">
            <text:p>6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3"/>
          <table:table-cell table:number-columns-repeated="4" office:value-type="string" calcext:value-type="string">
            <text:p>Y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2" table:formula="of:=DEC2BIN([.G60])" office:value-type="string" office:string-value="11" calcext:value-type="string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/>
          <table:table-cell table:formula="of:=[.J60]*[.$J$57]+[.K60]*[.$K$57]+[.L60]*[.$L$57]+[.M60]*[.$M$57]" office:value-type="float" office:value="28" calcext:value-type="float">
            <text:p>2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style-name="ce2" table:formula="of:=DEC2BIN([.G61])" office:value-type="string" office:string-value="100" calcext:value-type="string">
            <text:p>1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/>
          <table:table-cell table:formula="of:=[.J61]*[.$J$57]+[.K61]*[.$K$57]+[.L61]*[.$L$57]+[.M61]*[.$M$57]"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style-name="ce2" table:formula="of:=DEC2BIN([.G62])" office:value-type="string" office:string-value="101" calcext:value-type="string">
            <text:p>10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/>
          <table:table-cell table:formula="of:=[.J62]*[.$J$57]+[.K62]*[.$K$57]+[.L62]*[.$L$57]+[.M62]*[.$M$57]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style-name="ce2" table:formula="of:=DEC2BIN([.G63])" office:value-type="string" office:string-value="110" calcext:value-type="string">
            <text:p>1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/>
          <table:table-cell table:formula="of:=[.J63]*[.$J$57]+[.K63]*[.$K$57]+[.L63]*[.$L$57]+[.M63]*[.$M$57]" office:value-type="float" office:value="32" calcext:value-type="float">
            <text:p>3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style-name="ce2" table:formula="of:=DEC2BIN([.G64])" office:value-type="string" office:string-value="111" calcext:value-type="string">
            <text:p>1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/>
          <table:table-cell table:formula="of:=[.J64]*[.$J$57]+[.K64]*[.$K$57]+[.L64]*[.$L$57]+[.M64]*[.$M$57]"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style-name="ce2" table:formula="of:=DEC2BIN([.G65])" office:value-type="string" office:string-value="1000" calcext:value-type="string">
            <text:p>10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/>
          <table:table-cell table:formula="of:=[.J65]*[.$J$57]+[.K65]*[.$K$57]+[.L65]*[.$L$57]+[.M65]*[.$M$57]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table:style-name="ce2" table:formula="of:=DEC2BIN([.G66])" office:value-type="string" office:string-value="1001" calcext:value-type="string">
            <text:p>100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/>
          <table:table-cell table:formula="of:=[.J66]*[.$J$57]+[.K66]*[.$K$57]+[.L66]*[.$L$57]+[.M66]*[.$M$57]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style-name="ce2" table:formula="of:=DEC2BIN([.G67])" office:value-type="string" office:string-value="1010" calcext:value-type="string">
            <text:p>10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/>
          <table:table-cell table:formula="of:=[.J67]*[.$J$57]+[.K67]*[.$K$57]+[.L67]*[.$L$57]+[.M67]*[.$M$57]" office:value-type="float" office:value="48" calcext:value-type="float">
            <text:p>4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table:style-name="ce2" table:formula="of:=DEC2BIN([.G68])" office:value-type="string" office:string-value="1011" calcext:value-type="string">
            <text:p>101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/>
          <table:table-cell table:formula="of:=[.J68]*[.$J$57]+[.K68]*[.$K$57]+[.L68]*[.$L$57]+[.M68]*[.$M$57]" office:value-type="float" office:value="56" calcext:value-type="float">
            <text:p>5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style-name="ce2" table:formula="of:=DEC2BIN([.G69])" office:value-type="string" office:string-value="1100" calcext:value-type="string">
            <text:p>1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/>
          <table:table-cell table:formula="of:=[.J69]*[.$J$57]+[.K69]*[.$K$57]+[.L69]*[.$L$57]+[.M69]*[.$M$57]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table:style-name="ce2" table:formula="of:=DEC2BIN([.G70])" office:value-type="string" office:string-value="1101" calcext:value-type="string">
            <text:p>1101</text:p>
          </table:table-cell>
          <table:table-cell table:number-columns-repeated="5"/>
          <table:table-cell table:number-columns-repeated="2" table:style-name="ce29" office:value-type="float" office:value="0" calcext:value-type="float">
            <text:p>0</text:p>
          </table:table-cell>
          <table:table-cell/>
          <table:table-cell table:formula="of:=[.J70]*[.$J$57]+[.K70]*[.$K$57]+[.L70]*[.$L$57]+[.M70]*[.$M$57]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table:style-name="ce2" table:formula="of:=DEC2BIN([.G71])" office:value-type="string" office:string-value="1110" calcext:value-type="string">
            <text:p>1110</text:p>
          </table:table-cell>
          <table:table-cell table:number-columns-repeated="5"/>
          <table:table-cell table:number-columns-repeated="2" table:style-name="ce29" office:value-type="float" office:value="0" calcext:value-type="float">
            <text:p>0</text:p>
          </table:table-cell>
          <table:table-cell/>
          <table:table-cell table:formula="of:=[.J71]*[.$J$57]+[.K71]*[.$K$57]+[.L71]*[.$L$57]+[.M71]*[.$M$57]" office:value-type="float" office:value="0" calcext:value-type="float">
            <text:p>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4" table:style-name="ce1" office:value-type="string" calcext:value-type="string">
            <text:p>Y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style-name="ce2" table:formula="of:=DEC2BIN([.G72])" office:value-type="string" office:string-value="1111" calcext:value-type="string">
            <text:p>1111</text:p>
          </table:table-cell>
          <table:table-cell table:number-columns-repeated="5"/>
          <table:table-cell table:number-columns-repeated="2" table:style-name="ce29" office:value-type="float" office:value="0" calcext:value-type="float">
            <text:p>0</text:p>
          </table:table-cell>
          <table:table-cell/>
          <table:table-cell table:formula="of:=[.J72]*[.$J$57]+[.K72]*[.$K$57]+[.L72]*[.$L$57]+[.M72]*[.$M$57]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table:number-columns-repeated="4" office:value-type="string" calcext:value-type="string">
            <text:p>Y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style-name="ce2" table:formula="of:=DEC2BIN([.G73])" office:value-type="string" office:string-value="10000" calcext:value-type="string">
            <text:p>10000</text:p>
          </table:table-cell>
          <table:table-cell table:number-columns-repeated="5"/>
          <table:table-cell table:number-columns-repeated="2" table:style-name="ce29" office:value-type="float" office:value="0" calcext:value-type="float">
            <text:p>0</text:p>
          </table:table-cell>
          <table:table-cell/>
          <table:table-cell table:formula="of:=[.J73]*[.$J$57]+[.K73]*[.$K$57]+[.L73]*[.$L$57]+[.M73]*[.$M$57]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4" office:value-type="string" calcext:value-type="string">
            <text:p>Y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table:style-name="ce2" table:formula="of:=DEC2BIN([.G74])" office:value-type="string" office:string-value="10001" calcext:value-type="string">
            <text:p>10001</text:p>
          </table:table-cell>
          <table:table-cell table:number-columns-repeated="5"/>
          <table:table-cell table:number-columns-repeated="2" table:style-name="ce29" office:value-type="float" office:value="0" calcext:value-type="float">
            <text:p>0</text:p>
          </table:table-cell>
          <table:table-cell/>
          <table:table-cell table:formula="of:=[.J74]*[.$J$57]+[.K74]*[.$K$57]+[.L74]*[.$L$57]+[.M74]*[.$M$57]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3"/>
          <table:table-cell table:number-columns-repeated="4" office:value-type="string" calcext:value-type="string">
            <text:p>Y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style-name="ce2" table:formula="of:=DEC2BIN([.G75])" office:value-type="string" office:string-value="10010" calcext:value-type="string">
            <text:p>10010</text:p>
          </table:table-cell>
          <table:table-cell table:number-columns-repeated="5"/>
          <table:table-cell table:number-columns-repeated="2" table:style-name="ce29" office:value-type="float" office:value="0" calcext:value-type="float">
            <text:p>0</text:p>
          </table:table-cell>
          <table:table-cell/>
          <table:table-cell table:formula="of:=[.J75]*[.$J$57]+[.K75]*[.$K$57]+[.L75]*[.$L$57]+[.M75]*[.$M$57]" office:value-type="float" office:value="0" calcext:value-type="float">
            <text:p>0</text:p>
          </table:table-cell>
          <table:table-cell/>
          <table:table-cell table:style-name="ce39" office:value-type="float" office:value="8" calcext:value-type="float">
            <text:p>8</text:p>
          </table:table-cell>
          <table:table-cell table:style-name="ce39" table:number-columns-repeated="3"/>
          <table:table-cell table:number-columns-repeated="2" table:style-name="ce1" office:value-type="string" calcext:value-type="string">
            <text:p>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table:style-name="ce2" table:formula="of:=DEC2BIN([.G76])" office:value-type="string" office:string-value="10011" calcext:value-type="string">
            <text:p>10011</text:p>
          </table:table-cell>
          <table:table-cell table:number-columns-repeated="5"/>
          <table:table-cell table:number-columns-repeated="2" table:style-name="ce29" office:value-type="float" office:value="0" calcext:value-type="float">
            <text:p>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style-name="ce2" table:formula="of:=DEC2BIN([.G77])" office:value-type="string" office:string-value="10100" calcext:value-type="string">
            <text:p>10100</text:p>
          </table:table-cell>
          <table:table-cell table:number-columns-repeated="5"/>
          <table:table-cell table:number-columns-repeated="2" table:style-name="ce29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style-name="ce1" office:value-type="string" calcext:value-type="string">
            <text:p>Y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1"/>
        </table:table-row>
        <table:table-row table:style-name="ro1" table:number-rows-repeated="1048487">
          <table:table-cell table:number-columns-repeated="36"/>
        </table:table-row>
        <table:table-row table:style-name="ro1">
          <table:table-cell table:number-columns-repeated="36"/>
        </table:table-row>
        <calcext:conditional-formats>
          <calcext:conditional-format calcext:target-range-address="v2.P18:v2.P19">
            <calcext:condition calcext:apply-style-name="Untitled1" calcext:value="=&quot;y&quot;" calcext:base-cell-address="v2.P18"/>
            <calcext:condition calcext:apply-style-name="Untitled2" calcext:value="contains-text(0)" calcext:base-cell-address="v2.P18"/>
          </calcext:conditional-format>
          <calcext:conditional-format calcext:target-range-address="v2.K13:v2.P15">
            <calcext:condition calcext:apply-style-name="Untitled1" calcext:value="=&quot;N&quot;" calcext:base-cell-address="v2.K13"/>
            <calcext:condition calcext:apply-style-name="Untitled2" calcext:value="=&quot;C&quot;" calcext:base-cell-address="v2.K13"/>
          </calcext:conditional-format>
          <calcext:conditional-format calcext:target-range-address="v2.K18:v2.K18">
            <calcext:condition calcext:apply-style-name="Untitled1" calcext:value="=&quot;N&quot;" calcext:base-cell-address="v2.K18"/>
            <calcext:condition calcext:apply-style-name="Untitled2" calcext:value="=&quot;C&quot;" calcext:base-cell-address="v2.K18"/>
          </calcext:conditional-format>
          <calcext:conditional-format calcext:target-range-address="v2.K19:v2.K19">
            <calcext:condition calcext:apply-style-name="Untitled1" calcext:value="=&quot;N&quot;" calcext:base-cell-address="v2.K19"/>
            <calcext:condition calcext:apply-style-name="Untitled2" calcext:value="=&quot;C&quot;" calcext:base-cell-address="v2.K19"/>
          </calcext:conditional-format>
          <calcext:conditional-format calcext:target-range-address="v2.L18:v2.L18">
            <calcext:condition calcext:apply-style-name="Untitled1" calcext:value="=&quot;N&quot;" calcext:base-cell-address="v2.L18"/>
            <calcext:condition calcext:apply-style-name="Untitled2" calcext:value="=&quot;C&quot;" calcext:base-cell-address="v2.L18"/>
          </calcext:conditional-format>
          <calcext:conditional-format calcext:target-range-address="v2.L19:v2.L19">
            <calcext:condition calcext:apply-style-name="Untitled1" calcext:value="=&quot;N&quot;" calcext:base-cell-address="v2.L19"/>
            <calcext:condition calcext:apply-style-name="Untitled2" calcext:value="=&quot;C&quot;" calcext:base-cell-address="v2.L19"/>
          </calcext:conditional-format>
          <calcext:conditional-format calcext:target-range-address="v2.K16:v2.K16">
            <calcext:condition calcext:apply-style-name="Untitled1" calcext:value="=&quot;N&quot;" calcext:base-cell-address="v2.K16"/>
            <calcext:condition calcext:apply-style-name="Untitled2" calcext:value="=&quot;C&quot;" calcext:base-cell-address="v2.K16"/>
          </calcext:conditional-format>
          <calcext:conditional-format calcext:target-range-address="v2.L16:v2.L16">
            <calcext:condition calcext:apply-style-name="Untitled1" calcext:value="=&quot;N&quot;" calcext:base-cell-address="v2.L16"/>
            <calcext:condition calcext:apply-style-name="Untitled2" calcext:value="=&quot;C&quot;" calcext:base-cell-address="v2.L16"/>
          </calcext:conditional-format>
          <calcext:conditional-format calcext:target-range-address="v2.P17:v2.P17">
            <calcext:condition calcext:apply-style-name="Untitled1" calcext:value="=&quot;y&quot;" calcext:base-cell-address="v2.P17"/>
            <calcext:condition calcext:apply-style-name="Untitled2" calcext:value="contains-text(0)" calcext:base-cell-address="v2.P17"/>
          </calcext:conditional-format>
          <calcext:conditional-format calcext:target-range-address="v2.K17:v2.K17">
            <calcext:condition calcext:apply-style-name="Untitled1" calcext:value="=&quot;N&quot;" calcext:base-cell-address="v2.K17"/>
            <calcext:condition calcext:apply-style-name="Untitled2" calcext:value="=&quot;C&quot;" calcext:base-cell-address="v2.K17"/>
          </calcext:conditional-format>
          <calcext:conditional-format calcext:target-range-address="v2.L17:v2.L17">
            <calcext:condition calcext:apply-style-name="Untitled1" calcext:value="=&quot;N&quot;" calcext:base-cell-address="v2.L17"/>
            <calcext:condition calcext:apply-style-name="Untitled2" calcext:value="=&quot;C&quot;" calcext:base-cell-address="v2.L17"/>
          </calcext:conditional-format>
          <calcext:conditional-format calcext:target-range-address="v2.M16:v2.O16">
            <calcext:condition calcext:apply-style-name="Untitled1" calcext:value="=&quot;N&quot;" calcext:base-cell-address="v2.M16"/>
            <calcext:condition calcext:apply-style-name="Untitled2" calcext:value="=&quot;C&quot;" calcext:base-cell-address="v2.M16"/>
          </calcext:conditional-format>
          <calcext:conditional-format calcext:target-range-address="v2.M17:v2.O17">
            <calcext:condition calcext:apply-style-name="Untitled1" calcext:value="=&quot;N&quot;" calcext:base-cell-address="v2.M17"/>
            <calcext:condition calcext:apply-style-name="Untitled2" calcext:value="=&quot;C&quot;" calcext:base-cell-address="v2.M17"/>
          </calcext:conditional-format>
          <calcext:conditional-format calcext:target-range-address="v2.M18:v2.M18">
            <calcext:condition calcext:apply-style-name="Untitled1" calcext:value="=&quot;N&quot;" calcext:base-cell-address="v2.M18"/>
            <calcext:condition calcext:apply-style-name="Untitled2" calcext:value="=&quot;C&quot;" calcext:base-cell-address="v2.M18"/>
          </calcext:conditional-format>
          <calcext:conditional-format calcext:target-range-address="v2.M19:v2.M19">
            <calcext:condition calcext:apply-style-name="Untitled1" calcext:value="=&quot;N&quot;" calcext:base-cell-address="v2.M19"/>
            <calcext:condition calcext:apply-style-name="Untitled2" calcext:value="=&quot;C&quot;" calcext:base-cell-address="v2.M19"/>
          </calcext:conditional-format>
          <calcext:conditional-format calcext:target-range-address="v2.W13:v2.Z15">
            <calcext:condition calcext:apply-style-name="Untitled1" calcext:value="=&quot;N&quot;" calcext:base-cell-address="v2.W13"/>
            <calcext:condition calcext:apply-style-name="Untitled2" calcext:value="=&quot;C&quot;" calcext:base-cell-address="v2.W13"/>
          </calcext:conditional-format>
          <calcext:conditional-format calcext:target-range-address="v2.W12:v2.W15">
            <calcext:condition calcext:apply-style-name="Untitled1" calcext:value="=&quot;N&quot;" calcext:base-cell-address="v2.W12"/>
            <calcext:condition calcext:apply-style-name="Untitled2" calcext:value="=&quot;C&quot;" calcext:base-cell-address="v2.W12"/>
          </calcext:conditional-format>
          <calcext:conditional-format calcext:target-range-address="v2.X12:v2.X15">
            <calcext:condition calcext:apply-style-name="Untitled1" calcext:value="=&quot;N&quot;" calcext:base-cell-address="v2.X12"/>
            <calcext:condition calcext:apply-style-name="Untitled2" calcext:value="=&quot;C&quot;" calcext:base-cell-address="v2.X12"/>
          </calcext:conditional-format>
          <calcext:conditional-format calcext:target-range-address="v2.Y12:v2.Z15">
            <calcext:condition calcext:apply-style-name="Untitled1" calcext:value="=&quot;N&quot;" calcext:base-cell-address="v2.Y12"/>
            <calcext:condition calcext:apply-style-name="Untitled2" calcext:value="=&quot;C&quot;" calcext:base-cell-address="v2.Y12"/>
          </calcext:conditional-format>
          <calcext:conditional-format calcext:target-range-address="v2.W17:v2.W18">
            <calcext:condition calcext:apply-style-name="Untitled1" calcext:value="=&quot;N&quot;" calcext:base-cell-address="v2.W17"/>
            <calcext:condition calcext:apply-style-name="Untitled2" calcext:value="=&quot;C&quot;" calcext:base-cell-address="v2.W17"/>
          </calcext:conditional-format>
          <calcext:conditional-format calcext:target-range-address="v2.X17:v2.X18">
            <calcext:condition calcext:apply-style-name="Untitled1" calcext:value="=&quot;N&quot;" calcext:base-cell-address="v2.X17"/>
            <calcext:condition calcext:apply-style-name="Untitled2" calcext:value="=&quot;C&quot;" calcext:base-cell-address="v2.X17"/>
          </calcext:conditional-format>
          <calcext:conditional-format calcext:target-range-address="v2.Y17:v2.Z18">
            <calcext:condition calcext:apply-style-name="Untitled1" calcext:value="=&quot;N&quot;" calcext:base-cell-address="v2.Y17"/>
            <calcext:condition calcext:apply-style-name="Untitled2" calcext:value="=&quot;C&quot;" calcext:base-cell-address="v2.Y17"/>
          </calcext:conditional-format>
          <calcext:conditional-format calcext:target-range-address="v2.W20:v2.W20">
            <calcext:condition calcext:apply-style-name="Untitled1" calcext:value="=&quot;N&quot;" calcext:base-cell-address="v2.W20"/>
            <calcext:condition calcext:apply-style-name="Untitled2" calcext:value="=&quot;C&quot;" calcext:base-cell-address="v2.W20"/>
          </calcext:conditional-format>
          <calcext:conditional-format calcext:target-range-address="v2.X20:v2.X20">
            <calcext:condition calcext:apply-style-name="Untitled1" calcext:value="=&quot;N&quot;" calcext:base-cell-address="v2.X20"/>
            <calcext:condition calcext:apply-style-name="Untitled2" calcext:value="=&quot;C&quot;" calcext:base-cell-address="v2.X20"/>
          </calcext:conditional-format>
          <calcext:conditional-format calcext:target-range-address="v2.Y20:v2.Z20">
            <calcext:condition calcext:apply-style-name="Untitled1" calcext:value="=&quot;N&quot;" calcext:base-cell-address="v2.Y20"/>
            <calcext:condition calcext:apply-style-name="Untitled2" calcext:value="=&quot;C&quot;" calcext:base-cell-address="v2.Y20"/>
          </calcext:conditional-format>
          <calcext:conditional-format calcext:target-range-address="v2.X22:v2.X22">
            <calcext:condition calcext:apply-style-name="Untitled1" calcext:value="=&quot;N&quot;" calcext:base-cell-address="v2.X22"/>
            <calcext:condition calcext:apply-style-name="Untitled2" calcext:value="=&quot;C&quot;" calcext:base-cell-address="v2.X22"/>
          </calcext:conditional-format>
          <calcext:conditional-format calcext:target-range-address="v2.Y22:v2.Y22">
            <calcext:condition calcext:apply-style-name="Untitled1" calcext:value="=&quot;N&quot;" calcext:base-cell-address="v2.Y22"/>
            <calcext:condition calcext:apply-style-name="Untitled2" calcext:value="=&quot;C&quot;" calcext:base-cell-address="v2.Y22"/>
          </calcext:conditional-format>
          <calcext:conditional-format calcext:target-range-address="v2.Z22:v2.Z22">
            <calcext:condition calcext:apply-style-name="Untitled1" calcext:value="=&quot;N&quot;" calcext:base-cell-address="v2.Z22"/>
            <calcext:condition calcext:apply-style-name="Untitled2" calcext:value="=&quot;C&quot;" calcext:base-cell-address="v2.Z22"/>
          </calcext:conditional-format>
          <calcext:conditional-format calcext:target-range-address="v2.W24:v2.W24">
            <calcext:condition calcext:apply-style-name="Untitled1" calcext:value="=&quot;N&quot;" calcext:base-cell-address="v2.W24"/>
            <calcext:condition calcext:apply-style-name="Untitled2" calcext:value="=&quot;C&quot;" calcext:base-cell-address="v2.W24"/>
          </calcext:conditional-format>
          <calcext:conditional-format calcext:target-range-address="v2.X24:v2.X24">
            <calcext:condition calcext:apply-style-name="Untitled1" calcext:value="=&quot;N&quot;" calcext:base-cell-address="v2.X24"/>
            <calcext:condition calcext:apply-style-name="Untitled2" calcext:value="=&quot;C&quot;" calcext:base-cell-address="v2.X24"/>
          </calcext:conditional-format>
          <calcext:conditional-format calcext:target-range-address="v2.Y24:v2.Y24">
            <calcext:condition calcext:apply-style-name="Untitled1" calcext:value="=&quot;N&quot;" calcext:base-cell-address="v2.Y24"/>
            <calcext:condition calcext:apply-style-name="Untitled2" calcext:value="=&quot;C&quot;" calcext:base-cell-address="v2.Y24"/>
          </calcext:conditional-format>
          <calcext:conditional-format calcext:target-range-address="v2.Z24:v2.Z24">
            <calcext:condition calcext:apply-style-name="Untitled1" calcext:value="=&quot;N&quot;" calcext:base-cell-address="v2.Z24"/>
            <calcext:condition calcext:apply-style-name="Untitled2" calcext:value="=&quot;C&quot;" calcext:base-cell-address="v2.Z24"/>
          </calcext:conditional-format>
          <calcext:conditional-format calcext:target-range-address="v2.AA24:v2.AA24">
            <calcext:condition calcext:apply-style-name="Untitled1" calcext:value="=&quot;N&quot;" calcext:base-cell-address="v2.AA24"/>
            <calcext:condition calcext:apply-style-name="Untitled2" calcext:value="=&quot;C&quot;" calcext:base-cell-address="v2.AA24"/>
          </calcext:conditional-format>
          <calcext:conditional-format calcext:target-range-address="v2.AA22:v2.AA22">
            <calcext:condition calcext:apply-style-name="Untitled1" calcext:value="=&quot;N&quot;" calcext:base-cell-address="v2.AA22"/>
            <calcext:condition calcext:apply-style-name="Untitled2" calcext:value="=&quot;C&quot;" calcext:base-cell-address="v2.AA22"/>
          </calcext:conditional-format>
          <calcext:conditional-format calcext:target-range-address="v2.AA20:v2.AA20">
            <calcext:condition calcext:apply-style-name="Untitled1" calcext:value="=&quot;N&quot;" calcext:base-cell-address="v2.AA20"/>
            <calcext:condition calcext:apply-style-name="Untitled2" calcext:value="=&quot;C&quot;" calcext:base-cell-address="v2.AA20"/>
          </calcext:conditional-format>
          <calcext:conditional-format calcext:target-range-address="v2.AA19:v2.AA19">
            <calcext:condition calcext:apply-style-name="Untitled1" calcext:value="=&quot;N&quot;" calcext:base-cell-address="v2.AA19"/>
            <calcext:condition calcext:apply-style-name="Untitled2" calcext:value="=&quot;C&quot;" calcext:base-cell-address="v2.AA19"/>
          </calcext:conditional-format>
          <calcext:conditional-format calcext:target-range-address="v2.AA17:v2.AA17">
            <calcext:condition calcext:apply-style-name="Untitled1" calcext:value="=&quot;N&quot;" calcext:base-cell-address="v2.AA17"/>
            <calcext:condition calcext:apply-style-name="Untitled2" calcext:value="=&quot;C&quot;" calcext:base-cell-address="v2.AA17"/>
          </calcext:conditional-format>
          <calcext:conditional-format calcext:target-range-address="v2.AA16:v2.AA16">
            <calcext:condition calcext:apply-style-name="Untitled1" calcext:value="=&quot;N&quot;" calcext:base-cell-address="v2.AA16"/>
            <calcext:condition calcext:apply-style-name="Untitled2" calcext:value="=&quot;C&quot;" calcext:base-cell-address="v2.AA16"/>
          </calcext:conditional-format>
          <calcext:conditional-format calcext:target-range-address="v2.AA15:v2.AA15">
            <calcext:condition calcext:apply-style-name="Untitled1" calcext:value="=&quot;N&quot;" calcext:base-cell-address="v2.AA15"/>
            <calcext:condition calcext:apply-style-name="Untitled2" calcext:value="=&quot;C&quot;" calcext:base-cell-address="v2.AA15"/>
          </calcext:conditional-format>
          <calcext:conditional-format calcext:target-range-address="v2.AA14:v2.AA14">
            <calcext:condition calcext:apply-style-name="Untitled1" calcext:value="=&quot;N&quot;" calcext:base-cell-address="v2.AA14"/>
            <calcext:condition calcext:apply-style-name="Untitled2" calcext:value="=&quot;C&quot;" calcext:base-cell-address="v2.AA14"/>
          </calcext:conditional-format>
          <calcext:conditional-format calcext:target-range-address="v2.W16:v2.W16">
            <calcext:condition calcext:apply-style-name="Untitled1" calcext:value="=&quot;N&quot;" calcext:base-cell-address="v2.W16"/>
            <calcext:condition calcext:apply-style-name="Untitled2" calcext:value="=&quot;C&quot;" calcext:base-cell-address="v2.W16"/>
          </calcext:conditional-format>
          <calcext:conditional-format calcext:target-range-address="v2.W16:v2.W16">
            <calcext:condition calcext:apply-style-name="Untitled1" calcext:value="=&quot;N&quot;" calcext:base-cell-address="v2.W16"/>
            <calcext:condition calcext:apply-style-name="Untitled2" calcext:value="=&quot;C&quot;" calcext:base-cell-address="v2.W16"/>
          </calcext:conditional-format>
          <calcext:conditional-format calcext:target-range-address="v2.X16:v2.X16">
            <calcext:condition calcext:apply-style-name="Untitled1" calcext:value="=&quot;N&quot;" calcext:base-cell-address="v2.X16"/>
            <calcext:condition calcext:apply-style-name="Untitled2" calcext:value="=&quot;C&quot;" calcext:base-cell-address="v2.X16"/>
          </calcext:conditional-format>
          <calcext:conditional-format calcext:target-range-address="v2.X16:v2.X16">
            <calcext:condition calcext:apply-style-name="Untitled1" calcext:value="=&quot;N&quot;" calcext:base-cell-address="v2.X16"/>
            <calcext:condition calcext:apply-style-name="Untitled2" calcext:value="=&quot;C&quot;" calcext:base-cell-address="v2.X16"/>
          </calcext:conditional-format>
          <calcext:conditional-format calcext:target-range-address="v2.Y16:v2.Y16">
            <calcext:condition calcext:apply-style-name="Untitled1" calcext:value="=&quot;N&quot;" calcext:base-cell-address="v2.Y16"/>
            <calcext:condition calcext:apply-style-name="Untitled2" calcext:value="=&quot;C&quot;" calcext:base-cell-address="v2.Y16"/>
          </calcext:conditional-format>
          <calcext:conditional-format calcext:target-range-address="v2.Y16:v2.Y16">
            <calcext:condition calcext:apply-style-name="Untitled1" calcext:value="=&quot;N&quot;" calcext:base-cell-address="v2.Y16"/>
            <calcext:condition calcext:apply-style-name="Untitled2" calcext:value="=&quot;C&quot;" calcext:base-cell-address="v2.Y16"/>
          </calcext:conditional-format>
          <calcext:conditional-format calcext:target-range-address="v2.Z16:v2.Z16">
            <calcext:condition calcext:apply-style-name="Untitled1" calcext:value="=&quot;N&quot;" calcext:base-cell-address="v2.Z16"/>
            <calcext:condition calcext:apply-style-name="Untitled2" calcext:value="=&quot;C&quot;" calcext:base-cell-address="v2.Z16"/>
          </calcext:conditional-format>
          <calcext:conditional-format calcext:target-range-address="v2.Z16:v2.Z16">
            <calcext:condition calcext:apply-style-name="Untitled1" calcext:value="=&quot;N&quot;" calcext:base-cell-address="v2.Z16"/>
            <calcext:condition calcext:apply-style-name="Untitled2" calcext:value="=&quot;C&quot;" calcext:base-cell-address="v2.Z16"/>
          </calcext:conditional-format>
          <calcext:conditional-format calcext:target-range-address="v2.W19:v2.W19">
            <calcext:condition calcext:apply-style-name="Untitled1" calcext:value="=&quot;N&quot;" calcext:base-cell-address="v2.W19"/>
            <calcext:condition calcext:apply-style-name="Untitled2" calcext:value="=&quot;C&quot;" calcext:base-cell-address="v2.W19"/>
          </calcext:conditional-format>
          <calcext:conditional-format calcext:target-range-address="v2.X19:v2.X19">
            <calcext:condition calcext:apply-style-name="Untitled1" calcext:value="=&quot;N&quot;" calcext:base-cell-address="v2.X19"/>
            <calcext:condition calcext:apply-style-name="Untitled2" calcext:value="=&quot;C&quot;" calcext:base-cell-address="v2.X19"/>
          </calcext:conditional-format>
          <calcext:conditional-format calcext:target-range-address="v2.Y19:v2.Y19">
            <calcext:condition calcext:apply-style-name="Untitled1" calcext:value="=&quot;N&quot;" calcext:base-cell-address="v2.Y19"/>
            <calcext:condition calcext:apply-style-name="Untitled2" calcext:value="=&quot;C&quot;" calcext:base-cell-address="v2.Y19"/>
          </calcext:conditional-format>
          <calcext:conditional-format calcext:target-range-address="v2.Z19:v2.Z19">
            <calcext:condition calcext:apply-style-name="Untitled1" calcext:value="=&quot;N&quot;" calcext:base-cell-address="v2.Z19"/>
            <calcext:condition calcext:apply-style-name="Untitled2" calcext:value="=&quot;C&quot;" calcext:base-cell-address="v2.Z19"/>
          </calcext:conditional-format>
          <calcext:conditional-format calcext:target-range-address="v2.W22:v2.W22">
            <calcext:condition calcext:apply-style-name="Untitled1" calcext:value="=&quot;N&quot;" calcext:base-cell-address="v2.W22"/>
            <calcext:condition calcext:apply-style-name="Untitled2" calcext:value="=&quot;C&quot;" calcext:base-cell-address="v2.W22"/>
          </calcext:conditional-format>
          <calcext:conditional-format calcext:target-range-address="v2.P16:v2.P16">
            <calcext:condition calcext:apply-style-name="Untitled2" calcext:value="contains-text(0)" calcext:base-cell-address="v2.P16"/>
          </calcext:conditional-format>
          <calcext:conditional-format calcext:target-range-address="v2.Q13:v2.Q13">
            <calcext:condition calcext:apply-style-name="Untitled1" calcext:value="=&quot;N&quot;" calcext:base-cell-address="v2.Q13"/>
            <calcext:condition calcext:apply-style-name="Untitled2" calcext:value="=&quot;C&quot;" calcext:base-cell-address="v2.Q13"/>
          </calcext:conditional-format>
          <calcext:conditional-format calcext:target-range-address="v2.Q14:v2.Q14">
            <calcext:condition calcext:apply-style-name="Untitled1" calcext:value="=&quot;N&quot;" calcext:base-cell-address="v2.Q14"/>
            <calcext:condition calcext:apply-style-name="Untitled2" calcext:value="=&quot;C&quot;" calcext:base-cell-address="v2.Q14"/>
          </calcext:conditional-format>
          <calcext:conditional-format calcext:target-range-address="v2.Q15:v2.Q15">
            <calcext:condition calcext:apply-style-name="Untitled1" calcext:value="=&quot;N&quot;" calcext:base-cell-address="v2.Q15"/>
            <calcext:condition calcext:apply-style-name="Untitled2" calcext:value="=&quot;C&quot;" calcext:base-cell-address="v2.Q15"/>
          </calcext:conditional-format>
          <calcext:conditional-format calcext:target-range-address="v2.Q16:v2.Q16">
            <calcext:condition calcext:apply-style-name="Untitled1" calcext:value="=&quot;N&quot;" calcext:base-cell-address="v2.Q16"/>
            <calcext:condition calcext:apply-style-name="Untitled2" calcext:value="=&quot;C&quot;" calcext:base-cell-address="v2.Q16"/>
          </calcext:conditional-format>
          <calcext:conditional-format calcext:target-range-address="v2.Q17:v2.Q17">
            <calcext:condition calcext:apply-style-name="Untitled1" calcext:value="=&quot;N&quot;" calcext:base-cell-address="v2.Q17"/>
            <calcext:condition calcext:apply-style-name="Untitled2" calcext:value="=&quot;C&quot;" calcext:base-cell-address="v2.Q17"/>
          </calcext:conditional-format>
          <calcext:conditional-format calcext:target-range-address="v2.Q18:v2.Q18">
            <calcext:condition calcext:apply-style-name="Untitled1" calcext:value="=&quot;N&quot;" calcext:base-cell-address="v2.Q18"/>
            <calcext:condition calcext:apply-style-name="Untitled2" calcext:value="=&quot;C&quot;" calcext:base-cell-address="v2.Q18"/>
          </calcext:conditional-format>
          <calcext:conditional-format calcext:target-range-address="v2.Q19:v2.Q19">
            <calcext:condition calcext:apply-style-name="Untitled1" calcext:value="=&quot;N&quot;" calcext:base-cell-address="v2.Q19"/>
            <calcext:condition calcext:apply-style-name="Untitled2" calcext:value="=&quot;C&quot;" calcext:base-cell-address="v2.Q19"/>
          </calcext:conditional-format>
          <calcext:conditional-format calcext:target-range-address="v2.Q20:v2.Q20">
            <calcext:condition calcext:apply-style-name="Untitled1" calcext:value="=&quot;N&quot;" calcext:base-cell-address="v2.Q20"/>
            <calcext:condition calcext:apply-style-name="Untitled2" calcext:value="=&quot;C&quot;" calcext:base-cell-address="v2.Q20"/>
          </calcext:conditional-format>
          <calcext:conditional-format calcext:target-range-address="v2.Q21:v2.Q21">
            <calcext:condition calcext:apply-style-name="Untitled1" calcext:value="=&quot;N&quot;" calcext:base-cell-address="v2.Q21"/>
            <calcext:condition calcext:apply-style-name="Untitled2" calcext:value="=&quot;C&quot;" calcext:base-cell-address="v2.Q21"/>
          </calcext:conditional-format>
          <calcext:conditional-format calcext:target-range-address="v2.Q22:v2.Q22">
            <calcext:condition calcext:apply-style-name="Untitled1" calcext:value="=&quot;N&quot;" calcext:base-cell-address="v2.Q22"/>
            <calcext:condition calcext:apply-style-name="Untitled2" calcext:value="=&quot;C&quot;" calcext:base-cell-address="v2.Q22"/>
          </calcext:conditional-format>
          <calcext:conditional-format calcext:target-range-address="v2.N18:v2.N18">
            <calcext:condition calcext:apply-style-name="Untitled1" calcext:value="=&quot;N&quot;" calcext:base-cell-address="v2.N18"/>
            <calcext:condition calcext:apply-style-name="Untitled2" calcext:value="=&quot;C&quot;" calcext:base-cell-address="v2.N18"/>
          </calcext:conditional-format>
          <calcext:conditional-format calcext:target-range-address="v2.O18:v2.O18">
            <calcext:condition calcext:apply-style-name="Untitled1" calcext:value="=&quot;N&quot;" calcext:base-cell-address="v2.O18"/>
            <calcext:condition calcext:apply-style-name="Untitled2" calcext:value="=&quot;C&quot;" calcext:base-cell-address="v2.O18"/>
          </calcext:conditional-format>
          <calcext:conditional-format calcext:target-range-address="v2.N19:v2.N19">
            <calcext:condition calcext:apply-style-name="Untitled1" calcext:value="=&quot;N&quot;" calcext:base-cell-address="v2.N19"/>
            <calcext:condition calcext:apply-style-name="Untitled2" calcext:value="=&quot;C&quot;" calcext:base-cell-address="v2.N19"/>
          </calcext:conditional-format>
          <calcext:conditional-format calcext:target-range-address="v2.O19:v2.O19">
            <calcext:condition calcext:apply-style-name="Untitled1" calcext:value="=&quot;N&quot;" calcext:base-cell-address="v2.O19"/>
            <calcext:condition calcext:apply-style-name="Untitled2" calcext:value="=&quot;C&quot;" calcext:base-cell-address="v2.O19"/>
          </calcext:conditional-format>
        </calcext:conditional-formats>
      </table:table>
      <table:named-expressions/>
      <table:database-ranges>
        <table:database-range table:name="__Anonymous_Sheet_DB__0" table:target-range-address="v3.Y5:v3.AB1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v1.AC12:v1.AF19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v2.AD12:v2.AG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0" loext:min-decimal-places="0" number:min-integer-digits="0"/>
    </number:number-style>
    <number:text-style style:name="N111">
      <number:text-content/>
      <number:text-content/>
      <number:text-content/>
      <number:text-content/>
      <number:text-content/>
      <number:text-content/>
      <number:text-content/>
      <number:text-content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6b6b"/>
      <style:text-properties fo:color="#ffff00"/>
    </style:style>
    <style:style style:name="Untitled2" style:family="table-cell" style:parent-style-name="Default">
      <style:table-cell-properties fo:background-color="#0084d1"/>
      <style:text-properties fo:color="#ffffff"/>
    </style:style>
    <style:style style:name="Untitled3" style:family="table-cell" style:parent-style-name="Default">
      <style:table-cell-properties fo:background-color="#94bd5e"/>
    </style:style>
    <style:style style:name="Untitled4" style:family="table-cell" style:parent-style-name="Default">
      <style:table-cell-properties fo:background-color="#7da647"/>
    </style:style>
    <style:style style:name="Untitled5" style:family="table-cell" style:parent-style-name="Default">
      <style:table-cell-properties fo:background-color="#5c8526"/>
    </style:style>
    <style:style style:name="Untitled6" style:family="table-cell" style:parent-style-name="Default">
      <style:table-cell-properties fo:background-color="#355e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00/00/00</text:date>, <text:time style:data-style-name="N2" text:time-value="19:41:32.2582978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nn </meta:initial-creator>
    <meta:creation-date>2017-10-02T11:00:37.404713124</meta:creation-date>
    <dc:date>2017-10-02T21:06:41.360798524</dc:date>
    <dc:creator>donn </dc:creator>
    <meta:editing-duration>PT7H5M13S</meta:editing-duration>
    <meta:editing-cycles>129</meta:editing-cycles>
    <meta:generator>LibreOffice/5.1.6.2$Linux_X86_64 LibreOffice_project/10m0$Build-2</meta:generator>
    <meta:document-statistic meta:table-count="3" meta:cell-count="1518" meta:object-count="0"/>
  </office:meta>
</office:document-meta>
</file>